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84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461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4.842cm"/>
    </style:style>
    <style:style style:name="co7" style:family="table-column">
      <style:table-column-properties fo:break-before="auto" style:column-width="3.796cm"/>
    </style:style>
    <style:style style:name="co8" style:family="table-column">
      <style:table-column-properties fo:break-before="auto" style:column-width="3.66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196cm"/>
    </style:style>
    <style:style style:name="co11" style:family="table-column">
      <style:table-column-properties fo:break-before="auto" style:column-width="3.441cm"/>
    </style:style>
    <style:style style:name="co12" style:family="table-column">
      <style:table-column-properties fo:break-before="auto" style:column-width="2.485cm"/>
    </style:style>
    <style:style style:name="co13" style:family="table-column">
      <style:table-column-properties fo:break-before="auto" style:column-width="3.251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mediciones_5f_grasp.xl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Gnumeric-default">
      <style:text-properties style:font-name="Sans" style:font-name-asian="WenQuanYi Micro Hei" style:font-name-complex="FreeSan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mediciones_grasp.xl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41" table:default-cell-style-name="Default"/>
        <table:table-row table:style-name="ro1">
          <table:table-cell table:style-name="Gnumeric-default" office:value-type="string" calcext:value-type="string">
            <text:p>tamaño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tiempo(ns)</text:p>
          </table:table-cell>
          <table:table-cell table:style-name="Gnumeric-default" office:value-type="string" calcext:value-type="string">
            <text:p>constantizado</text:p>
          </table:table-cell>
          <table:table-cell table:style-name="Gnumeric-default" office:value-type="string" calcext:value-type="string">
            <text:p>linealizado</text:p>
          </table:table-cell>
          <table:table-cell table:style-name="Gnumeric-default"/>
          <table:table-cell table:style-name="Gnumeric-default" office:value-type="string" calcext:value-type="string">
            <text:p>Densidad 100</text:p>
          </table:table-cell>
          <table:table-cell table:style-name="Gnumeric-default" office:value-type="string" calcext:value-type="string">
            <text:p>Densidad 80</text:p>
          </table:table-cell>
          <table:table-cell table:style-name="Gnumeric-default" office:value-type="string" calcext:value-type="string">
            <text:p>Densidad 60</text:p>
          </table:table-cell>
          <table:table-cell table:style-name="Gnumeric-default" office:value-type="string" calcext:value-type="string">
            <text:p>Densidad 40</text:p>
          </table:table-cell>
          <table:table-cell table:style-name="Gnumeric-default" office:value-type="string" calcext:value-type="string">
            <text:p>Densidad 100</text:p>
          </table:table-cell>
          <table:table-cell table:style-name="Gnumeric-default" office:value-type="string" calcext:value-type="string">
            <text:p>Densidad 80</text:p>
          </table:table-cell>
          <table:table-cell table:style-name="Gnumeric-default" office:value-type="string" calcext:value-type="string">
            <text:p>Densidad 60</text:p>
          </table:table-cell>
          <table:table-cell table:style-name="Gnumeric-default" office:value-type="string" calcext:value-type="string">
            <text:p>Densidad 40</text:p>
          </table:table-cell>
          <table:table-cell table:style-name="Gnumeric-default" table:number-columns-repeated="241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Gnumeric-default" office:value-type="float" office:value="2" calcext:value-type="float">
            <text:p>2</text:p>
          </table:table-cell>
          <table:table-cell table:style-name="Gnumeric-default" table:number-columns-repeated="2"/>
          <table:table-cell table:style-name="Gnumeric-default" office:value-type="float" office:value="80120" calcext:value-type="float">
            <text:p>80120</text:p>
          </table:table-cell>
          <table:table-cell table:style-name="Gnumeric-default" table:formula="of:=[.D6]/([.A6]*[.A6]*[.A6]*LOG([.A6];2))" office:value-type="float" office:value="10015" calcext:value-type="float">
            <text:p>10015</text:p>
          </table:table-cell>
          <table:table-cell table:style-name="ce2" table:formula="of:=[.D6]/([.A6]*[.A6])" office:value-type="float" office:value="20030" calcext:value-type="float">
            <text:p>20030</text:p>
          </table:table-cell>
          <table:table-cell table:style-name="Gnumeric-default"/>
          <table:table-cell table:style-name="Gnumeric-default" office:value-type="float" office:value="128798" calcext:value-type="float">
            <text:p>128798</text:p>
          </table:table-cell>
          <table:table-cell table:style-name="Gnumeric-default" office:value-type="float" office:value="90653" calcext:value-type="float">
            <text:p>90653</text:p>
          </table:table-cell>
          <table:table-cell table:style-name="Gnumeric-default" office:value-type="float" office:value="79031" calcext:value-type="float">
            <text:p>79031</text:p>
          </table:table-cell>
          <table:table-cell table:style-name="Gnumeric-default" office:value-type="float" office:value="70701" calcext:value-type="float">
            <text:p>70701</text:p>
          </table:table-cell>
          <table:table-cell table:style-name="Gnumeric-default" table:formula="of:=LOG([.H6];10)" office:value-type="float" office:value="5.1099091192683" calcext:value-type="float">
            <text:p>5,1099091192683</text:p>
          </table:table-cell>
          <table:table-cell table:style-name="Gnumeric-default" table:formula="of:=LOG([.I6];10)" office:value-type="float" office:value="4.95738218087375" calcext:value-type="float">
            <text:p>4,9573821808738</text:p>
          </table:table-cell>
          <table:table-cell table:style-name="Gnumeric-default" table:formula="of:=LOG([.J6];10)" office:value-type="float" office:value="4.89779747721614" calcext:value-type="float">
            <text:p>4,8977974772161</text:p>
          </table:table-cell>
          <table:table-cell table:style-name="Gnumeric-default" table:formula="of:=LOG([.K6];10)" office:value-type="float" office:value="4.84942555653255" calcext:value-type="float">
            <text:p>4,8494255565326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3" calcext:value-type="float">
            <text:p>3</text:p>
          </table:table-cell>
          <table:table-cell table:style-name="Gnumeric-default" table:number-columns-repeated="2"/>
          <table:table-cell table:style-name="Gnumeric-default" office:value-type="float" office:value="258193" calcext:value-type="float">
            <text:p>258193</text:p>
          </table:table-cell>
          <table:table-cell table:style-name="Gnumeric-default" table:formula="of:=[.D7]/([.A7]*[.A7]*[.A7]*LOG([.A7];2))" office:value-type="float" office:value="6033.39429125464" calcext:value-type="float">
            <text:p>6033,39429125464</text:p>
          </table:table-cell>
          <table:table-cell table:style-name="ce2" table:formula="of:=[.D7]/([.A7]*[.A7])" office:value-type="float" office:value="28688.1111111111" calcext:value-type="float">
            <text:p>28688,1111111111</text:p>
          </table:table-cell>
          <table:table-cell table:style-name="Gnumeric-default"/>
          <table:table-cell table:style-name="Gnumeric-default" office:value-type="float" office:value="249418" calcext:value-type="float">
            <text:p>249418</text:p>
          </table:table-cell>
          <table:table-cell table:style-name="Gnumeric-default" office:value-type="float" office:value="221635" calcext:value-type="float">
            <text:p>221635</text:p>
          </table:table-cell>
          <table:table-cell table:style-name="Gnumeric-default" office:value-type="float" office:value="188397" calcext:value-type="float">
            <text:p>188397</text:p>
          </table:table-cell>
          <table:table-cell table:style-name="Gnumeric-default" office:value-type="float" office:value="86207" calcext:value-type="float">
            <text:p>86207</text:p>
          </table:table-cell>
          <table:table-cell table:style-name="Gnumeric-default" table:formula="of:=LOG([.H7];10)" office:value-type="float" office:value="5.39692779244079" calcext:value-type="float">
            <text:p>5,3969277924408</text:p>
          </table:table-cell>
          <table:table-cell table:style-name="Gnumeric-default" table:formula="of:=LOG([.I7];10)" office:value-type="float" office:value="5.3456383440826" calcext:value-type="float">
            <text:p>5,3456383440826</text:p>
          </table:table-cell>
          <table:table-cell table:style-name="Gnumeric-default" table:formula="of:=LOG([.J7];10)" office:value-type="float" office:value="5.27507398288457" calcext:value-type="float">
            <text:p>5,2750739828846</text:p>
          </table:table-cell>
          <table:table-cell table:style-name="Gnumeric-default" table:formula="of:=LOG([.K7];10)" office:value-type="float" office:value="4.93554253192615" calcext:value-type="float">
            <text:p>4,9355425319262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4" calcext:value-type="float">
            <text:p>4</text:p>
          </table:table-cell>
          <table:table-cell table:style-name="Gnumeric-default" table:number-columns-repeated="2"/>
          <table:table-cell table:style-name="Gnumeric-default" office:value-type="float" office:value="4948" calcext:value-type="float">
            <text:p>4948</text:p>
          </table:table-cell>
          <table:table-cell table:style-name="Gnumeric-default" table:formula="of:=[.D8]/([.A8]*[.A8]*[.A8]*LOG([.A8];2))" office:value-type="float" office:value="38.65625" calcext:value-type="float">
            <text:p>38,65625</text:p>
          </table:table-cell>
          <table:table-cell table:style-name="ce2" table:formula="of:=[.D8]/([.A8]*[.A8])" office:value-type="float" office:value="309.25" calcext:value-type="float">
            <text:p>309,25</text:p>
          </table:table-cell>
          <table:table-cell table:style-name="Gnumeric-default"/>
          <table:table-cell table:style-name="Gnumeric-default" office:value-type="float" office:value="5445" calcext:value-type="float">
            <text:p>5445</text:p>
          </table:table-cell>
          <table:table-cell table:style-name="Gnumeric-default" office:value-type="float" office:value="90939" calcext:value-type="float">
            <text:p>90939</text:p>
          </table:table-cell>
          <table:table-cell table:style-name="Gnumeric-default" office:value-type="float" office:value="88409" calcext:value-type="float">
            <text:p>88409</text:p>
          </table:table-cell>
          <table:table-cell table:style-name="Gnumeric-default" office:value-type="float" office:value="93603" calcext:value-type="float">
            <text:p>93603</text:p>
          </table:table-cell>
          <table:table-cell table:style-name="Gnumeric-default" table:formula="of:=LOG([.H8];10)" office:value-type="float" office:value="3.73599788409179" calcext:value-type="float">
            <text:p>3,7359978840918</text:p>
          </table:table-cell>
          <table:table-cell table:style-name="Gnumeric-default" table:formula="of:=LOG([.I8];10)" office:value-type="float" office:value="4.95875017422724" calcext:value-type="float">
            <text:p>4,9587501742272</text:p>
          </table:table-cell>
          <table:table-cell table:style-name="Gnumeric-default" table:formula="of:=LOG([.J8];10)" office:value-type="float" office:value="4.94649647826399" calcext:value-type="float">
            <text:p>4,946496478264</text:p>
          </table:table-cell>
          <table:table-cell table:style-name="Gnumeric-default" table:formula="of:=LOG([.K8];10)" office:value-type="float" office:value="4.97128976820997" calcext:value-type="float">
            <text:p>4,97128976821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2"/>
          <table:table-cell table:style-name="Gnumeric-default" office:value-type="float" office:value="242158" calcext:value-type="float">
            <text:p>242158</text:p>
          </table:table-cell>
          <table:table-cell table:style-name="Gnumeric-default" table:formula="of:=[.D9]/([.A9]*[.A9]*[.A9]*LOG([.A9];2))" office:value-type="float" office:value="834.334191599494" calcext:value-type="float">
            <text:p>834,334191599494</text:p>
          </table:table-cell>
          <table:table-cell table:style-name="ce2" table:formula="of:=[.D9]/([.A9]*[.A9])" office:value-type="float" office:value="9686.32" calcext:value-type="float">
            <text:p>9686,32</text:p>
          </table:table-cell>
          <table:table-cell table:style-name="Gnumeric-default"/>
          <table:table-cell table:style-name="Gnumeric-default" office:value-type="float" office:value="240199" calcext:value-type="float">
            <text:p>240199</text:p>
          </table:table-cell>
          <table:table-cell table:style-name="Gnumeric-default" office:value-type="float" office:value="213430" calcext:value-type="float">
            <text:p>213430</text:p>
          </table:table-cell>
          <table:table-cell table:style-name="Gnumeric-default" office:value-type="float" office:value="453526" calcext:value-type="float">
            <text:p>453526</text:p>
          </table:table-cell>
          <table:table-cell table:style-name="Gnumeric-default" office:value-type="float" office:value="118283" calcext:value-type="float">
            <text:p>118283</text:p>
          </table:table-cell>
          <table:table-cell table:style-name="Gnumeric-default" table:formula="of:=LOG([.H9];10)" office:value-type="float" office:value="5.38057119500949" calcext:value-type="float">
            <text:p>5,3805711950095</text:p>
          </table:table-cell>
          <table:table-cell table:style-name="Gnumeric-default" table:formula="of:=LOG([.I9];10)" office:value-type="float" office:value="5.32925546437964" calcext:value-type="float">
            <text:p>5,3292554643796</text:p>
          </table:table-cell>
          <table:table-cell table:style-name="Gnumeric-default" table:formula="of:=LOG([.J9];10)" office:value-type="float" office:value="5.65660218959425" calcext:value-type="float">
            <text:p>5,6566021895943</text:p>
          </table:table-cell>
          <table:table-cell table:style-name="Gnumeric-default" table:formula="of:=LOG([.K9];10)" office:value-type="float" office:value="5.07292233096165" calcext:value-type="float">
            <text:p>5,0729223309617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6" calcext:value-type="float">
            <text:p>6</text:p>
          </table:table-cell>
          <table:table-cell table:style-name="Gnumeric-default" table:number-columns-repeated="2"/>
          <table:table-cell table:style-name="Gnumeric-default" office:value-type="float" office:value="513094" calcext:value-type="float">
            <text:p>513094</text:p>
          </table:table-cell>
          <table:table-cell table:style-name="Gnumeric-default" table:formula="of:=[.D10]/([.A10]*[.A10]*[.A10]*LOG([.A10];2))" office:value-type="float" office:value="918.943769792592" calcext:value-type="float">
            <text:p>918,943769792592</text:p>
          </table:table-cell>
          <table:table-cell table:style-name="ce2" table:formula="of:=[.D10]/([.A10]*[.A10])" office:value-type="float" office:value="14252.6111111111" calcext:value-type="float">
            <text:p>14252,6111111111</text:p>
          </table:table-cell>
          <table:table-cell table:style-name="Gnumeric-default"/>
          <table:table-cell table:style-name="Gnumeric-default" office:value-type="float" office:value="557815" calcext:value-type="float">
            <text:p>557815</text:p>
          </table:table-cell>
          <table:table-cell table:style-name="Gnumeric-default" office:value-type="float" office:value="725857" calcext:value-type="float">
            <text:p>725857</text:p>
          </table:table-cell>
          <table:table-cell table:style-name="Gnumeric-default" office:value-type="float" office:value="129179" calcext:value-type="float">
            <text:p>129179</text:p>
          </table:table-cell>
          <table:table-cell table:style-name="Gnumeric-default" office:value-type="float" office:value="9321" calcext:value-type="float">
            <text:p>9321</text:p>
          </table:table-cell>
          <table:table-cell table:style-name="Gnumeric-default" table:formula="of:=LOG([.H10];10)" office:value-type="float" office:value="5.74649018854179" calcext:value-type="float">
            <text:p>5,7464901885418</text:p>
          </table:table-cell>
          <table:table-cell table:style-name="Gnumeric-default" table:formula="of:=LOG([.I10];10)" office:value-type="float" office:value="5.86085106942182" calcext:value-type="float">
            <text:p>5,8608510694218</text:p>
          </table:table-cell>
          <table:table-cell table:style-name="Gnumeric-default" table:formula="of:=LOG([.J10];10)" office:value-type="float" office:value="5.1111919182613" calcext:value-type="float">
            <text:p>5,1111919182613</text:p>
          </table:table-cell>
          <table:table-cell table:style-name="Gnumeric-default" table:formula="of:=LOG([.K10];10)" office:value-type="float" office:value="3.96946250797464" calcext:value-type="float">
            <text:p>3,9694625079746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7" calcext:value-type="float">
            <text:p>7</text:p>
          </table:table-cell>
          <table:table-cell table:style-name="Gnumeric-default" table:number-columns-repeated="2"/>
          <table:table-cell table:style-name="Gnumeric-default" office:value-type="float" office:value="456523" calcext:value-type="float">
            <text:p>456523</text:p>
          </table:table-cell>
          <table:table-cell table:style-name="Gnumeric-default" table:formula="of:=[.D11]/([.A11]*[.A11]*[.A11]*LOG([.A11];2))" office:value-type="float" office:value="474.101380991591" calcext:value-type="float">
            <text:p>474,101380991591</text:p>
          </table:table-cell>
          <table:table-cell table:style-name="ce2" table:formula="of:=[.D11]/([.A11]*[.A11])" office:value-type="float" office:value="9316.79591836735" calcext:value-type="float">
            <text:p>9316,79591836735</text:p>
          </table:table-cell>
          <table:table-cell table:style-name="Gnumeric-default"/>
          <table:table-cell table:style-name="Gnumeric-default" office:value-type="float" office:value="461651" calcext:value-type="float">
            <text:p>461651</text:p>
          </table:table-cell>
          <table:table-cell table:style-name="Gnumeric-default" office:value-type="float" office:value="262394" calcext:value-type="float">
            <text:p>262394</text:p>
          </table:table-cell>
          <table:table-cell table:style-name="Gnumeric-default" office:value-type="float" office:value="617422" calcext:value-type="float">
            <text:p>617422</text:p>
          </table:table-cell>
          <table:table-cell table:style-name="Gnumeric-default" office:value-type="float" office:value="575255" calcext:value-type="float">
            <text:p>575255</text:p>
          </table:table-cell>
          <table:table-cell table:style-name="Gnumeric-default" table:formula="of:=LOG([.H11];10)" office:value-type="float" office:value="5.66431378063965" calcext:value-type="float">
            <text:p>5,6643137806397</text:p>
          </table:table-cell>
          <table:table-cell table:style-name="Gnumeric-default" table:formula="of:=LOG([.I11];10)" office:value-type="float" office:value="5.41895390007602" calcext:value-type="float">
            <text:p>5,418953900076</text:p>
          </table:table-cell>
          <table:table-cell table:style-name="Gnumeric-default" table:formula="of:=LOG([.J11];10)" office:value-type="float" office:value="5.79058210021633" calcext:value-type="float">
            <text:p>5,7905821002163</text:p>
          </table:table-cell>
          <table:table-cell table:style-name="Gnumeric-default" table:formula="of:=LOG([.K11];10)" office:value-type="float" office:value="5.7598604021568" calcext:value-type="float">
            <text:p>5,7598604021568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8" calcext:value-type="float">
            <text:p>8</text:p>
          </table:table-cell>
          <table:table-cell table:style-name="Gnumeric-default" table:number-columns-repeated="2"/>
          <table:table-cell table:style-name="Gnumeric-default" office:value-type="float" office:value="335540" calcext:value-type="float">
            <text:p>335540</text:p>
          </table:table-cell>
          <table:table-cell table:style-name="Gnumeric-default" table:formula="of:=[.D12]/([.A12]*[.A12]*[.A12]*LOG([.A12];2))" office:value-type="float" office:value="218.450520833333" calcext:value-type="float">
            <text:p>218,450520833333</text:p>
          </table:table-cell>
          <table:table-cell table:style-name="ce2" table:formula="of:=[.D12]/([.A12]*[.A12])" office:value-type="float" office:value="5242.8125" calcext:value-type="float">
            <text:p>5242,8125</text:p>
          </table:table-cell>
          <table:table-cell table:style-name="Gnumeric-default"/>
          <table:table-cell table:style-name="Gnumeric-default" office:value-type="float" office:value="330052" calcext:value-type="float">
            <text:p>330052</text:p>
          </table:table-cell>
          <table:table-cell table:style-name="Gnumeric-default" office:value-type="float" office:value="658312" calcext:value-type="float">
            <text:p>658312</text:p>
          </table:table-cell>
          <table:table-cell table:style-name="Gnumeric-default" office:value-type="float" office:value="542651" calcext:value-type="float">
            <text:p>542651</text:p>
          </table:table-cell>
          <table:table-cell table:style-name="Gnumeric-default" office:value-type="float" office:value="568228" calcext:value-type="float">
            <text:p>568228</text:p>
          </table:table-cell>
          <table:table-cell table:style-name="Gnumeric-default" table:formula="of:=LOG([.H12];10)" office:value-type="float" office:value="5.51858236876866" calcext:value-type="float">
            <text:p>5,5185823687687</text:p>
          </table:table-cell>
          <table:table-cell table:style-name="Gnumeric-default" table:formula="of:=LOG([.I12];10)" office:value-type="float" office:value="5.81843177167461" calcext:value-type="float">
            <text:p>5,8184317716746</text:p>
          </table:table-cell>
          <table:table-cell table:style-name="Gnumeric-default" table:formula="of:=LOG([.J12];10)" office:value-type="float" office:value="5.73452060766688" calcext:value-type="float">
            <text:p>5,7345206076669</text:p>
          </table:table-cell>
          <table:table-cell table:style-name="Gnumeric-default" table:formula="of:=LOG([.K12];10)" office:value-type="float" office:value="5.75452263020685" calcext:value-type="float">
            <text:p>5,7545226302069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9" calcext:value-type="float">
            <text:p>9</text:p>
          </table:table-cell>
          <table:table-cell table:style-name="Gnumeric-default" table:number-columns-repeated="2"/>
          <table:table-cell table:style-name="Gnumeric-default" office:value-type="float" office:value="886749" calcext:value-type="float">
            <text:p>886749</text:p>
          </table:table-cell>
          <table:table-cell table:style-name="Gnumeric-default" table:formula="of:=[.D13]/([.A13]*[.A13]*[.A13]*LOG([.A13];2))" office:value-type="float" office:value="383.728620061548" calcext:value-type="float">
            <text:p>383,728620061548</text:p>
          </table:table-cell>
          <table:table-cell table:style-name="ce2" table:formula="of:=[.D13]/([.A13]*[.A13])" office:value-type="float" office:value="10947.5185185185" calcext:value-type="float">
            <text:p>10947,5185185185</text:p>
          </table:table-cell>
          <table:table-cell table:style-name="Gnumeric-default"/>
          <table:table-cell table:style-name="Gnumeric-default" office:value-type="float" office:value="850808" calcext:value-type="float">
            <text:p>850808</text:p>
          </table:table-cell>
          <table:table-cell table:style-name="Gnumeric-default" office:value-type="float" office:value="730186" calcext:value-type="float">
            <text:p>730186</text:p>
          </table:table-cell>
          <table:table-cell table:style-name="Gnumeric-default" office:value-type="float" office:value="813949" calcext:value-type="float">
            <text:p>813949</text:p>
          </table:table-cell>
          <table:table-cell table:style-name="Gnumeric-default" office:value-type="float" office:value="208930" calcext:value-type="float">
            <text:p>208930</text:p>
          </table:table-cell>
          <table:table-cell table:style-name="Gnumeric-default" table:formula="of:=LOG([.H13];10)" office:value-type="float" office:value="5.92983156484555" calcext:value-type="float">
            <text:p>5,9298315648456</text:p>
          </table:table-cell>
          <table:table-cell table:style-name="Gnumeric-default" table:formula="of:=LOG([.I13];10)" office:value-type="float" office:value="5.86343350187989" calcext:value-type="float">
            <text:p>5,8634335018799</text:p>
          </table:table-cell>
          <table:table-cell table:style-name="Gnumeric-default" table:formula="of:=LOG([.J13];10)" office:value-type="float" office:value="5.91059719394023" calcext:value-type="float">
            <text:p>5,9105971939402</text:p>
          </table:table-cell>
          <table:table-cell table:style-name="Gnumeric-default" table:formula="of:=LOG([.K13];10)" office:value-type="float" office:value="5.32000080426473" calcext:value-type="float">
            <text:p>5,3200008042647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10" calcext:value-type="float">
            <text:p>10</text:p>
          </table:table-cell>
          <table:table-cell table:style-name="Gnumeric-default" table:number-columns-repeated="2"/>
          <table:table-cell table:style-name="Gnumeric-default" office:value-type="float" office:value="308309" calcext:value-type="float">
            <text:p>308309</text:p>
          </table:table-cell>
          <table:table-cell table:style-name="Gnumeric-default" table:formula="of:=[.D14]/([.A14]*[.A14]*[.A14]*LOG([.A14];2))" office:value-type="float" office:value="92.8102569331664" calcext:value-type="float">
            <text:p>92,8102569331664</text:p>
          </table:table-cell>
          <table:table-cell table:style-name="ce2" table:formula="of:=[.D14]/([.A14]*[.A14])" office:value-type="float" office:value="3083.09" calcext:value-type="float">
            <text:p>3083,09</text:p>
          </table:table-cell>
          <table:table-cell table:style-name="Gnumeric-default"/>
          <table:table-cell table:style-name="Gnumeric-default" office:value-type="float" office:value="312559" calcext:value-type="float">
            <text:p>312559</text:p>
          </table:table-cell>
          <table:table-cell table:style-name="Gnumeric-default" office:value-type="float" office:value="836683" calcext:value-type="float">
            <text:p>836683</text:p>
          </table:table-cell>
          <table:table-cell table:style-name="Gnumeric-default" office:value-type="float" office:value="1213527" calcext:value-type="float">
            <text:p>1213527</text:p>
          </table:table-cell>
          <table:table-cell table:style-name="Gnumeric-default" office:value-type="float" office:value="612024" calcext:value-type="float">
            <text:p>612024</text:p>
          </table:table-cell>
          <table:table-cell table:style-name="Gnumeric-default" table:formula="of:=LOG([.H14];10)" office:value-type="float" office:value="5.49493200873894" calcext:value-type="float">
            <text:p>5,494932008739</text:p>
          </table:table-cell>
          <table:table-cell table:style-name="Gnumeric-default" table:formula="of:=LOG([.I14];10)" office:value-type="float" office:value="5.92256094493743" calcext:value-type="float">
            <text:p>5,9225609449374</text:p>
          </table:table-cell>
          <table:table-cell table:style-name="Gnumeric-default" table:formula="of:=LOG([.J14];10)" office:value-type="float" office:value="6.08404944347847" calcext:value-type="float">
            <text:p>6,0840494434785</text:p>
          </table:table-cell>
          <table:table-cell table:style-name="Gnumeric-default" table:formula="of:=LOG([.K14];10)" office:value-type="float" office:value="5.78676845296778" calcext:value-type="float">
            <text:p>5,7867684529678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11" calcext:value-type="float">
            <text:p>11</text:p>
          </table:table-cell>
          <table:table-cell table:style-name="Gnumeric-default" table:number-columns-repeated="2"/>
          <table:table-cell table:style-name="Gnumeric-default" office:value-type="float" office:value="1255340" calcext:value-type="float">
            <text:p>1255340</text:p>
          </table:table-cell>
          <table:table-cell table:style-name="Gnumeric-default" table:formula="of:=[.D15]/([.A15]*[.A15]*[.A15]*LOG([.A15];2))" office:value-type="float" office:value="272.633087205032" calcext:value-type="float">
            <text:p>272,633087205032</text:p>
          </table:table-cell>
          <table:table-cell table:style-name="ce2" table:formula="of:=[.D15]/([.A15]*[.A15])" office:value-type="float" office:value="10374.7107438017" calcext:value-type="float">
            <text:p>10374,7107438017</text:p>
          </table:table-cell>
          <table:table-cell table:style-name="Gnumeric-default"/>
          <table:table-cell table:style-name="Gnumeric-default" office:value-type="float" office:value="1326891" calcext:value-type="float">
            <text:p>1326891</text:p>
          </table:table-cell>
          <table:table-cell table:style-name="Gnumeric-default" office:value-type="float" office:value="1408090" calcext:value-type="float">
            <text:p>1408090</text:p>
          </table:table-cell>
          <table:table-cell table:style-name="Gnumeric-default" office:value-type="float" office:value="1186578" calcext:value-type="float">
            <text:p>1186578</text:p>
          </table:table-cell>
          <table:table-cell table:style-name="Gnumeric-default" office:value-type="float" office:value="841922" calcext:value-type="float">
            <text:p>841922</text:p>
          </table:table-cell>
          <table:table-cell table:style-name="Gnumeric-default" table:formula="of:=LOG([.H15];10)" office:value-type="float" office:value="6.12283524837852" calcext:value-type="float">
            <text:p>6,1228352483785</text:p>
          </table:table-cell>
          <table:table-cell table:style-name="Gnumeric-default" table:formula="of:=LOG([.I15];10)" office:value-type="float" office:value="6.14863041421959" calcext:value-type="float">
            <text:p>6,1486304142196</text:p>
          </table:table-cell>
          <table:table-cell table:style-name="Gnumeric-default" table:formula="of:=LOG([.J15];10)" office:value-type="float" office:value="6.07429629194752" calcext:value-type="float">
            <text:p>6,0742962919475</text:p>
          </table:table-cell>
          <table:table-cell table:style-name="Gnumeric-default" table:formula="of:=LOG([.K15];10)" office:value-type="float" office:value="5.92527185808075" calcext:value-type="float">
            <text:p>5,9252718580808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12" calcext:value-type="float">
            <text:p>12</text:p>
          </table:table-cell>
          <table:table-cell table:style-name="Gnumeric-default" table:number-columns-repeated="2"/>
          <table:table-cell table:style-name="Gnumeric-default" office:value-type="float" office:value="1906993" calcext:value-type="float">
            <text:p>1906993</text:p>
          </table:table-cell>
          <table:table-cell table:style-name="Gnumeric-default" table:formula="of:=[.D16]/([.A16]*[.A16]*[.A16]*LOG([.A16];2))" office:value-type="float" office:value="307.836947196808" calcext:value-type="float">
            <text:p>307,836947196808</text:p>
          </table:table-cell>
          <table:table-cell table:style-name="ce2" table:formula="of:=[.D16]/([.A16]*[.A16])" office:value-type="float" office:value="13243.0069444444" calcext:value-type="float">
            <text:p>13243,0069444444</text:p>
          </table:table-cell>
          <table:table-cell table:style-name="Gnumeric-default"/>
          <table:table-cell table:style-name="Gnumeric-default" office:value-type="float" office:value="2068241" calcext:value-type="float">
            <text:p>2068241</text:p>
          </table:table-cell>
          <table:table-cell table:style-name="Gnumeric-default" office:value-type="float" office:value="1859139" calcext:value-type="float">
            <text:p>1859139</text:p>
          </table:table-cell>
          <table:table-cell table:style-name="Gnumeric-default" office:value-type="float" office:value="1703735" calcext:value-type="float">
            <text:p>1703735</text:p>
          </table:table-cell>
          <table:table-cell table:style-name="Gnumeric-default" office:value-type="float" office:value="2002413" calcext:value-type="float">
            <text:p>2002413</text:p>
          </table:table-cell>
          <table:table-cell table:style-name="Gnumeric-default" table:formula="of:=LOG([.H16];10)" office:value-type="float" office:value="6.31560114316074" calcext:value-type="float">
            <text:p>6,3156011431607</text:p>
          </table:table-cell>
          <table:table-cell table:style-name="Gnumeric-default" table:formula="of:=LOG([.I16];10)" office:value-type="float" office:value="6.26931186135675" calcext:value-type="float">
            <text:p>6,2693118613568</text:p>
          </table:table-cell>
          <table:table-cell table:style-name="Gnumeric-default" table:formula="of:=LOG([.J16];10)" office:value-type="float" office:value="6.23140204525012" calcext:value-type="float">
            <text:p>6,2314020452501</text:p>
          </table:table-cell>
          <table:table-cell table:style-name="Gnumeric-default" table:formula="of:=LOG([.K16];10)" office:value-type="float" office:value="6.30155365612171" calcext:value-type="float">
            <text:p>6,3015536561217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13" calcext:value-type="float">
            <text:p>13</text:p>
          </table:table-cell>
          <table:table-cell table:style-name="Gnumeric-default" table:number-columns-repeated="2"/>
          <table:table-cell table:style-name="Gnumeric-default" office:value-type="float" office:value="2100352" calcext:value-type="float">
            <text:p>2100352</text:p>
          </table:table-cell>
          <table:table-cell table:style-name="Gnumeric-default" table:formula="of:=[.D17]/([.A17]*[.A17]*[.A17]*LOG([.A17];2))" office:value-type="float" office:value="258.350135697647" calcext:value-type="float">
            <text:p>258,350135697647</text:p>
          </table:table-cell>
          <table:table-cell table:style-name="ce2" table:formula="of:=[.D17]/([.A17]*[.A17])" office:value-type="float" office:value="12428.1183431953" calcext:value-type="float">
            <text:p>12428,1183431953</text:p>
          </table:table-cell>
          <table:table-cell table:style-name="Gnumeric-default"/>
          <table:table-cell table:style-name="Gnumeric-default" office:value-type="float" office:value="2474674" calcext:value-type="float">
            <text:p>2474674</text:p>
          </table:table-cell>
          <table:table-cell table:style-name="Gnumeric-default" office:value-type="float" office:value="1929702" calcext:value-type="float">
            <text:p>1929702</text:p>
          </table:table-cell>
          <table:table-cell table:style-name="Gnumeric-default" office:value-type="float" office:value="27221" calcext:value-type="float">
            <text:p>27221</text:p>
          </table:table-cell>
          <table:table-cell table:style-name="Gnumeric-default" office:value-type="float" office:value="21150" calcext:value-type="float">
            <text:p>21150</text:p>
          </table:table-cell>
          <table:table-cell table:style-name="Gnumeric-default" table:formula="of:=LOG([.H17];10)" office:value-type="float" office:value="6.39351799546103" calcext:value-type="float">
            <text:p>6,393517995461</text:p>
          </table:table-cell>
          <table:table-cell table:style-name="Gnumeric-default" table:formula="of:=LOG([.I17];10)" office:value-type="float" office:value="6.28549024696212" calcext:value-type="float">
            <text:p>6,2854902469621</text:p>
          </table:table-cell>
          <table:table-cell table:style-name="Gnumeric-default" table:formula="of:=LOG([.J17];10)" office:value-type="float" office:value="4.43490407555154" calcext:value-type="float">
            <text:p>4,4349040755515</text:p>
          </table:table-cell>
          <table:table-cell table:style-name="Gnumeric-default" table:formula="of:=LOG([.K17];10)" office:value-type="float" office:value="4.32531037171106" calcext:value-type="float">
            <text:p>4,3253103717111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14" calcext:value-type="float">
            <text:p>14</text:p>
          </table:table-cell>
          <table:table-cell table:style-name="Gnumeric-default" table:number-columns-repeated="2"/>
          <table:table-cell table:style-name="Gnumeric-default" office:value-type="float" office:value="1316044" calcext:value-type="float">
            <text:p>1316044</text:p>
          </table:table-cell>
          <table:table-cell table:style-name="Gnumeric-default" table:formula="of:=[.D18]/([.A18]*[.A18]*[.A18]*LOG([.A18];2))" office:value-type="float" office:value="125.968784507467" calcext:value-type="float">
            <text:p>125,968784507467</text:p>
          </table:table-cell>
          <table:table-cell table:style-name="ce2" table:formula="of:=[.D18]/([.A18]*[.A18])" office:value-type="float" office:value="6714.51020408163" calcext:value-type="float">
            <text:p>6714,51020408163</text:p>
          </table:table-cell>
          <table:table-cell table:style-name="Gnumeric-default"/>
          <table:table-cell table:style-name="Gnumeric-default" office:value-type="float" office:value="1453273" calcext:value-type="float">
            <text:p>1453273</text:p>
          </table:table-cell>
          <table:table-cell table:style-name="Gnumeric-default" office:value-type="float" office:value="2317780" calcext:value-type="float">
            <text:p>2317780</text:p>
          </table:table-cell>
          <table:table-cell table:style-name="Gnumeric-default" office:value-type="float" office:value="2408095" calcext:value-type="float">
            <text:p>2408095</text:p>
          </table:table-cell>
          <table:table-cell table:style-name="Gnumeric-default" office:value-type="float" office:value="27387" calcext:value-type="float">
            <text:p>27387</text:p>
          </table:table-cell>
          <table:table-cell table:style-name="Gnumeric-default" table:formula="of:=LOG([.H18];10)" office:value-type="float" office:value="6.16234720497715" calcext:value-type="float">
            <text:p>6,1623472049772</text:p>
          </table:table-cell>
          <table:table-cell table:style-name="Gnumeric-default" table:formula="of:=LOG([.I18];10)" office:value-type="float" office:value="6.36507221104071" calcext:value-type="float">
            <text:p>6,3650722110407</text:p>
          </table:table-cell>
          <table:table-cell table:style-name="Gnumeric-default" table:formula="of:=LOG([.J18];10)" office:value-type="float" office:value="6.38167361595869" calcext:value-type="float">
            <text:p>6,3816736159587</text:p>
          </table:table-cell>
          <table:table-cell table:style-name="Gnumeric-default" table:formula="of:=LOG([.K18];10)" office:value-type="float" office:value="4.43754446179749" calcext:value-type="float">
            <text:p>4,4375444617975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15" calcext:value-type="float">
            <text:p>15</text:p>
          </table:table-cell>
          <table:table-cell table:style-name="Gnumeric-default" table:number-columns-repeated="2"/>
          <table:table-cell table:style-name="Gnumeric-default" office:value-type="float" office:value="3489659" calcext:value-type="float">
            <text:p>3489659</text:p>
          </table:table-cell>
          <table:table-cell table:style-name="Gnumeric-default" table:formula="of:=[.D19]/([.A19]*[.A19]*[.A19]*LOG([.A19];2))" office:value-type="float" office:value="264.653696266606" calcext:value-type="float">
            <text:p>264,653696266606</text:p>
          </table:table-cell>
          <table:table-cell table:style-name="ce2" table:formula="of:=[.D19]/([.A19]*[.A19])" office:value-type="float" office:value="15509.5955555556" calcext:value-type="float">
            <text:p>15509,5955555556</text:p>
          </table:table-cell>
          <table:table-cell table:style-name="Gnumeric-default"/>
          <table:table-cell table:style-name="Gnumeric-default" office:value-type="float" office:value="3696572" calcext:value-type="float">
            <text:p>3696572</text:p>
          </table:table-cell>
          <table:table-cell table:style-name="Gnumeric-default" office:value-type="float" office:value="3252062" calcext:value-type="float">
            <text:p>3252062</text:p>
          </table:table-cell>
          <table:table-cell table:style-name="Gnumeric-default" office:value-type="float" office:value="2624445" calcext:value-type="float">
            <text:p>2624445</text:p>
          </table:table-cell>
          <table:table-cell table:style-name="Gnumeric-default" office:value-type="float" office:value="1466603" calcext:value-type="float">
            <text:p>1466603</text:p>
          </table:table-cell>
          <table:table-cell table:style-name="Gnumeric-default" table:formula="of:=LOG([.H19];10)" office:value-type="float" office:value="6.5677991695889" calcext:value-type="float">
            <text:p>6,5677991695889</text:p>
          </table:table-cell>
          <table:table-cell table:style-name="Gnumeric-default" table:formula="of:=LOG([.I19];10)" office:value-type="float" office:value="6.5121588167502" calcext:value-type="float">
            <text:p>6,5121588167502</text:p>
          </table:table-cell>
          <table:table-cell table:style-name="Gnumeric-default" table:formula="of:=LOG([.J19];10)" office:value-type="float" office:value="6.41903747577179" calcext:value-type="float">
            <text:p>6,4190374757718</text:p>
          </table:table-cell>
          <table:table-cell table:style-name="Gnumeric-default" table:formula="of:=LOG([.K19];10)" office:value-type="float" office:value="6.16631256902869" calcext:value-type="float">
            <text:p>6,1663125690287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16" calcext:value-type="float">
            <text:p>16</text:p>
          </table:table-cell>
          <table:table-cell table:style-name="Gnumeric-default" table:number-columns-repeated="2"/>
          <table:table-cell table:style-name="Gnumeric-default" office:value-type="float" office:value="3120598" calcext:value-type="float">
            <text:p>3120598</text:p>
          </table:table-cell>
          <table:table-cell table:style-name="Gnumeric-default" table:formula="of:=[.D20]/([.A20]*[.A20]*[.A20]*LOG([.A20];2))" office:value-type="float" office:value="190.466186523438" calcext:value-type="float">
            <text:p>190,466186523438</text:p>
          </table:table-cell>
          <table:table-cell table:style-name="ce2" table:formula="of:=[.D20]/([.A20]*[.A20])" office:value-type="float" office:value="12189.8359375" calcext:value-type="float">
            <text:p>12189,8359375</text:p>
          </table:table-cell>
          <table:table-cell table:style-name="Gnumeric-default"/>
          <table:table-cell table:style-name="Gnumeric-default" office:value-type="float" office:value="4324288" calcext:value-type="float">
            <text:p>4324288</text:p>
          </table:table-cell>
          <table:table-cell table:style-name="Gnumeric-default" office:value-type="float" office:value="1678470" calcext:value-type="float">
            <text:p>1678470</text:p>
          </table:table-cell>
          <table:table-cell table:style-name="Gnumeric-default" office:value-type="float" office:value="3543755" calcext:value-type="float">
            <text:p>3543755</text:p>
          </table:table-cell>
          <table:table-cell table:style-name="Gnumeric-default" office:value-type="float" office:value="1764012" calcext:value-type="float">
            <text:p>1764012</text:p>
          </table:table-cell>
          <table:table-cell table:style-name="Gnumeric-default" table:formula="of:=LOG([.H20];10)" office:value-type="float" office:value="6.63591461049996" calcext:value-type="float">
            <text:p>6,6359146105</text:p>
          </table:table-cell>
          <table:table-cell table:style-name="Gnumeric-default" table:formula="of:=LOG([.I20];10)" office:value-type="float" office:value="6.22491358332553" calcext:value-type="float">
            <text:p>6,2249135833255</text:p>
          </table:table-cell>
          <table:table-cell table:style-name="Gnumeric-default" table:formula="of:=LOG([.J20];10)" office:value-type="float" office:value="6.54946368899772" calcext:value-type="float">
            <text:p>6,5494636889977</text:p>
          </table:table-cell>
          <table:table-cell table:style-name="Gnumeric-default" table:formula="of:=LOG([.K20];10)" office:value-type="float" office:value="6.24650153516998" calcext:value-type="float">
            <text:p>6,24650153517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17" calcext:value-type="float">
            <text:p>17</text:p>
          </table:table-cell>
          <table:table-cell table:style-name="Gnumeric-default" table:number-columns-repeated="2"/>
          <table:table-cell table:style-name="Gnumeric-default" office:value-type="float" office:value="803582" calcext:value-type="float">
            <text:p>803582</text:p>
          </table:table-cell>
          <table:table-cell table:style-name="Gnumeric-default" table:formula="of:=[.D21]/([.A21]*[.A21]*[.A21]*LOG([.A21];2))" office:value-type="float" office:value="40.0156262846424" calcext:value-type="float">
            <text:p>40,0156262846424</text:p>
          </table:table-cell>
          <table:table-cell table:style-name="ce2" table:formula="of:=[.D21]/([.A21]*[.A21])" office:value-type="float" office:value="2780.56055363322" calcext:value-type="float">
            <text:p>2780,56055363322</text:p>
          </table:table-cell>
          <table:table-cell table:style-name="Gnumeric-default"/>
          <table:table-cell table:style-name="Gnumeric-default" office:value-type="float" office:value="836007" calcext:value-type="float">
            <text:p>836007</text:p>
          </table:table-cell>
          <table:table-cell table:style-name="Gnumeric-default" office:value-type="float" office:value="3482671" calcext:value-type="float">
            <text:p>3482671</text:p>
          </table:table-cell>
          <table:table-cell table:style-name="Gnumeric-default" office:value-type="float" office:value="3409198" calcext:value-type="float">
            <text:p>3409198</text:p>
          </table:table-cell>
          <table:table-cell table:style-name="Gnumeric-default" office:value-type="float" office:value="2399917" calcext:value-type="float">
            <text:p>2399917</text:p>
          </table:table-cell>
          <table:table-cell table:style-name="Gnumeric-default" table:formula="of:=LOG([.H21];10)" office:value-type="float" office:value="5.92220991386084" calcext:value-type="float">
            <text:p>5,9222099138608</text:p>
          </table:table-cell>
          <table:table-cell table:style-name="Gnumeric-default" table:formula="of:=LOG([.I21];10)" office:value-type="float" office:value="6.54191244958507" calcext:value-type="float">
            <text:p>6,5419124495851</text:p>
          </table:table-cell>
          <table:table-cell table:style-name="Gnumeric-default" table:formula="of:=LOG([.J21];10)" office:value-type="float" office:value="6.53265222499254" calcext:value-type="float">
            <text:p>6,5326522249926</text:p>
          </table:table-cell>
          <table:table-cell table:style-name="Gnumeric-default" table:formula="of:=LOG([.K21];10)" office:value-type="float" office:value="6.38019622210106" calcext:value-type="float">
            <text:p>6,3801962221011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18" calcext:value-type="float">
            <text:p>18</text:p>
          </table:table-cell>
          <table:table-cell table:style-name="Gnumeric-default" table:number-columns-repeated="2"/>
          <table:table-cell table:style-name="Gnumeric-default" office:value-type="float" office:value="4363467" calcext:value-type="float">
            <text:p>4363467</text:p>
          </table:table-cell>
          <table:table-cell table:style-name="Gnumeric-default" table:formula="of:=[.D22]/([.A22]*[.A22]*[.A22]*LOG([.A22];2))" office:value-type="float" office:value="179.426231834473" calcext:value-type="float">
            <text:p>179,426231834473</text:p>
          </table:table-cell>
          <table:table-cell table:style-name="ce2" table:formula="of:=[.D22]/([.A22]*[.A22])" office:value-type="float" office:value="13467.4907407407" calcext:value-type="float">
            <text:p>13467,4907407407</text:p>
          </table:table-cell>
          <table:table-cell table:style-name="Gnumeric-default"/>
          <table:table-cell table:style-name="Gnumeric-default" office:value-type="float" office:value="4462647" calcext:value-type="float">
            <text:p>4462647</text:p>
          </table:table-cell>
          <table:table-cell table:style-name="Gnumeric-default" office:value-type="float" office:value="6114503" calcext:value-type="float">
            <text:p>6114503</text:p>
          </table:table-cell>
          <table:table-cell table:style-name="Gnumeric-default" office:value-type="float" office:value="4964565" calcext:value-type="float">
            <text:p>4964565</text:p>
          </table:table-cell>
          <table:table-cell table:style-name="Gnumeric-default" office:value-type="float" office:value="2876549" calcext:value-type="float">
            <text:p>2876549</text:p>
          </table:table-cell>
          <table:table-cell table:style-name="Gnumeric-default" table:formula="of:=LOG([.H22];10)" office:value-type="float" office:value="6.64959253505579" calcext:value-type="float">
            <text:p>6,6495925350558</text:p>
          </table:table-cell>
          <table:table-cell table:style-name="Gnumeric-default" table:formula="of:=LOG([.I22];10)" office:value-type="float" office:value="6.7863611624141" calcext:value-type="float">
            <text:p>6,7863611624141</text:p>
          </table:table-cell>
          <table:table-cell table:style-name="Gnumeric-default" table:formula="of:=LOG([.J22];10)" office:value-type="float" office:value="6.69588120119475" calcext:value-type="float">
            <text:p>6,6958812011948</text:p>
          </table:table-cell>
          <table:table-cell table:style-name="Gnumeric-default" table:formula="of:=LOG([.K22];10)" office:value-type="float" office:value="6.45887177632723" calcext:value-type="float">
            <text:p>6,4588717763272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19" calcext:value-type="float">
            <text:p>19</text:p>
          </table:table-cell>
          <table:table-cell table:style-name="Gnumeric-default" table:number-columns-repeated="2"/>
          <table:table-cell table:style-name="Gnumeric-default" office:value-type="float" office:value="6878733" calcext:value-type="float">
            <text:p>6878733</text:p>
          </table:table-cell>
          <table:table-cell table:style-name="Gnumeric-default" table:formula="of:=[.D23]/([.A23]*[.A23]*[.A23]*LOG([.A23];2))" office:value-type="float" office:value="236.086173038232" calcext:value-type="float">
            <text:p>236,086173038232</text:p>
          </table:table-cell>
          <table:table-cell table:style-name="ce2" table:formula="of:=[.D23]/([.A23]*[.A23])" office:value-type="float" office:value="19054.6620498615" calcext:value-type="float">
            <text:p>19054,6620498615</text:p>
          </table:table-cell>
          <table:table-cell table:style-name="Gnumeric-default"/>
          <table:table-cell table:style-name="Gnumeric-default" office:value-type="float" office:value="6316017" calcext:value-type="float">
            <text:p>6316017</text:p>
          </table:table-cell>
          <table:table-cell table:style-name="Gnumeric-default" office:value-type="float" office:value="5095985" calcext:value-type="float">
            <text:p>5095985</text:p>
          </table:table-cell>
          <table:table-cell table:style-name="Gnumeric-default" office:value-type="float" office:value="5303974" calcext:value-type="float">
            <text:p>5303974</text:p>
          </table:table-cell>
          <table:table-cell table:style-name="Gnumeric-default" office:value-type="float" office:value="5001058" calcext:value-type="float">
            <text:p>5001058</text:p>
          </table:table-cell>
          <table:table-cell table:style-name="Gnumeric-default" table:formula="of:=LOG([.H23];10)" office:value-type="float" office:value="6.8004432902717" calcext:value-type="float">
            <text:p>6,8004432902717</text:p>
          </table:table-cell>
          <table:table-cell table:style-name="Gnumeric-default" table:formula="of:=LOG([.I23];10)" office:value-type="float" office:value="6.70722814098608" calcext:value-type="float">
            <text:p>6,7072281409861</text:p>
          </table:table-cell>
          <table:table-cell table:style-name="Gnumeric-default" table:formula="of:=LOG([.J23];10)" office:value-type="float" office:value="6.72460138649698" calcext:value-type="float">
            <text:p>6,724601386497</text:p>
          </table:table-cell>
          <table:table-cell table:style-name="Gnumeric-default" table:formula="of:=LOG([.K23];10)" office:value-type="float" office:value="6.69906189132709" calcext:value-type="float">
            <text:p>6,6990618913271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20" calcext:value-type="float">
            <text:p>20</text:p>
          </table:table-cell>
          <table:table-cell table:style-name="Gnumeric-default" table:number-columns-repeated="2"/>
          <table:table-cell table:style-name="Gnumeric-default" office:value-type="float" office:value="3987176" calcext:value-type="float">
            <text:p>3987176</text:p>
          </table:table-cell>
          <table:table-cell table:style-name="Gnumeric-default" table:formula="of:=[.D24]/([.A24]*[.A24]*[.A24]*LOG([.A24];2))" office:value-type="float" office:value="115.318207304184" calcext:value-type="float">
            <text:p>115,318207304184</text:p>
          </table:table-cell>
          <table:table-cell table:style-name="ce2" table:formula="of:=[.D24]/([.A24]*[.A24])" office:value-type="float" office:value="9967.94" calcext:value-type="float">
            <text:p>9967,94</text:p>
          </table:table-cell>
          <table:table-cell table:style-name="Gnumeric-default"/>
          <table:table-cell table:style-name="Gnumeric-default" office:value-type="float" office:value="3626220" calcext:value-type="float">
            <text:p>3626220</text:p>
          </table:table-cell>
          <table:table-cell table:style-name="Gnumeric-default" office:value-type="float" office:value="1064704" calcext:value-type="float">
            <text:p>1064704</text:p>
          </table:table-cell>
          <table:table-cell table:style-name="Gnumeric-default" office:value-type="float" office:value="4423760" calcext:value-type="float">
            <text:p>4423760</text:p>
          </table:table-cell>
          <table:table-cell table:style-name="Gnumeric-default" office:value-type="float" office:value="4603034" calcext:value-type="float">
            <text:p>4603034</text:p>
          </table:table-cell>
          <table:table-cell table:style-name="Gnumeric-default" table:formula="of:=LOG([.H24];10)" office:value-type="float" office:value="6.55945414887357" calcext:value-type="float">
            <text:p>6,5594541488736</text:p>
          </table:table-cell>
          <table:table-cell table:style-name="Gnumeric-default" table:formula="of:=LOG([.I24];10)" office:value-type="float" office:value="6.02722888567678" calcext:value-type="float">
            <text:p>6,0272288856768</text:p>
          </table:table-cell>
          <table:table-cell table:style-name="Gnumeric-default" table:formula="of:=LOG([.J24];10)" office:value-type="float" office:value="6.64579155737824" calcext:value-type="float">
            <text:p>6,6457915573783</text:p>
          </table:table-cell>
          <table:table-cell table:style-name="Gnumeric-default" table:formula="of:=LOG([.K24];10)" office:value-type="float" office:value="6.6630441827927" calcext:value-type="float">
            <text:p>6,6630441827927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21" calcext:value-type="float">
            <text:p>21</text:p>
          </table:table-cell>
          <table:table-cell table:style-name="Gnumeric-default" table:number-columns-repeated="2"/>
          <table:table-cell table:style-name="Gnumeric-default" office:value-type="float" office:value="1410991" calcext:value-type="float">
            <text:p>1410991</text:p>
          </table:table-cell>
          <table:table-cell table:style-name="Gnumeric-default" table:formula="of:=[.D25]/([.A25]*[.A25]*[.A25]*LOG([.A25];2))" office:value-type="float" office:value="34.6874713183417" calcext:value-type="float">
            <text:p>34,6874713183417</text:p>
          </table:table-cell>
          <table:table-cell table:style-name="ce2" table:formula="of:=[.D25]/([.A25]*[.A25])" office:value-type="float" office:value="3199.52607709751" calcext:value-type="float">
            <text:p>3199,52607709751</text:p>
          </table:table-cell>
          <table:table-cell table:style-name="Gnumeric-default"/>
          <table:table-cell table:style-name="Gnumeric-default" office:value-type="float" office:value="1354894" calcext:value-type="float">
            <text:p>1354894</text:p>
          </table:table-cell>
          <table:table-cell table:style-name="Gnumeric-default" office:value-type="float" office:value="7678241" calcext:value-type="float">
            <text:p>7678241</text:p>
          </table:table-cell>
          <table:table-cell table:style-name="Gnumeric-default" office:value-type="float" office:value="4687143" calcext:value-type="float">
            <text:p>4687143</text:p>
          </table:table-cell>
          <table:table-cell table:style-name="Gnumeric-default" office:value-type="float" office:value="5758829" calcext:value-type="float">
            <text:p>5758829</text:p>
          </table:table-cell>
          <table:table-cell table:style-name="Gnumeric-default" table:formula="of:=LOG([.H25];10)" office:value-type="float" office:value="6.131905319553" calcext:value-type="float">
            <text:p>6,131905319553</text:p>
          </table:table-cell>
          <table:table-cell table:style-name="Gnumeric-default" table:formula="of:=LOG([.I25];10)" office:value-type="float" office:value="6.88526173936872" calcext:value-type="float">
            <text:p>6,8852617393687</text:p>
          </table:table-cell>
          <table:table-cell table:style-name="Gnumeric-default" table:formula="of:=LOG([.J25];10)" office:value-type="float" office:value="6.67090820360844" calcext:value-type="float">
            <text:p>6,6709082036084</text:p>
          </table:table-cell>
          <table:table-cell table:style-name="Gnumeric-default" table:formula="of:=LOG([.K25];10)" office:value-type="float" office:value="6.76033418298225" calcext:value-type="float">
            <text:p>6,7603341829823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22" calcext:value-type="float">
            <text:p>22</text:p>
          </table:table-cell>
          <table:table-cell table:style-name="Gnumeric-default" table:number-columns-repeated="2"/>
          <table:table-cell table:style-name="Gnumeric-default" office:value-type="float" office:value="5587026" calcext:value-type="float">
            <text:p>5587026</text:p>
          </table:table-cell>
          <table:table-cell table:style-name="Gnumeric-default" table:formula="of:=[.D26]/([.A26]*[.A26]*[.A26]*LOG([.A26];2))" office:value-type="float" office:value="117.661164185107" calcext:value-type="float">
            <text:p>117,661164185107</text:p>
          </table:table-cell>
          <table:table-cell table:style-name="ce2" table:formula="of:=[.D26]/([.A26]*[.A26])" office:value-type="float" office:value="11543.4421487603" calcext:value-type="float">
            <text:p>11543,4421487603</text:p>
          </table:table-cell>
          <table:table-cell table:style-name="Gnumeric-default"/>
          <table:table-cell table:style-name="Gnumeric-default" office:value-type="float" office:value="5564992" calcext:value-type="float">
            <text:p>5564992</text:p>
          </table:table-cell>
          <table:table-cell table:style-name="Gnumeric-default" office:value-type="float" office:value="7065862" calcext:value-type="float">
            <text:p>7065862</text:p>
          </table:table-cell>
          <table:table-cell table:style-name="Gnumeric-default" office:value-type="float" office:value="7096629" calcext:value-type="float">
            <text:p>7096629</text:p>
          </table:table-cell>
          <table:table-cell table:style-name="Gnumeric-default" office:value-type="float" office:value="70809" calcext:value-type="float">
            <text:p>70809</text:p>
          </table:table-cell>
          <table:table-cell table:style-name="Gnumeric-default" table:formula="of:=LOG([.H26];10)" office:value-type="float" office:value="6.74546454434757" calcext:value-type="float">
            <text:p>6,7454645443476</text:p>
          </table:table-cell>
          <table:table-cell table:style-name="Gnumeric-default" table:formula="of:=LOG([.I26];10)" office:value-type="float" office:value="6.84916515118208" calcext:value-type="float">
            <text:p>6,8491651511821</text:p>
          </table:table-cell>
          <table:table-cell table:style-name="Gnumeric-default" table:formula="of:=LOG([.J26];10)" office:value-type="float" office:value="6.85105210162675" calcext:value-type="float">
            <text:p>6,8510521016268</text:p>
          </table:table-cell>
          <table:table-cell table:style-name="Gnumeric-default" table:formula="of:=LOG([.K26];10)" office:value-type="float" office:value="4.85008846110682" calcext:value-type="float">
            <text:p>4,8500884611068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23" calcext:value-type="float">
            <text:p>23</text:p>
          </table:table-cell>
          <table:table-cell table:style-name="Gnumeric-default" table:number-columns-repeated="2"/>
          <table:table-cell table:style-name="Gnumeric-default" office:value-type="float" office:value="5696421" calcext:value-type="float">
            <text:p>5696421</text:p>
          </table:table-cell>
          <table:table-cell table:style-name="Gnumeric-default" table:formula="of:=[.D27]/([.A27]*[.A27]*[.A27]*LOG([.A27];2))" office:value-type="float" office:value="103.499446637712" calcext:value-type="float">
            <text:p>103,499446637712</text:p>
          </table:table-cell>
          <table:table-cell table:style-name="ce2" table:formula="of:=[.D27]/([.A27]*[.A27])" office:value-type="float" office:value="10768.2816635161" calcext:value-type="float">
            <text:p>10768,2816635161</text:p>
          </table:table-cell>
          <table:table-cell table:style-name="Gnumeric-default"/>
          <table:table-cell table:style-name="Gnumeric-default" office:value-type="float" office:value="5406982" calcext:value-type="float">
            <text:p>5406982</text:p>
          </table:table-cell>
          <table:table-cell table:style-name="Gnumeric-default" office:value-type="float" office:value="12497259" calcext:value-type="float">
            <text:p>12497259</text:p>
          </table:table-cell>
          <table:table-cell table:style-name="Gnumeric-default" office:value-type="float" office:value="5358749" calcext:value-type="float">
            <text:p>5358749</text:p>
          </table:table-cell>
          <table:table-cell table:style-name="Gnumeric-default" office:value-type="float" office:value="4288327" calcext:value-type="float">
            <text:p>4288327</text:p>
          </table:table-cell>
          <table:table-cell table:style-name="Gnumeric-default" table:formula="of:=LOG([.H27];10)" office:value-type="float" office:value="6.7329549237991" calcext:value-type="float">
            <text:p>6,7329549237991</text:p>
          </table:table-cell>
          <table:table-cell table:style-name="Gnumeric-default" table:formula="of:=LOG([.I27];10)" office:value-type="float" office:value="7.09681477047129" calcext:value-type="float">
            <text:p>7,0968147704713</text:p>
          </table:table-cell>
          <table:table-cell table:style-name="Gnumeric-default" table:formula="of:=LOG([.J27];10)" office:value-type="float" office:value="6.72906341547469" calcext:value-type="float">
            <text:p>6,7290634154747</text:p>
          </table:table-cell>
          <table:table-cell table:style-name="Gnumeric-default" table:formula="of:=LOG([.K27];10)" office:value-type="float" office:value="6.63228789442746" calcext:value-type="float">
            <text:p>6,6322878944275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24" calcext:value-type="float">
            <text:p>24</text:p>
          </table:table-cell>
          <table:table-cell table:style-name="Gnumeric-default" table:number-columns-repeated="2"/>
          <table:table-cell table:style-name="Gnumeric-default" office:value-type="float" office:value="5949991" calcext:value-type="float">
            <text:p>5949991</text:p>
          </table:table-cell>
          <table:table-cell table:style-name="Gnumeric-default" table:formula="of:=[.D28]/([.A28]*[.A28]*[.A28]*LOG([.A28];2))" office:value-type="float" office:value="93.8743181695084" calcext:value-type="float">
            <text:p>93,8743181695084</text:p>
          </table:table-cell>
          <table:table-cell table:style-name="ce2" table:formula="of:=[.D28]/([.A28]*[.A28])" office:value-type="float" office:value="10329.8454861111" calcext:value-type="float">
            <text:p>10329,8454861111</text:p>
          </table:table-cell>
          <table:table-cell table:style-name="Gnumeric-default"/>
          <table:table-cell table:style-name="Gnumeric-default" office:value-type="float" office:value="6417690" calcext:value-type="float">
            <text:p>6417690</text:p>
          </table:table-cell>
          <table:table-cell table:style-name="Gnumeric-default" office:value-type="float" office:value="6124618" calcext:value-type="float">
            <text:p>6124618</text:p>
          </table:table-cell>
          <table:table-cell table:style-name="Gnumeric-default" office:value-type="float" office:value="9208494" calcext:value-type="float">
            <text:p>9208494</text:p>
          </table:table-cell>
          <table:table-cell table:style-name="Gnumeric-default" office:value-type="float" office:value="8307311" calcext:value-type="float">
            <text:p>8307311</text:p>
          </table:table-cell>
          <table:table-cell table:style-name="Gnumeric-default" table:formula="of:=LOG([.H28];10)" office:value-type="float" office:value="6.80737873511209" calcext:value-type="float">
            <text:p>6,8073787351121</text:p>
          </table:table-cell>
          <table:table-cell table:style-name="Gnumeric-default" table:formula="of:=LOG([.I28];10)" office:value-type="float" office:value="6.78707900639727" calcext:value-type="float">
            <text:p>6,7870790063973</text:p>
          </table:table-cell>
          <table:table-cell table:style-name="Gnumeric-default" table:formula="of:=LOG([.J28];10)" office:value-type="float" office:value="6.9641886094618" calcext:value-type="float">
            <text:p>6,9641886094618</text:p>
          </table:table-cell>
          <table:table-cell table:style-name="Gnumeric-default" table:formula="of:=LOG([.K28];10)" office:value-type="float" office:value="6.91946046941018" calcext:value-type="float">
            <text:p>6,9194604694102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25" calcext:value-type="float">
            <text:p>25</text:p>
          </table:table-cell>
          <table:table-cell table:style-name="Gnumeric-default" table:number-columns-repeated="2"/>
          <table:table-cell table:style-name="Gnumeric-default" office:value-type="float" office:value="14646085" calcext:value-type="float">
            <text:p>14646085</text:p>
          </table:table-cell>
          <table:table-cell table:style-name="Gnumeric-default" table:formula="of:=[.D29]/([.A29]*[.A29]*[.A29]*LOG([.A29];2))" office:value-type="float" office:value="201.847215265611" calcext:value-type="float">
            <text:p>201,847215265611</text:p>
          </table:table-cell>
          <table:table-cell table:style-name="ce2" table:formula="of:=[.D29]/([.A29]*[.A29])" office:value-type="float" office:value="23433.736" calcext:value-type="float">
            <text:p>23433,736</text:p>
          </table:table-cell>
          <table:table-cell table:style-name="Gnumeric-default"/>
          <table:table-cell table:style-name="Gnumeric-default" office:value-type="float" office:value="11911739" calcext:value-type="float">
            <text:p>11911739</text:p>
          </table:table-cell>
          <table:table-cell table:style-name="Gnumeric-default" office:value-type="float" office:value="12083067" calcext:value-type="float">
            <text:p>12083067</text:p>
          </table:table-cell>
          <table:table-cell table:style-name="Gnumeric-default" office:value-type="float" office:value="13936444" calcext:value-type="float">
            <text:p>13936444</text:p>
          </table:table-cell>
          <table:table-cell table:style-name="Gnumeric-default" office:value-type="float" office:value="6383530" calcext:value-type="float">
            <text:p>6383530</text:p>
          </table:table-cell>
          <table:table-cell table:style-name="Gnumeric-default" table:formula="of:=LOG([.H29];10)" office:value-type="float" office:value="7.07597516895319" calcext:value-type="float">
            <text:p>7,0759751689532</text:p>
          </table:table-cell>
          <table:table-cell table:style-name="Gnumeric-default" table:formula="of:=LOG([.I29];10)" office:value-type="float" office:value="7.08217718363245" calcext:value-type="float">
            <text:p>7,0821771836325</text:p>
          </table:table-cell>
          <table:table-cell table:style-name="Gnumeric-default" table:formula="of:=LOG([.J29];10)" office:value-type="float" office:value="7.14415197403545" calcext:value-type="float">
            <text:p>7,1441519740355</text:p>
          </table:table-cell>
          <table:table-cell table:style-name="Gnumeric-default" table:formula="of:=LOG([.K29];10)" office:value-type="float" office:value="6.80506090373105" calcext:value-type="float">
            <text:p>6,8050609037311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26" calcext:value-type="float">
            <text:p>26</text:p>
          </table:table-cell>
          <table:table-cell table:style-name="Gnumeric-default" table:number-columns-repeated="2"/>
          <table:table-cell table:style-name="Gnumeric-default" office:value-type="float" office:value="15020562" calcext:value-type="float">
            <text:p>15020562</text:p>
          </table:table-cell>
          <table:table-cell table:style-name="Gnumeric-default" table:formula="of:=[.D30]/([.A30]*[.A30]*[.A30]*LOG([.A30];2))" office:value-type="float" office:value="181.814137895631" calcext:value-type="float">
            <text:p>181,814137895631</text:p>
          </table:table-cell>
          <table:table-cell table:style-name="ce2" table:formula="of:=[.D30]/([.A30]*[.A30])" office:value-type="float" office:value="22219.7662721894" calcext:value-type="float">
            <text:p>22219,7662721894</text:p>
          </table:table-cell>
          <table:table-cell table:style-name="Gnumeric-default"/>
          <table:table-cell table:style-name="Gnumeric-default" office:value-type="float" office:value="15450025" calcext:value-type="float">
            <text:p>15450025</text:p>
          </table:table-cell>
          <table:table-cell table:style-name="Gnumeric-default" office:value-type="float" office:value="2631665" calcext:value-type="float">
            <text:p>2631665</text:p>
          </table:table-cell>
          <table:table-cell table:style-name="Gnumeric-default" office:value-type="float" office:value="9389755" calcext:value-type="float">
            <text:p>9389755</text:p>
          </table:table-cell>
          <table:table-cell table:style-name="Gnumeric-default" office:value-type="float" office:value="12133135" calcext:value-type="float">
            <text:p>12133135</text:p>
          </table:table-cell>
          <table:table-cell table:style-name="Gnumeric-default" table:formula="of:=LOG([.H30];10)" office:value-type="float" office:value="7.18892918650216" calcext:value-type="float">
            <text:p>7,1889291865022</text:p>
          </table:table-cell>
          <table:table-cell table:style-name="Gnumeric-default" table:formula="of:=LOG([.I30];10)" office:value-type="float" office:value="6.42023060458056" calcext:value-type="float">
            <text:p>6,4202306045806</text:p>
          </table:table-cell>
          <table:table-cell table:style-name="Gnumeric-default" table:formula="of:=LOG([.J30];10)" office:value-type="float" office:value="6.97265426068611" calcext:value-type="float">
            <text:p>6,9726542606861</text:p>
          </table:table-cell>
          <table:table-cell table:style-name="Gnumeric-default" table:formula="of:=LOG([.K30];10)" office:value-type="float" office:value="7.08397302982696" calcext:value-type="float">
            <text:p>7,083973029827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27" calcext:value-type="float">
            <text:p>27</text:p>
          </table:table-cell>
          <table:table-cell table:style-name="Gnumeric-default" table:number-columns-repeated="2"/>
          <table:table-cell table:style-name="Gnumeric-default" office:value-type="float" office:value="14366429" calcext:value-type="float">
            <text:p>14366429</text:p>
          </table:table-cell>
          <table:table-cell table:style-name="Gnumeric-default" table:formula="of:=[.D31]/([.A31]*[.A31]*[.A31]*LOG([.A31];2))" office:value-type="float" office:value="153.503150073191" calcext:value-type="float">
            <text:p>153,503150073191</text:p>
          </table:table-cell>
          <table:table-cell table:style-name="ce2" table:formula="of:=[.D31]/([.A31]*[.A31])" office:value-type="float" office:value="19707.0356652949" calcext:value-type="float">
            <text:p>19707,0356652949</text:p>
          </table:table-cell>
          <table:table-cell table:style-name="Gnumeric-default"/>
          <table:table-cell table:style-name="Gnumeric-default" office:value-type="float" office:value="13684206" calcext:value-type="float">
            <text:p>13684206</text:p>
          </table:table-cell>
          <table:table-cell table:style-name="Gnumeric-default" office:value-type="float" office:value="25871022" calcext:value-type="float">
            <text:p>25871022</text:p>
          </table:table-cell>
          <table:table-cell table:style-name="Gnumeric-default" office:value-type="float" office:value="13840018" calcext:value-type="float">
            <text:p>13840018</text:p>
          </table:table-cell>
          <table:table-cell table:style-name="Gnumeric-default" office:value-type="float" office:value="8534148" calcext:value-type="float">
            <text:p>8534148</text:p>
          </table:table-cell>
          <table:table-cell table:style-name="Gnumeric-default" table:formula="of:=LOG([.H31];10)" office:value-type="float" office:value="7.13621960336671" calcext:value-type="float">
            <text:p>7,1362196033667</text:p>
          </table:table-cell>
          <table:table-cell table:style-name="Gnumeric-default" table:formula="of:=LOG([.I31];10)" office:value-type="float" office:value="7.41281358527602" calcext:value-type="float">
            <text:p>7,412813585276</text:p>
          </table:table-cell>
          <table:table-cell table:style-name="Gnumeric-default" table:formula="of:=LOG([.J31];10)" office:value-type="float" office:value="7.14113665495424" calcext:value-type="float">
            <text:p>7,1411366549542</text:p>
          </table:table-cell>
          <table:table-cell table:style-name="Gnumeric-default" table:formula="of:=LOG([.K31];10)" office:value-type="float" office:value="6.93116017016449" calcext:value-type="float">
            <text:p>6,9311601701645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28" calcext:value-type="float">
            <text:p>28</text:p>
          </table:table-cell>
          <table:table-cell table:style-name="Gnumeric-default" table:number-columns-repeated="2"/>
          <table:table-cell table:style-name="Gnumeric-default" office:value-type="float" office:value="16244294" calcext:value-type="float">
            <text:p>16244294</text:p>
          </table:table-cell>
          <table:table-cell table:style-name="Gnumeric-default" table:formula="of:=[.D32]/([.A32]*[.A32]*[.A32]*LOG([.A32];2))" office:value-type="float" office:value="153.92903976626" calcext:value-type="float">
            <text:p>153,92903976626</text:p>
          </table:table-cell>
          <table:table-cell table:style-name="ce2" table:formula="of:=[.D32]/([.A32]*[.A32])" office:value-type="float" office:value="20719.762755102" calcext:value-type="float">
            <text:p>20719,762755102</text:p>
          </table:table-cell>
          <table:table-cell table:style-name="Gnumeric-default"/>
          <table:table-cell table:style-name="Gnumeric-default" office:value-type="float" office:value="17190301" calcext:value-type="float">
            <text:p>17190301</text:p>
          </table:table-cell>
          <table:table-cell table:style-name="Gnumeric-default" office:value-type="float" office:value="17679914" calcext:value-type="float">
            <text:p>17679914</text:p>
          </table:table-cell>
          <table:table-cell table:style-name="Gnumeric-default" office:value-type="float" office:value="14128255" calcext:value-type="float">
            <text:p>14128255</text:p>
          </table:table-cell>
          <table:table-cell table:style-name="Gnumeric-default" office:value-type="float" office:value="8802246" calcext:value-type="float">
            <text:p>8802246</text:p>
          </table:table-cell>
          <table:table-cell table:style-name="Gnumeric-default" table:formula="of:=LOG([.H32];10)" office:value-type="float" office:value="7.23528348119517" calcext:value-type="float">
            <text:p>7,2352834811952</text:p>
          </table:table-cell>
          <table:table-cell table:style-name="Gnumeric-default" table:formula="of:=LOG([.I32];10)" office:value-type="float" office:value="7.24748014815351" calcext:value-type="float">
            <text:p>7,2474801481535</text:p>
          </table:table-cell>
          <table:table-cell table:style-name="Gnumeric-default" table:formula="of:=LOG([.J32];10)" office:value-type="float" office:value="7.15008852485846" calcext:value-type="float">
            <text:p>7,1500885248585</text:p>
          </table:table-cell>
          <table:table-cell table:style-name="Gnumeric-default" table:formula="of:=LOG([.K32];10)" office:value-type="float" office:value="6.94459350180357" calcext:value-type="float">
            <text:p>6,9445935018036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29" calcext:value-type="float">
            <text:p>29</text:p>
          </table:table-cell>
          <table:table-cell table:style-name="Gnumeric-default" table:number-columns-repeated="2"/>
          <table:table-cell table:style-name="Gnumeric-default" office:value-type="float" office:value="15227708" calcext:value-type="float">
            <text:p>15227708</text:p>
          </table:table-cell>
          <table:table-cell table:style-name="Gnumeric-default" table:formula="of:=[.D33]/([.A33]*[.A33]*[.A33]*LOG([.A33];2))" office:value-type="float" office:value="128.524148486302" calcext:value-type="float">
            <text:p>128,524148486302</text:p>
          </table:table-cell>
          <table:table-cell table:style-name="ce2" table:formula="of:=[.D33]/([.A33]*[.A33])" office:value-type="float" office:value="18106.6682520809" calcext:value-type="float">
            <text:p>18106,6682520809</text:p>
          </table:table-cell>
          <table:table-cell table:style-name="Gnumeric-default"/>
          <table:table-cell table:style-name="Gnumeric-default" office:value-type="float" office:value="15441648" calcext:value-type="float">
            <text:p>15441648</text:p>
          </table:table-cell>
          <table:table-cell table:style-name="Gnumeric-default" office:value-type="float" office:value="19130336" calcext:value-type="float">
            <text:p>19130336</text:p>
          </table:table-cell>
          <table:table-cell table:style-name="Gnumeric-default" office:value-type="float" office:value="15435431" calcext:value-type="float">
            <text:p>15435431</text:p>
          </table:table-cell>
          <table:table-cell table:style-name="Gnumeric-default" office:value-type="float" office:value="11905103" calcext:value-type="float">
            <text:p>11905103</text:p>
          </table:table-cell>
          <table:table-cell table:style-name="Gnumeric-default" table:formula="of:=LOG([.H33];10)" office:value-type="float" office:value="7.18869364827385" calcext:value-type="float">
            <text:p>7,1886936482739</text:p>
          </table:table-cell>
          <table:table-cell table:style-name="Gnumeric-default" table:formula="of:=LOG([.I33];10)" office:value-type="float" office:value="7.28172259792403" calcext:value-type="float">
            <text:p>7,281722597924</text:p>
          </table:table-cell>
          <table:table-cell table:style-name="Gnumeric-default" table:formula="of:=LOG([.J33];10)" office:value-type="float" office:value="7.18851876069264" calcext:value-type="float">
            <text:p>7,1885187606927</text:p>
          </table:table-cell>
          <table:table-cell table:style-name="Gnumeric-default" table:formula="of:=LOG([.K33];10)" office:value-type="float" office:value="7.07573315716535" calcext:value-type="float">
            <text:p>7,0757331571654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30" calcext:value-type="float">
            <text:p>30</text:p>
          </table:table-cell>
          <table:table-cell table:style-name="Gnumeric-default" table:number-columns-repeated="2"/>
          <table:table-cell table:style-name="Gnumeric-default" office:value-type="float" office:value="12051529" calcext:value-type="float">
            <text:p>12051529</text:p>
          </table:table-cell>
          <table:table-cell table:style-name="Gnumeric-default" table:formula="of:=[.D34]/([.A34]*[.A34]*[.A34]*LOG([.A34];2))" office:value-type="float" office:value="90.9645155580593" calcext:value-type="float">
            <text:p>90,9645155580593</text:p>
          </table:table-cell>
          <table:table-cell table:style-name="ce2" table:formula="of:=[.D34]/([.A34]*[.A34])" office:value-type="float" office:value="13390.5877777778" calcext:value-type="float">
            <text:p>13390,5877777778</text:p>
          </table:table-cell>
          <table:table-cell table:style-name="Gnumeric-default"/>
          <table:table-cell table:style-name="Gnumeric-default" office:value-type="float" office:value="11660714" calcext:value-type="float">
            <text:p>11660714</text:p>
          </table:table-cell>
          <table:table-cell table:style-name="Gnumeric-default" office:value-type="float" office:value="21158500" calcext:value-type="float">
            <text:p>21158500</text:p>
          </table:table-cell>
          <table:table-cell table:style-name="Gnumeric-default" office:value-type="float" office:value="13300457" calcext:value-type="float">
            <text:p>13300457</text:p>
          </table:table-cell>
          <table:table-cell table:style-name="Gnumeric-default" office:value-type="float" office:value="12486001" calcext:value-type="float">
            <text:p>12486001</text:p>
          </table:table-cell>
          <table:table-cell table:style-name="Gnumeric-default" table:formula="of:=LOG([.H34];10)" office:value-type="float" office:value="7.06672514362766" calcext:value-type="float">
            <text:p>7,0667251436277</text:p>
          </table:table-cell>
          <table:table-cell table:style-name="Gnumeric-default" table:formula="of:=LOG([.I34];10)" office:value-type="float" office:value="7.32548487580106" calcext:value-type="float">
            <text:p>7,3254848758011</text:p>
          </table:table-cell>
          <table:table-cell table:style-name="Gnumeric-default" table:formula="of:=LOG([.J34];10)" office:value-type="float" office:value="7.12386656346096" calcext:value-type="float">
            <text:p>7,123866563461</text:p>
          </table:table-cell>
          <table:table-cell table:style-name="Gnumeric-default" table:formula="of:=LOG([.K34];10)" office:value-type="float" office:value="7.09642336537778" calcext:value-type="float">
            <text:p>7,0964233653778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31" calcext:value-type="float">
            <text:p>31</text:p>
          </table:table-cell>
          <table:table-cell table:style-name="Gnumeric-default" table:number-columns-repeated="2"/>
          <table:table-cell table:style-name="Gnumeric-default" office:value-type="float" office:value="18759854" calcext:value-type="float">
            <text:p>18759854</text:p>
          </table:table-cell>
          <table:table-cell table:style-name="Gnumeric-default" table:formula="of:=[.D35]/([.A35]*[.A35]*[.A35]*LOG([.A35];2))" office:value-type="float" office:value="127.10749536147" calcext:value-type="float">
            <text:p>127,10749536147</text:p>
          </table:table-cell>
          <table:table-cell table:style-name="ce2" table:formula="of:=[.D35]/([.A35]*[.A35])" office:value-type="float" office:value="19521.1800208117" calcext:value-type="float">
            <text:p>19521,1800208117</text:p>
          </table:table-cell>
          <table:table-cell table:style-name="Gnumeric-default"/>
          <table:table-cell table:style-name="Gnumeric-default" office:value-type="float" office:value="20985363" calcext:value-type="float">
            <text:p>20985363</text:p>
          </table:table-cell>
          <table:table-cell table:style-name="Gnumeric-default" office:value-type="float" office:value="13621355" calcext:value-type="float">
            <text:p>13621355</text:p>
          </table:table-cell>
          <table:table-cell table:style-name="Gnumeric-default" office:value-type="float" office:value="13486119" calcext:value-type="float">
            <text:p>13486119</text:p>
          </table:table-cell>
          <table:table-cell table:style-name="Gnumeric-default" office:value-type="float" office:value="18022993" calcext:value-type="float">
            <text:p>18022993</text:p>
          </table:table-cell>
          <table:table-cell table:style-name="Gnumeric-default" table:formula="of:=LOG([.H35];10)" office:value-type="float" office:value="7.3219164859389" calcext:value-type="float">
            <text:p>7,3219164859389</text:p>
          </table:table-cell>
          <table:table-cell table:style-name="Gnumeric-default" table:formula="of:=LOG([.I35];10)" office:value-type="float" office:value="7.13422031167021" calcext:value-type="float">
            <text:p>7,1342203116702</text:p>
          </table:table-cell>
          <table:table-cell table:style-name="Gnumeric-default" table:formula="of:=LOG([.J35];10)" office:value-type="float" office:value="7.12988698752328" calcext:value-type="float">
            <text:p>7,1298869875233</text:p>
          </table:table-cell>
          <table:table-cell table:style-name="Gnumeric-default" table:formula="of:=LOG([.K35];10)" office:value-type="float" office:value="7.25582691402643" calcext:value-type="float">
            <text:p>7,2558269140264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32" calcext:value-type="float">
            <text:p>32</text:p>
          </table:table-cell>
          <table:table-cell table:style-name="Gnumeric-default" table:number-columns-repeated="2"/>
          <table:table-cell table:style-name="Gnumeric-default" office:value-type="float" office:value="19530032" calcext:value-type="float">
            <text:p>19530032</text:p>
          </table:table-cell>
          <table:table-cell table:style-name="Gnumeric-default" table:formula="of:=[.D36]/([.A36]*[.A36]*[.A36]*LOG([.A36];2))" office:value-type="float" office:value="119.20185546875" calcext:value-type="float">
            <text:p>119,20185546875</text:p>
          </table:table-cell>
          <table:table-cell table:style-name="ce2" table:formula="of:=[.D36]/([.A36]*[.A36])" office:value-type="float" office:value="19072.296875" calcext:value-type="float">
            <text:p>19072,296875</text:p>
          </table:table-cell>
          <table:table-cell table:style-name="Gnumeric-default"/>
          <table:table-cell table:style-name="Gnumeric-default" office:value-type="float" office:value="20608433" calcext:value-type="float">
            <text:p>20608433</text:p>
          </table:table-cell>
          <table:table-cell table:style-name="Gnumeric-default" office:value-type="float" office:value="22147167" calcext:value-type="float">
            <text:p>22147167</text:p>
          </table:table-cell>
          <table:table-cell table:style-name="Gnumeric-default" office:value-type="float" office:value="12726691" calcext:value-type="float">
            <text:p>12726691</text:p>
          </table:table-cell>
          <table:table-cell table:style-name="Gnumeric-default" office:value-type="float" office:value="23822825" calcext:value-type="float">
            <text:p>23822825</text:p>
          </table:table-cell>
          <table:table-cell table:style-name="Gnumeric-default" table:formula="of:=LOG([.H36];10)" office:value-type="float" office:value="7.31404497065716" calcext:value-type="float">
            <text:p>7,3140449706572</text:p>
          </table:table-cell>
          <table:table-cell table:style-name="Gnumeric-default" table:formula="of:=LOG([.I36];10)" office:value-type="float" office:value="7.34531818044822" calcext:value-type="float">
            <text:p>7,3453181804482</text:p>
          </table:table-cell>
          <table:table-cell table:style-name="Gnumeric-default" table:formula="of:=LOG([.J36];10)" office:value-type="float" office:value="7.10471549970642" calcext:value-type="float">
            <text:p>7,1047154997064</text:p>
          </table:table-cell>
          <table:table-cell table:style-name="Gnumeric-default" table:formula="of:=LOG([.K36];10)" office:value-type="float" office:value="7.3769932604702" calcext:value-type="float">
            <text:p>7,3769932604702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33" calcext:value-type="float">
            <text:p>33</text:p>
          </table:table-cell>
          <table:table-cell table:style-name="Gnumeric-default" table:number-columns-repeated="2"/>
          <table:table-cell table:style-name="Gnumeric-default" office:value-type="float" office:value="4386504" calcext:value-type="float">
            <text:p>4386504</text:p>
          </table:table-cell>
          <table:table-cell table:style-name="Gnumeric-default" table:formula="of:=[.D37]/([.A37]*[.A37]*[.A37]*LOG([.A37];2))" office:value-type="float" office:value="24.1973440397673" calcext:value-type="float">
            <text:p>24,1973440397673</text:p>
          </table:table-cell>
          <table:table-cell table:style-name="ce2" table:formula="of:=[.D37]/([.A37]*[.A37])" office:value-type="float" office:value="4028.01101928375" calcext:value-type="float">
            <text:p>4028,01101928375</text:p>
          </table:table-cell>
          <table:table-cell table:style-name="Gnumeric-default"/>
          <table:table-cell table:style-name="Gnumeric-default" office:value-type="float" office:value="4400140" calcext:value-type="float">
            <text:p>4400140</text:p>
          </table:table-cell>
          <table:table-cell table:style-name="Gnumeric-default" office:value-type="float" office:value="10534973" calcext:value-type="float">
            <text:p>10534973</text:p>
          </table:table-cell>
          <table:table-cell table:style-name="Gnumeric-default" office:value-type="float" office:value="9933813" calcext:value-type="float">
            <text:p>9933813</text:p>
          </table:table-cell>
          <table:table-cell table:style-name="Gnumeric-default" office:value-type="float" office:value="15055297" calcext:value-type="float">
            <text:p>15055297</text:p>
          </table:table-cell>
          <table:table-cell table:style-name="Gnumeric-default" table:formula="of:=LOG([.H37];10)" office:value-type="float" office:value="6.64346649472714" calcext:value-type="float">
            <text:p>6,6434664947271</text:p>
          </table:table-cell>
          <table:table-cell table:style-name="Gnumeric-default" table:formula="of:=LOG([.I37];10)" office:value-type="float" office:value="7.02263342689561" calcext:value-type="float">
            <text:p>7,0226334268956</text:p>
          </table:table-cell>
          <table:table-cell table:style-name="Gnumeric-default" table:formula="of:=LOG([.J37];10)" office:value-type="float" office:value="6.99711598031871" calcext:value-type="float">
            <text:p>6,9971159803187</text:p>
          </table:table-cell>
          <table:table-cell table:style-name="Gnumeric-default" table:formula="of:=LOG([.K37];10)" office:value-type="float" office:value="7.17768932738042" calcext:value-type="float">
            <text:p>7,1776893273804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34" calcext:value-type="float">
            <text:p>34</text:p>
          </table:table-cell>
          <table:table-cell table:style-name="Gnumeric-default" table:number-columns-repeated="2"/>
          <table:table-cell table:style-name="Gnumeric-default" office:value-type="float" office:value="34272427" calcext:value-type="float">
            <text:p>34272427</text:p>
          </table:table-cell>
          <table:table-cell table:style-name="Gnumeric-default" table:formula="of:=[.D38]/([.A38]*[.A38]*[.A38]*LOG([.A38];2))" office:value-type="float" office:value="171.398437606866" calcext:value-type="float">
            <text:p>171,398437606866</text:p>
          </table:table-cell>
          <table:table-cell table:style-name="ce2" table:formula="of:=[.D38]/([.A38]*[.A38])" office:value-type="float" office:value="29647.428200692" calcext:value-type="float">
            <text:p>29647,428200692</text:p>
          </table:table-cell>
          <table:table-cell table:style-name="Gnumeric-default"/>
          <table:table-cell table:style-name="Gnumeric-default" office:value-type="float" office:value="31624793" calcext:value-type="float">
            <text:p>31624793</text:p>
          </table:table-cell>
          <table:table-cell table:style-name="Gnumeric-default" office:value-type="float" office:value="14921835" calcext:value-type="float">
            <text:p>14921835</text:p>
          </table:table-cell>
          <table:table-cell table:style-name="Gnumeric-default" office:value-type="float" office:value="21781654" calcext:value-type="float">
            <text:p>21781654</text:p>
          </table:table-cell>
          <table:table-cell table:style-name="Gnumeric-default" office:value-type="float" office:value="16661327" calcext:value-type="float">
            <text:p>16661327</text:p>
          </table:table-cell>
          <table:table-cell table:style-name="Gnumeric-default" table:formula="of:=LOG([.H38];10)" office:value-type="float" office:value="7.50002769151978" calcext:value-type="float">
            <text:p>7,5000276915198</text:p>
          </table:table-cell>
          <table:table-cell table:style-name="Gnumeric-default" table:formula="of:=LOG([.I38];10)" office:value-type="float" office:value="7.17382223341623" calcext:value-type="float">
            <text:p>7,1738222334162</text:p>
          </table:table-cell>
          <table:table-cell table:style-name="Gnumeric-default" table:formula="of:=LOG([.J38];10)" office:value-type="float" office:value="7.33809085502486" calcext:value-type="float">
            <text:p>7,3380908550249</text:p>
          </table:table-cell>
          <table:table-cell table:style-name="Gnumeric-default" table:formula="of:=LOG([.K38];10)" office:value-type="float" office:value="7.22170958805676" calcext:value-type="float">
            <text:p>7,2217095880568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35" calcext:value-type="float">
            <text:p>35</text:p>
          </table:table-cell>
          <table:table-cell table:style-name="Gnumeric-default" table:number-columns-repeated="2"/>
          <table:table-cell table:style-name="Gnumeric-default" office:value-type="float" office:value="4865329" calcext:value-type="float">
            <text:p>4865329</text:p>
          </table:table-cell>
          <table:table-cell table:style-name="Gnumeric-default" table:formula="of:=[.D39]/([.A39]*[.A39]*[.A39]*LOG([.A39];2))" office:value-type="float" office:value="22.1233768637078" calcext:value-type="float">
            <text:p>22,1233768637078</text:p>
          </table:table-cell>
          <table:table-cell table:style-name="ce2" table:formula="of:=[.D39]/([.A39]*[.A39])" office:value-type="float" office:value="3971.69714285714" calcext:value-type="float">
            <text:p>3971,69714285714</text:p>
          </table:table-cell>
          <table:table-cell table:style-name="Gnumeric-default"/>
          <table:table-cell table:style-name="Gnumeric-default" office:value-type="float" office:value="4898105" calcext:value-type="float">
            <text:p>4898105</text:p>
          </table:table-cell>
          <table:table-cell table:style-name="Gnumeric-default" office:value-type="float" office:value="37053971" calcext:value-type="float">
            <text:p>37053971</text:p>
          </table:table-cell>
          <table:table-cell table:style-name="Gnumeric-default" office:value-type="float" office:value="6479544" calcext:value-type="float">
            <text:p>6479544</text:p>
          </table:table-cell>
          <table:table-cell table:style-name="Gnumeric-default" office:value-type="float" office:value="16348656" calcext:value-type="float">
            <text:p>16348656</text:p>
          </table:table-cell>
          <table:table-cell table:style-name="Gnumeric-default" table:formula="of:=LOG([.H39];10)" office:value-type="float" office:value="6.69002809079928" calcext:value-type="float">
            <text:p>6,6900280907993</text:p>
          </table:table-cell>
          <table:table-cell table:style-name="Gnumeric-default" table:formula="of:=LOG([.I39];10)" office:value-type="float" office:value="7.56883475728091" calcext:value-type="float">
            <text:p>7,5688347572809</text:p>
          </table:table-cell>
          <table:table-cell table:style-name="Gnumeric-default" table:formula="of:=LOG([.J39];10)" office:value-type="float" office:value="6.81154444333169" calcext:value-type="float">
            <text:p>6,8115444433317</text:p>
          </table:table-cell>
          <table:table-cell table:style-name="Gnumeric-default" table:formula="of:=LOG([.K39];10)" office:value-type="float" office:value="7.21348205572565" calcext:value-type="float">
            <text:p>7,2134820557257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36" calcext:value-type="float">
            <text:p>36</text:p>
          </table:table-cell>
          <table:table-cell table:style-name="Gnumeric-default" table:number-columns-repeated="2"/>
          <table:table-cell table:style-name="Gnumeric-default" office:value-type="float" office:value="31044559" calcext:value-type="float">
            <text:p>31044559</text:p>
          </table:table-cell>
          <table:table-cell table:style-name="Gnumeric-default" table:formula="of:=[.D40]/([.A40]*[.A40]*[.A40]*LOG([.A40];2))" office:value-type="float" office:value="128.704505299515" calcext:value-type="float">
            <text:p>128,704505299515</text:p>
          </table:table-cell>
          <table:table-cell table:style-name="ce2" table:formula="of:=[.D40]/([.A40]*[.A40])" office:value-type="float" office:value="23954.1350308642" calcext:value-type="float">
            <text:p>23954,1350308642</text:p>
          </table:table-cell>
          <table:table-cell table:style-name="Gnumeric-default"/>
          <table:table-cell table:style-name="Gnumeric-default" office:value-type="float" office:value="31447560" calcext:value-type="float">
            <text:p>31447560</text:p>
          </table:table-cell>
          <table:table-cell table:style-name="Gnumeric-default" office:value-type="float" office:value="24294769" calcext:value-type="float">
            <text:p>24294769</text:p>
          </table:table-cell>
          <table:table-cell table:style-name="Gnumeric-default" office:value-type="float" office:value="22983895" calcext:value-type="float">
            <text:p>22983895</text:p>
          </table:table-cell>
          <table:table-cell table:style-name="Gnumeric-default" office:value-type="float" office:value="28939920" calcext:value-type="float">
            <text:p>28939920</text:p>
          </table:table-cell>
          <table:table-cell table:style-name="Gnumeric-default" table:formula="of:=LOG([.H40];10)" office:value-type="float" office:value="7.49758695440308" calcext:value-type="float">
            <text:p>7,4975869544031</text:p>
          </table:table-cell>
          <table:table-cell table:style-name="Gnumeric-default" table:formula="of:=LOG([.I40];10)" office:value-type="float" office:value="7.38551277405133" calcext:value-type="float">
            <text:p>7,3855127740513</text:p>
          </table:table-cell>
          <table:table-cell table:style-name="Gnumeric-default" table:formula="of:=LOG([.J40];10)" office:value-type="float" office:value="7.36142362895044" calcext:value-type="float">
            <text:p>7,3614236289505</text:p>
          </table:table-cell>
          <table:table-cell table:style-name="Gnumeric-default" table:formula="of:=LOG([.K40];10)" office:value-type="float" office:value="7.46149732624374" calcext:value-type="float">
            <text:p>7,4614973262438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37" calcext:value-type="float">
            <text:p>37</text:p>
          </table:table-cell>
          <table:table-cell table:style-name="Gnumeric-default" table:number-columns-repeated="2"/>
          <table:table-cell table:style-name="Gnumeric-default" office:value-type="float" office:value="17053437" calcext:value-type="float">
            <text:p>17053437</text:p>
          </table:table-cell>
          <table:table-cell table:style-name="Gnumeric-default" table:formula="of:=[.D41]/([.A41]*[.A41]*[.A41]*LOG([.A41];2))" office:value-type="float" office:value="64.6270889825383" calcext:value-type="float">
            <text:p>64,6270889825383</text:p>
          </table:table-cell>
          <table:table-cell table:style-name="ce2" table:formula="of:=[.D41]/([.A41]*[.A41])" office:value-type="float" office:value="12456.8568298028" calcext:value-type="float">
            <text:p>12456,8568298028</text:p>
          </table:table-cell>
          <table:table-cell table:style-name="Gnumeric-default"/>
          <table:table-cell table:style-name="Gnumeric-default" office:value-type="float" office:value="16800545" calcext:value-type="float">
            <text:p>16800545</text:p>
          </table:table-cell>
          <table:table-cell table:style-name="Gnumeric-default" office:value-type="float" office:value="25849520" calcext:value-type="float">
            <text:p>25849520</text:p>
          </table:table-cell>
          <table:table-cell table:style-name="Gnumeric-default" office:value-type="float" office:value="17912394" calcext:value-type="float">
            <text:p>17912394</text:p>
          </table:table-cell>
          <table:table-cell table:style-name="Gnumeric-default" office:value-type="float" office:value="29996320" calcext:value-type="float">
            <text:p>29996320</text:p>
          </table:table-cell>
          <table:table-cell table:style-name="Gnumeric-default" table:formula="of:=LOG([.H41];10)" office:value-type="float" office:value="7.22532337021714" calcext:value-type="float">
            <text:p>7,2253233702172</text:p>
          </table:table-cell>
          <table:table-cell table:style-name="Gnumeric-default" table:formula="of:=LOG([.I41];10)" office:value-type="float" office:value="7.41245248308618" calcext:value-type="float">
            <text:p>7,4124524830862</text:p>
          </table:table-cell>
          <table:table-cell table:style-name="Gnumeric-default" table:formula="of:=LOG([.J41];10)" office:value-type="float" office:value="7.25315363339277" calcext:value-type="float">
            <text:p>7,2531536333928</text:p>
          </table:table-cell>
          <table:table-cell table:style-name="Gnumeric-default" table:formula="of:=LOG([.K41];10)" office:value-type="float" office:value="7.47706797799551" calcext:value-type="float">
            <text:p>7,4770679779955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38" calcext:value-type="float">
            <text:p>38</text:p>
          </table:table-cell>
          <table:table-cell table:style-name="Gnumeric-default" table:number-columns-repeated="2"/>
          <table:table-cell table:style-name="Gnumeric-default" office:value-type="float" office:value="32661377" calcext:value-type="float">
            <text:p>32661377</text:p>
          </table:table-cell>
          <table:table-cell table:style-name="Gnumeric-default" table:formula="of:=[.D42]/([.A42]*[.A42]*[.A42]*LOG([.A42];2))" office:value-type="float" office:value="113.421627043908" calcext:value-type="float">
            <text:p>113,421627043908</text:p>
          </table:table-cell>
          <table:table-cell table:style-name="ce2" table:formula="of:=[.D42]/([.A42]*[.A42])" office:value-type="float" office:value="22618.682132964" calcext:value-type="float">
            <text:p>22618,682132964</text:p>
          </table:table-cell>
          <table:table-cell table:style-name="Gnumeric-default"/>
          <table:table-cell table:style-name="Gnumeric-default" office:value-type="float" office:value="28810542" calcext:value-type="float">
            <text:p>28810542</text:p>
          </table:table-cell>
          <table:table-cell table:style-name="Gnumeric-default" office:value-type="float" office:value="22680067" calcext:value-type="float">
            <text:p>22680067</text:p>
          </table:table-cell>
          <table:table-cell table:style-name="Gnumeric-default" office:value-type="float" office:value="20839305" calcext:value-type="float">
            <text:p>20839305</text:p>
          </table:table-cell>
          <table:table-cell table:style-name="Gnumeric-default" office:value-type="float" office:value="3603793" calcext:value-type="float">
            <text:p>3603793</text:p>
          </table:table-cell>
          <table:table-cell table:style-name="Gnumeric-default" table:formula="of:=LOG([.H42];10)" office:value-type="float" office:value="7.45955142854751" calcext:value-type="float">
            <text:p>7,4595514285475</text:p>
          </table:table-cell>
          <table:table-cell table:style-name="Gnumeric-default" table:formula="of:=LOG([.I42];10)" office:value-type="float" office:value="7.35564433318768" calcext:value-type="float">
            <text:p>7,3556443331877</text:p>
          </table:table-cell>
          <table:table-cell table:style-name="Gnumeric-default" table:formula="of:=LOG([.J42];10)" office:value-type="float" office:value="7.31888323095676" calcext:value-type="float">
            <text:p>7,3188832309568</text:p>
          </table:table-cell>
          <table:table-cell table:style-name="Gnumeric-default" table:formula="of:=LOG([.K42];10)" office:value-type="float" office:value="6.55675983737373" calcext:value-type="float">
            <text:p>6,5567598373737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39" calcext:value-type="float">
            <text:p>39</text:p>
          </table:table-cell>
          <table:table-cell table:style-name="Gnumeric-default" table:number-columns-repeated="2"/>
          <table:table-cell table:style-name="Gnumeric-default" office:value-type="float" office:value="60059215" calcext:value-type="float">
            <text:p>60059215</text:p>
          </table:table-cell>
          <table:table-cell table:style-name="Gnumeric-default" table:formula="of:=[.D43]/([.A43]*[.A43]*[.A43]*LOG([.A43];2))" office:value-type="float" office:value="191.561305320403" calcext:value-type="float">
            <text:p>191,561305320403</text:p>
          </table:table-cell>
          <table:table-cell table:style-name="ce2" table:formula="of:=[.D43]/([.A43]*[.A43])" office:value-type="float" office:value="39486.6633793557" calcext:value-type="float">
            <text:p>39486,6633793557</text:p>
          </table:table-cell>
          <table:table-cell table:style-name="Gnumeric-default"/>
          <table:table-cell table:style-name="Gnumeric-default" office:value-type="float" office:value="60136624" calcext:value-type="float">
            <text:p>60136624</text:p>
          </table:table-cell>
          <table:table-cell table:style-name="Gnumeric-default" office:value-type="float" office:value="33638045" calcext:value-type="float">
            <text:p>33638045</text:p>
          </table:table-cell>
          <table:table-cell table:style-name="Gnumeric-default" office:value-type="float" office:value="31056052" calcext:value-type="float">
            <text:p>31056052</text:p>
          </table:table-cell>
          <table:table-cell table:style-name="Gnumeric-default" office:value-type="float" office:value="15641947" calcext:value-type="float">
            <text:p>15641947</text:p>
          </table:table-cell>
          <table:table-cell table:style-name="Gnumeric-default" table:formula="of:=LOG([.H43];10)" office:value-type="float" office:value="7.77913904366265" calcext:value-type="float">
            <text:p>7,7791390436627</text:p>
          </table:table-cell>
          <table:table-cell table:style-name="Gnumeric-default" table:formula="of:=LOG([.I43];10)" office:value-type="float" office:value="7.52683074722146" calcext:value-type="float">
            <text:p>7,5268307472215</text:p>
          </table:table-cell>
          <table:table-cell table:style-name="Gnumeric-default" table:formula="of:=LOG([.J43];10)" office:value-type="float" office:value="7.49214624522403" calcext:value-type="float">
            <text:p>7,492146245224</text:p>
          </table:table-cell>
          <table:table-cell table:style-name="Gnumeric-default" table:formula="of:=LOG([.K43];10)" office:value-type="float" office:value="7.19429081002362" calcext:value-type="float">
            <text:p>7,1942908100236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40" calcext:value-type="float">
            <text:p>40</text:p>
          </table:table-cell>
          <table:table-cell table:style-name="Gnumeric-default" table:number-columns-repeated="2"/>
          <table:table-cell table:style-name="Gnumeric-default" office:value-type="float" office:value="36700981" calcext:value-type="float">
            <text:p>36700981</text:p>
          </table:table-cell>
          <table:table-cell table:style-name="Gnumeric-default" table:formula="of:=[.D44]/([.A44]*[.A44]*[.A44]*LOG([.A44];2))" office:value-type="float" office:value="107.752832789286" calcext:value-type="float">
            <text:p>107,752832789286</text:p>
          </table:table-cell>
          <table:table-cell table:style-name="ce2" table:formula="of:=[.D44]/([.A44]*[.A44])" office:value-type="float" office:value="22938.113125" calcext:value-type="float">
            <text:p>22938,113125</text:p>
          </table:table-cell>
          <table:table-cell table:style-name="Gnumeric-default"/>
          <table:table-cell table:style-name="Gnumeric-default" office:value-type="float" office:value="37502221" calcext:value-type="float">
            <text:p>37502221</text:p>
          </table:table-cell>
          <table:table-cell table:style-name="Gnumeric-default" office:value-type="float" office:value="28296313" calcext:value-type="float">
            <text:p>28296313</text:p>
          </table:table-cell>
          <table:table-cell table:style-name="Gnumeric-default" office:value-type="float" office:value="28551907" calcext:value-type="float">
            <text:p>28551907</text:p>
          </table:table-cell>
          <table:table-cell table:style-name="Gnumeric-default" office:value-type="float" office:value="26292667" calcext:value-type="float">
            <text:p>26292667</text:p>
          </table:table-cell>
          <table:table-cell table:style-name="Gnumeric-default" table:formula="of:=LOG([.H44];10)" office:value-type="float" office:value="7.57405698878055" calcext:value-type="float">
            <text:p>7,5740569887806</text:p>
          </table:table-cell>
          <table:table-cell table:style-name="Gnumeric-default" table:formula="of:=LOG([.I44];10)" office:value-type="float" office:value="7.4517298507868" calcext:value-type="float">
            <text:p>7,4517298507868</text:p>
          </table:table-cell>
          <table:table-cell table:style-name="Gnumeric-default" table:formula="of:=LOG([.J44];10)" office:value-type="float" office:value="7.45563512035484" calcext:value-type="float">
            <text:p>7,4556351203548</text:p>
          </table:table-cell>
          <table:table-cell table:style-name="Gnumeric-default" table:formula="of:=LOG([.K44];10)" office:value-type="float" office:value="7.41983464105642" calcext:value-type="float">
            <text:p>7,4198346410564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41" calcext:value-type="float">
            <text:p>41</text:p>
          </table:table-cell>
          <table:table-cell table:style-name="Gnumeric-default" table:number-columns-repeated="2"/>
          <table:table-cell table:style-name="Gnumeric-default" office:value-type="float" office:value="34753609" calcext:value-type="float">
            <text:p>34753609</text:p>
          </table:table-cell>
          <table:table-cell table:style-name="Gnumeric-default" table:formula="of:=[.D45]/([.A45]*[.A45]*[.A45]*LOG([.A45];2))" office:value-type="float" office:value="94.1200057907669" calcext:value-type="float">
            <text:p>94,1200057907669</text:p>
          </table:table-cell>
          <table:table-cell table:style-name="ce2" table:formula="of:=[.D45]/([.A45]*[.A45])" office:value-type="float" office:value="20674.3658536585" calcext:value-type="float">
            <text:p>20674,3658536585</text:p>
          </table:table-cell>
          <table:table-cell table:style-name="Gnumeric-default"/>
          <table:table-cell table:style-name="Gnumeric-default" office:value-type="float" office:value="35004805" calcext:value-type="float">
            <text:p>35004805</text:p>
          </table:table-cell>
          <table:table-cell table:style-name="Gnumeric-default" office:value-type="float" office:value="33406723" calcext:value-type="float">
            <text:p>33406723</text:p>
          </table:table-cell>
          <table:table-cell table:style-name="Gnumeric-default" office:value-type="float" office:value="45638732" calcext:value-type="float">
            <text:p>45638732</text:p>
          </table:table-cell>
          <table:table-cell table:style-name="Gnumeric-default" office:value-type="float" office:value="27932550" calcext:value-type="float">
            <text:p>27932550</text:p>
          </table:table-cell>
          <table:table-cell table:style-name="Gnumeric-default" table:formula="of:=LOG([.H45];10)" office:value-type="float" office:value="7.54412766268615" calcext:value-type="float">
            <text:p>7,5441276626862</text:p>
          </table:table-cell>
          <table:table-cell table:style-name="Gnumeric-default" table:formula="of:=LOG([.I45];10)" office:value-type="float" office:value="7.52383387603269" calcext:value-type="float">
            <text:p>7,5238338760327</text:p>
          </table:table-cell>
          <table:table-cell table:style-name="Gnumeric-default" table:formula="of:=LOG([.J45];10)" office:value-type="float" office:value="7.65933356972836" calcext:value-type="float">
            <text:p>7,6593335697284</text:p>
          </table:table-cell>
          <table:table-cell table:style-name="Gnumeric-default" table:formula="of:=LOG([.K45];10)" office:value-type="float" office:value="7.44611058483731" calcext:value-type="float">
            <text:p>7,4461105848373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42" calcext:value-type="float">
            <text:p>42</text:p>
          </table:table-cell>
          <table:table-cell table:style-name="Gnumeric-default" table:number-columns-repeated="2"/>
          <table:table-cell table:style-name="Gnumeric-default" office:value-type="float" office:value="40791936" calcext:value-type="float">
            <text:p>40791936</text:p>
          </table:table-cell>
          <table:table-cell table:style-name="Gnumeric-default" table:formula="of:=[.D46]/([.A46]*[.A46]*[.A46]*LOG([.A46];2))" office:value-type="float" office:value="102.105937458458" calcext:value-type="float">
            <text:p>102,105937458458</text:p>
          </table:table-cell>
          <table:table-cell table:style-name="ce2" table:formula="of:=[.D46]/([.A46]*[.A46])" office:value-type="float" office:value="23124.6802721088" calcext:value-type="float">
            <text:p>23124,6802721088</text:p>
          </table:table-cell>
          <table:table-cell table:style-name="Gnumeric-default"/>
          <table:table-cell table:style-name="Gnumeric-default" office:value-type="float" office:value="38779260" calcext:value-type="float">
            <text:p>38779260</text:p>
          </table:table-cell>
          <table:table-cell table:style-name="Gnumeric-default" office:value-type="float" office:value="39015152" calcext:value-type="float">
            <text:p>39015152</text:p>
          </table:table-cell>
          <table:table-cell table:style-name="Gnumeric-default" office:value-type="float" office:value="53531128" calcext:value-type="float">
            <text:p>53531128</text:p>
          </table:table-cell>
          <table:table-cell table:style-name="Gnumeric-default" office:value-type="float" office:value="34171894" calcext:value-type="float">
            <text:p>34171894</text:p>
          </table:table-cell>
          <table:table-cell table:style-name="Gnumeric-default" table:formula="of:=LOG([.H46];10)" office:value-type="float" office:value="7.58859951745587" calcext:value-type="float">
            <text:p>7,5885995174559</text:p>
          </table:table-cell>
          <table:table-cell table:style-name="Gnumeric-default" table:formula="of:=LOG([.I46];10)" office:value-type="float" office:value="7.5912333032324" calcext:value-type="float">
            <text:p>7,5912333032324</text:p>
          </table:table-cell>
          <table:table-cell table:style-name="Gnumeric-default" table:formula="of:=LOG([.J46];10)" office:value-type="float" office:value="7.72860639486884" calcext:value-type="float">
            <text:p>7,7286063948689</text:p>
          </table:table-cell>
          <table:table-cell table:style-name="Gnumeric-default" table:formula="of:=LOG([.K46];10)" office:value-type="float" office:value="7.53366905052697" calcext:value-type="float">
            <text:p>7,533669050527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43" calcext:value-type="float">
            <text:p>43</text:p>
          </table:table-cell>
          <table:table-cell table:style-name="Gnumeric-default" table:number-columns-repeated="2"/>
          <table:table-cell table:style-name="Gnumeric-default" office:value-type="float" office:value="61381731" calcext:value-type="float">
            <text:p>61381731</text:p>
          </table:table-cell>
          <table:table-cell table:style-name="Gnumeric-default" table:formula="of:=[.D47]/([.A47]*[.A47]*[.A47]*LOG([.A47];2))" office:value-type="float" office:value="142.27637293116" calcext:value-type="float">
            <text:p>142,27637293116</text:p>
          </table:table-cell>
          <table:table-cell table:style-name="ce2" table:formula="of:=[.D47]/([.A47]*[.A47])" office:value-type="float" office:value="33197.2585181179" calcext:value-type="float">
            <text:p>33197,2585181179</text:p>
          </table:table-cell>
          <table:table-cell table:style-name="Gnumeric-default"/>
          <table:table-cell table:style-name="Gnumeric-default" office:value-type="float" office:value="69266706" calcext:value-type="float">
            <text:p>69266706</text:p>
          </table:table-cell>
          <table:table-cell table:style-name="Gnumeric-default" office:value-type="float" office:value="36104418" calcext:value-type="float">
            <text:p>36104418</text:p>
          </table:table-cell>
          <table:table-cell table:style-name="Gnumeric-default" office:value-type="float" office:value="32075535" calcext:value-type="float">
            <text:p>32075535</text:p>
          </table:table-cell>
          <table:table-cell table:style-name="Gnumeric-default" office:value-type="float" office:value="34333901" calcext:value-type="float">
            <text:p>34333901</text:p>
          </table:table-cell>
          <table:table-cell table:style-name="Gnumeric-default" table:formula="of:=LOG([.H47];10)" office:value-type="float" office:value="7.84052453511716" calcext:value-type="float">
            <text:p>7,8405245351172</text:p>
          </table:table-cell>
          <table:table-cell table:style-name="Gnumeric-default" table:formula="of:=LOG([.I47];10)" office:value-type="float" office:value="7.5575603485988" calcext:value-type="float">
            <text:p>7,5575603485988</text:p>
          </table:table-cell>
          <table:table-cell table:style-name="Gnumeric-default" table:formula="of:=LOG([.J47];10)" office:value-type="float" office:value="7.50617390886957" calcext:value-type="float">
            <text:p>7,5061739088696</text:p>
          </table:table-cell>
          <table:table-cell table:style-name="Gnumeric-default" table:formula="of:=LOG([.K47];10)" office:value-type="float" office:value="7.53572315054268" calcext:value-type="float">
            <text:p>7,5357231505427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44" calcext:value-type="float">
            <text:p>44</text:p>
          </table:table-cell>
          <table:table-cell table:style-name="Gnumeric-default" table:number-columns-repeated="2"/>
          <table:table-cell table:style-name="Gnumeric-default" office:value-type="float" office:value="39127375" calcext:value-type="float">
            <text:p>39127375</text:p>
          </table:table-cell>
          <table:table-cell table:style-name="Gnumeric-default" table:formula="of:=[.D48]/([.A48]*[.A48]*[.A48]*LOG([.A48];2))" office:value-type="float" office:value="84.1347197709292" calcext:value-type="float">
            <text:p>84,1347197709292</text:p>
          </table:table-cell>
          <table:table-cell table:style-name="ce2" table:formula="of:=[.D48]/([.A48]*[.A48])" office:value-type="float" office:value="20210.4209710744" calcext:value-type="float">
            <text:p>20210,4209710744</text:p>
          </table:table-cell>
          <table:table-cell table:style-name="Gnumeric-default"/>
          <table:table-cell table:style-name="Gnumeric-default" office:value-type="float" office:value="40537177" calcext:value-type="float">
            <text:p>40537177</text:p>
          </table:table-cell>
          <table:table-cell table:style-name="Gnumeric-default" office:value-type="float" office:value="27825045" calcext:value-type="float">
            <text:p>27825045</text:p>
          </table:table-cell>
          <table:table-cell table:style-name="Gnumeric-default" office:value-type="float" office:value="47258447" calcext:value-type="float">
            <text:p>47258447</text:p>
          </table:table-cell>
          <table:table-cell table:style-name="Gnumeric-default" office:value-type="float" office:value="38709944" calcext:value-type="float">
            <text:p>38709944</text:p>
          </table:table-cell>
          <table:table-cell table:style-name="Gnumeric-default" table:formula="of:=LOG([.H48];10)" office:value-type="float" office:value="7.60785350123881" calcext:value-type="float">
            <text:p>7,6078535012388</text:p>
          </table:table-cell>
          <table:table-cell table:style-name="Gnumeric-default" table:formula="of:=LOG([.I48];10)" office:value-type="float" office:value="7.44443587536922" calcext:value-type="float">
            <text:p>7,4444358753692</text:p>
          </table:table-cell>
          <table:table-cell table:style-name="Gnumeric-default" table:formula="of:=LOG([.J48];10)" office:value-type="float" office:value="7.67447944581069" calcext:value-type="float">
            <text:p>7,6744794458107</text:p>
          </table:table-cell>
          <table:table-cell table:style-name="Gnumeric-default" table:formula="of:=LOG([.K48];10)" office:value-type="float" office:value="7.58782254304439" calcext:value-type="float">
            <text:p>7,5878225430444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45" calcext:value-type="float">
            <text:p>45</text:p>
          </table:table-cell>
          <table:table-cell table:style-name="Gnumeric-default" table:number-columns-repeated="2"/>
          <table:table-cell table:style-name="Gnumeric-default" office:value-type="float" office:value="74677109" calcext:value-type="float">
            <text:p>74677109</text:p>
          </table:table-cell>
          <table:table-cell table:style-name="Gnumeric-default" table:formula="of:=[.D49]/([.A49]*[.A49]*[.A49]*LOG([.A49];2))" office:value-type="float" office:value="149.221377130038" calcext:value-type="float">
            <text:p>149,221377130038</text:p>
          </table:table-cell>
          <table:table-cell table:style-name="ce2" table:formula="of:=[.D49]/([.A49]*[.A49])" office:value-type="float" office:value="36877.584691358" calcext:value-type="float">
            <text:p>36877,584691358</text:p>
          </table:table-cell>
          <table:table-cell table:style-name="Gnumeric-default"/>
          <table:table-cell table:style-name="Gnumeric-default" office:value-type="float" office:value="59642354" calcext:value-type="float">
            <text:p>59642354</text:p>
          </table:table-cell>
          <table:table-cell table:style-name="Gnumeric-default" office:value-type="float" office:value="45459643" calcext:value-type="float">
            <text:p>45459643</text:p>
          </table:table-cell>
          <table:table-cell table:style-name="Gnumeric-default" office:value-type="float" office:value="15848559" calcext:value-type="float">
            <text:p>15848559</text:p>
          </table:table-cell>
          <table:table-cell table:style-name="Gnumeric-default" office:value-type="float" office:value="30995783" calcext:value-type="float">
            <text:p>30995783</text:p>
          </table:table-cell>
          <table:table-cell table:style-name="Gnumeric-default" table:formula="of:=LOG([.H49];10)" office:value-type="float" office:value="7.77555477611287" calcext:value-type="float">
            <text:p>7,7755547761129</text:p>
          </table:table-cell>
          <table:table-cell table:style-name="Gnumeric-default" table:formula="of:=LOG([.I49];10)" office:value-type="float" office:value="7.65762602083596" calcext:value-type="float">
            <text:p>7,657626020836</text:p>
          </table:table-cell>
          <table:table-cell table:style-name="Gnumeric-default" table:formula="of:=LOG([.J49];10)" office:value-type="float" office:value="7.19998978095136" calcext:value-type="float">
            <text:p>7,1999897809514</text:p>
          </table:table-cell>
          <table:table-cell table:style-name="Gnumeric-default" table:formula="of:=LOG([.K49];10)" office:value-type="float" office:value="7.49130261175661" calcext:value-type="float">
            <text:p>7,4913026117566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46" calcext:value-type="float">
            <text:p>46</text:p>
          </table:table-cell>
          <table:table-cell table:style-name="Gnumeric-default" table:number-columns-repeated="2"/>
          <table:table-cell table:style-name="Gnumeric-default" office:value-type="float" office:value="67199729" calcext:value-type="float">
            <text:p>67199729</text:p>
          </table:table-cell>
          <table:table-cell table:style-name="Gnumeric-default" table:formula="of:=[.D50]/([.A50]*[.A50]*[.A50]*LOG([.A50];2))" office:value-type="float" office:value="124.989864398321" calcext:value-type="float">
            <text:p>124,989864398321</text:p>
          </table:table-cell>
          <table:table-cell table:style-name="ce2" table:formula="of:=[.D50]/([.A50]*[.A50])" office:value-type="float" office:value="31757.9059546314" calcext:value-type="float">
            <text:p>31757,9059546314</text:p>
          </table:table-cell>
          <table:table-cell table:style-name="Gnumeric-default"/>
          <table:table-cell table:style-name="Gnumeric-default" office:value-type="float" office:value="69548622" calcext:value-type="float">
            <text:p>69548622</text:p>
          </table:table-cell>
          <table:table-cell table:style-name="Gnumeric-default" office:value-type="float" office:value="35930892" calcext:value-type="float">
            <text:p>35930892</text:p>
          </table:table-cell>
          <table:table-cell table:style-name="Gnumeric-default" office:value-type="float" office:value="20429576" calcext:value-type="float">
            <text:p>20429576</text:p>
          </table:table-cell>
          <table:table-cell table:style-name="Gnumeric-default" office:value-type="float" office:value="35935677" calcext:value-type="float">
            <text:p>35935677</text:p>
          </table:table-cell>
          <table:table-cell table:style-name="Gnumeric-default" table:formula="of:=LOG([.H50];10)" office:value-type="float" office:value="7.84228852952972" calcext:value-type="float">
            <text:p>7,8422885295297</text:p>
          </table:table-cell>
          <table:table-cell table:style-name="Gnumeric-default" table:formula="of:=LOG([.I50];10)" office:value-type="float" office:value="7.55546799888762" calcext:value-type="float">
            <text:p>7,5554679988876</text:p>
          </table:table-cell>
          <table:table-cell table:style-name="Gnumeric-default" table:formula="of:=LOG([.J50];10)" office:value-type="float" office:value="7.31025935328095" calcext:value-type="float">
            <text:p>7,310259353281</text:p>
          </table:table-cell>
          <table:table-cell table:style-name="Gnumeric-default" table:formula="of:=LOG([.K50];10)" office:value-type="float" office:value="7.55552583103762" calcext:value-type="float">
            <text:p>7,5555258310376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47" calcext:value-type="float">
            <text:p>47</text:p>
          </table:table-cell>
          <table:table-cell table:style-name="Gnumeric-default" table:number-columns-repeated="2"/>
          <table:table-cell table:style-name="Gnumeric-default" office:value-type="float" office:value="53150328" calcext:value-type="float">
            <text:p>53150328</text:p>
          </table:table-cell>
          <table:table-cell table:style-name="Gnumeric-default" table:formula="of:=[.D51]/([.A51]*[.A51]*[.A51]*LOG([.A51];2))" office:value-type="float" office:value="92.1638178638486" calcext:value-type="float">
            <text:p>92,1638178638486</text:p>
          </table:table-cell>
          <table:table-cell table:style-name="ce2" table:formula="of:=[.D51]/([.A51]*[.A51])" office:value-type="float" office:value="24060.8094160253" calcext:value-type="float">
            <text:p>24060,8094160253</text:p>
          </table:table-cell>
          <table:table-cell table:style-name="Gnumeric-default"/>
          <table:table-cell table:style-name="Gnumeric-default" office:value-type="float" office:value="62093033" calcext:value-type="float">
            <text:p>62093033</text:p>
          </table:table-cell>
          <table:table-cell table:style-name="Gnumeric-default" office:value-type="float" office:value="62186805" calcext:value-type="float">
            <text:p>62186805</text:p>
          </table:table-cell>
          <table:table-cell table:style-name="Gnumeric-default" office:value-type="float" office:value="46544165" calcext:value-type="float">
            <text:p>46544165</text:p>
          </table:table-cell>
          <table:table-cell table:style-name="Gnumeric-default" office:value-type="float" office:value="39829641" calcext:value-type="float">
            <text:p>39829641</text:p>
          </table:table-cell>
          <table:table-cell table:style-name="Gnumeric-default" table:formula="of:=LOG([.H51];10)" office:value-type="float" office:value="7.79304287393831" calcext:value-type="float">
            <text:p>7,7930428739383</text:p>
          </table:table-cell>
          <table:table-cell table:style-name="Gnumeric-default" table:formula="of:=LOG([.I51];10)" office:value-type="float" office:value="7.79369824443993" calcext:value-type="float">
            <text:p>7,7936982444399</text:p>
          </table:table-cell>
          <table:table-cell table:style-name="Gnumeric-default" table:formula="of:=LOG([.J51];10)" office:value-type="float" office:value="7.66786524348838" calcext:value-type="float">
            <text:p>7,6678652434884</text:p>
          </table:table-cell>
          <table:table-cell table:style-name="Gnumeric-default" table:formula="of:=LOG([.K51];10)" office:value-type="float" office:value="7.60020639196239" calcext:value-type="float">
            <text:p>7,6002063919624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48" calcext:value-type="float">
            <text:p>48</text:p>
          </table:table-cell>
          <table:table-cell table:style-name="Gnumeric-default" table:number-columns-repeated="2"/>
          <table:table-cell table:style-name="Gnumeric-default" office:value-type="float" office:value="59474855" calcext:value-type="float">
            <text:p>59474855</text:p>
          </table:table-cell>
          <table:table-cell table:style-name="Gnumeric-default" table:formula="of:=[.D52]/([.A52]*[.A52]*[.A52]*LOG([.A52];2))" office:value-type="float" office:value="96.2918250942164" calcext:value-type="float">
            <text:p>96,2918250942164</text:p>
          </table:table-cell>
          <table:table-cell table:style-name="ce2" table:formula="of:=[.D52]/([.A52]*[.A52])" office:value-type="float" office:value="25813.7391493056" calcext:value-type="float">
            <text:p>25813,7391493056</text:p>
          </table:table-cell>
          <table:table-cell table:style-name="Gnumeric-default"/>
          <table:table-cell table:style-name="Gnumeric-default" office:value-type="float" office:value="54947506" calcext:value-type="float">
            <text:p>54947506</text:p>
          </table:table-cell>
          <table:table-cell table:style-name="Gnumeric-default" office:value-type="float" office:value="42754414" calcext:value-type="float">
            <text:p>42754414</text:p>
          </table:table-cell>
          <table:table-cell table:style-name="Gnumeric-default" office:value-type="float" office:value="40266446" calcext:value-type="float">
            <text:p>40266446</text:p>
          </table:table-cell>
          <table:table-cell table:style-name="Gnumeric-default" office:value-type="float" office:value="36299381" calcext:value-type="float">
            <text:p>36299381</text:p>
          </table:table-cell>
          <table:table-cell table:style-name="Gnumeric-default" table:formula="of:=LOG([.H52];10)" office:value-type="float" office:value="7.73994798511222" calcext:value-type="float">
            <text:p>7,7399479851122</text:p>
          </table:table-cell>
          <table:table-cell table:style-name="Gnumeric-default" table:formula="of:=LOG([.I52];10)" office:value-type="float" office:value="7.63098095828956" calcext:value-type="float">
            <text:p>7,6309809582896</text:p>
          </table:table-cell>
          <table:table-cell table:style-name="Gnumeric-default" table:formula="of:=LOG([.J52];10)" office:value-type="float" office:value="7.60494329956765" calcext:value-type="float">
            <text:p>7,6049432995677</text:p>
          </table:table-cell>
          <table:table-cell table:style-name="Gnumeric-default" table:formula="of:=LOG([.K52];10)" office:value-type="float" office:value="7.55989921923511" calcext:value-type="float">
            <text:p>7,5598992192351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49" calcext:value-type="float">
            <text:p>49</text:p>
          </table:table-cell>
          <table:table-cell table:style-name="Gnumeric-default" table:number-columns-repeated="2"/>
          <table:table-cell table:style-name="Gnumeric-default" office:value-type="float" office:value="35190346" calcext:value-type="float">
            <text:p>35190346</text:p>
          </table:table-cell>
          <table:table-cell table:style-name="Gnumeric-default" table:formula="of:=[.D53]/([.A53]*[.A53]*[.A53]*LOG([.A53];2))" office:value-type="float" office:value="53.2731011824072" calcext:value-type="float">
            <text:p>53,2731011824072</text:p>
          </table:table-cell>
          <table:table-cell table:style-name="ce2" table:formula="of:=[.D53]/([.A53]*[.A53])" office:value-type="float" office:value="14656.5372761349" calcext:value-type="float">
            <text:p>14656,5372761349</text:p>
          </table:table-cell>
          <table:table-cell table:style-name="Gnumeric-default"/>
          <table:table-cell table:style-name="Gnumeric-default" office:value-type="float" office:value="40798765" calcext:value-type="float">
            <text:p>40798765</text:p>
          </table:table-cell>
          <table:table-cell table:style-name="Gnumeric-default" office:value-type="float" office:value="55901211" calcext:value-type="float">
            <text:p>55901211</text:p>
          </table:table-cell>
          <table:table-cell table:style-name="Gnumeric-default" office:value-type="float" office:value="65137883" calcext:value-type="float">
            <text:p>65137883</text:p>
          </table:table-cell>
          <table:table-cell table:style-name="Gnumeric-default" office:value-type="float" office:value="29778933" calcext:value-type="float">
            <text:p>29778933</text:p>
          </table:table-cell>
          <table:table-cell table:style-name="Gnumeric-default" table:formula="of:=LOG([.H53];10)" office:value-type="float" office:value="7.61064701696726" calcext:value-type="float">
            <text:p>7,6106470169673</text:p>
          </table:table-cell>
          <table:table-cell table:style-name="Gnumeric-default" table:formula="of:=LOG([.I53];10)" office:value-type="float" office:value="7.74742121620343" calcext:value-type="float">
            <text:p>7,7474212162034</text:p>
          </table:table-cell>
          <table:table-cell table:style-name="Gnumeric-default" table:formula="of:=LOG([.J53];10)" office:value-type="float" office:value="7.81383363976219" calcext:value-type="float">
            <text:p>7,8138336397622</text:p>
          </table:table-cell>
          <table:table-cell table:style-name="Gnumeric-default" table:formula="of:=LOG([.K53];10)" office:value-type="float" office:value="7.47390913261985" calcext:value-type="float">
            <text:p>7,4739091326199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50" calcext:value-type="float">
            <text:p>50</text:p>
          </table:table-cell>
          <table:table-cell table:style-name="Gnumeric-default" table:number-columns-repeated="2"/>
          <table:table-cell table:style-name="Gnumeric-default" office:value-type="float" office:value="140662924" calcext:value-type="float">
            <text:p>140662924</text:p>
          </table:table-cell>
          <table:table-cell table:style-name="Gnumeric-default" table:formula="of:=[.D54]/([.A54]*[.A54]*[.A54]*LOG([.A54];2))" office:value-type="float" office:value="199.385553806061" calcext:value-type="float">
            <text:p>199,385553806061</text:p>
          </table:table-cell>
          <table:table-cell table:style-name="ce2" table:formula="of:=[.D54]/([.A54]*[.A54])" office:value-type="float" office:value="56265.1696" calcext:value-type="float">
            <text:p>56265,1696</text:p>
          </table:table-cell>
          <table:table-cell table:style-name="Gnumeric-default"/>
          <table:table-cell table:style-name="Gnumeric-default" office:value-type="float" office:value="204714646" calcext:value-type="float">
            <text:p>204714646</text:p>
          </table:table-cell>
          <table:table-cell table:style-name="Gnumeric-default" office:value-type="float" office:value="57470301" calcext:value-type="float">
            <text:p>57470301</text:p>
          </table:table-cell>
          <table:table-cell table:style-name="Gnumeric-default" office:value-type="float" office:value="35943029" calcext:value-type="float">
            <text:p>35943029</text:p>
          </table:table-cell>
          <table:table-cell table:style-name="Gnumeric-default" office:value-type="float" office:value="36665725" calcext:value-type="float">
            <text:p>36665725</text:p>
          </table:table-cell>
          <table:table-cell table:style-name="Gnumeric-default" table:formula="of:=LOG([.H54];10)" office:value-type="float" office:value="8.31114891471646" calcext:value-type="float">
            <text:p>8,3111489147165</text:p>
          </table:table-cell>
          <table:table-cell table:style-name="Gnumeric-default" table:formula="of:=LOG([.I54];10)" office:value-type="float" office:value="7.7594434717517" calcext:value-type="float">
            <text:p>7,7594434717517</text:p>
          </table:table-cell>
          <table:table-cell table:style-name="Gnumeric-default" table:formula="of:=LOG([.J54];10)" office:value-type="float" office:value="7.55561467328923" calcext:value-type="float">
            <text:p>7,5556146732892</text:p>
          </table:table-cell>
          <table:table-cell table:style-name="Gnumeric-default" table:formula="of:=LOG([.K54];10)" office:value-type="float" office:value="7.56426027682342" calcext:value-type="float">
            <text:p>7,5642602768234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51" calcext:value-type="float">
            <text:p>51</text:p>
          </table:table-cell>
          <table:table-cell table:style-name="Gnumeric-default" table:number-columns-repeated="2"/>
          <table:table-cell table:style-name="Gnumeric-default" office:value-type="float" office:value="68822369" calcext:value-type="float">
            <text:p>68822369</text:p>
          </table:table-cell>
          <table:table-cell table:style-name="Gnumeric-default" table:formula="of:=[.D55]/([.A55]*[.A55]*[.A55]*LOG([.A55];2))" office:value-type="float" office:value="91.4640232568992" calcext:value-type="float">
            <text:p>91,4640232568992</text:p>
          </table:table-cell>
          <table:table-cell table:style-name="ce2" table:formula="of:=[.D55]/([.A55]*[.A55])" office:value-type="float" office:value="26459.9650134564" calcext:value-type="float">
            <text:p>26459,9650134564</text:p>
          </table:table-cell>
          <table:table-cell table:style-name="Gnumeric-default"/>
          <table:table-cell table:style-name="Gnumeric-default" office:value-type="float" office:value="86019236" calcext:value-type="float">
            <text:p>86019236</text:p>
          </table:table-cell>
          <table:table-cell table:style-name="Gnumeric-default" office:value-type="float" office:value="77051198" calcext:value-type="float">
            <text:p>77051198</text:p>
          </table:table-cell>
          <table:table-cell table:style-name="Gnumeric-default" office:value-type="float" office:value="94902945" calcext:value-type="float">
            <text:p>94902945</text:p>
          </table:table-cell>
          <table:table-cell table:style-name="Gnumeric-default" office:value-type="float" office:value="40164903" calcext:value-type="float">
            <text:p>40164903</text:p>
          </table:table-cell>
          <table:table-cell table:style-name="Gnumeric-default" table:formula="of:=LOG([.H55];10)" office:value-type="float" office:value="7.934595580947" calcext:value-type="float">
            <text:p>7,934595580947</text:p>
          </table:table-cell>
          <table:table-cell table:style-name="Gnumeric-default" table:formula="of:=LOG([.I55];10)" office:value-type="float" office:value="7.88677939556248" calcext:value-type="float">
            <text:p>7,8867793955625</text:p>
          </table:table-cell>
          <table:table-cell table:style-name="Gnumeric-default" table:formula="of:=LOG([.J55];10)" office:value-type="float" office:value="7.97727968953377" calcext:value-type="float">
            <text:p>7,9772796895338</text:p>
          </table:table-cell>
          <table:table-cell table:style-name="Gnumeric-default" table:formula="of:=LOG([.K55];10)" office:value-type="float" office:value="7.60384672246049" calcext:value-type="float">
            <text:p>7,6038467224605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52" calcext:value-type="float">
            <text:p>52</text:p>
          </table:table-cell>
          <table:table-cell table:style-name="Gnumeric-default" table:number-columns-repeated="2"/>
          <table:table-cell table:style-name="Gnumeric-default" office:value-type="float" office:value="72009794" calcext:value-type="float">
            <text:p>72009794</text:p>
          </table:table-cell>
          <table:table-cell table:style-name="Gnumeric-default" table:formula="of:=[.D56]/([.A56]*[.A56]*[.A56]*LOG([.A56];2))" office:value-type="float" office:value="89.8407109906509" calcext:value-type="float">
            <text:p>89,8407109906509</text:p>
          </table:table-cell>
          <table:table-cell table:style-name="ce2" table:formula="of:=[.D56]/([.A56]*[.A56])" office:value-type="float" office:value="26630.8409763314" calcext:value-type="float">
            <text:p>26630,8409763314</text:p>
          </table:table-cell>
          <table:table-cell table:style-name="Gnumeric-default"/>
          <table:table-cell table:style-name="Gnumeric-default" office:value-type="float" office:value="74712813" calcext:value-type="float">
            <text:p>74712813</text:p>
          </table:table-cell>
          <table:table-cell table:style-name="Gnumeric-default" office:value-type="float" office:value="12391483" calcext:value-type="float">
            <text:p>12391483</text:p>
          </table:table-cell>
          <table:table-cell table:style-name="Gnumeric-default" office:value-type="float" office:value="77379147" calcext:value-type="float">
            <text:p>77379147</text:p>
          </table:table-cell>
          <table:table-cell table:style-name="Gnumeric-default" office:value-type="float" office:value="42901053" calcext:value-type="float">
            <text:p>42901053</text:p>
          </table:table-cell>
          <table:table-cell table:style-name="Gnumeric-default" table:formula="of:=LOG([.H56];10)" office:value-type="float" office:value="7.87339508826805" calcext:value-type="float">
            <text:p>7,8733950882681</text:p>
          </table:table-cell>
          <table:table-cell table:style-name="Gnumeric-default" table:formula="of:=LOG([.I56];10)" office:value-type="float" office:value="7.09312328540552" calcext:value-type="float">
            <text:p>7,0931232854055</text:p>
          </table:table-cell>
          <table:table-cell table:style-name="Gnumeric-default" table:formula="of:=LOG([.J56];10)" office:value-type="float" office:value="7.88862393790481" calcext:value-type="float">
            <text:p>7,8886239379048</text:p>
          </table:table-cell>
          <table:table-cell table:style-name="Gnumeric-default" table:formula="of:=LOG([.K56];10)" office:value-type="float" office:value="7.63246795200936" calcext:value-type="float">
            <text:p>7,6324679520094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53" calcext:value-type="float">
            <text:p>53</text:p>
          </table:table-cell>
          <table:table-cell table:style-name="Gnumeric-default" table:number-columns-repeated="2"/>
          <table:table-cell table:style-name="Gnumeric-default" office:value-type="float" office:value="113072062" calcext:value-type="float">
            <text:p>113072062</text:p>
          </table:table-cell>
          <table:table-cell table:style-name="Gnumeric-default" table:formula="of:=[.D57]/([.A57]*[.A57]*[.A57]*LOG([.A57];2))" office:value-type="float" office:value="132.596092254446" calcext:value-type="float">
            <text:p>132,596092254446</text:p>
          </table:table-cell>
          <table:table-cell table:style-name="ce2" table:formula="of:=[.D57]/([.A57]*[.A57])" office:value-type="float" office:value="40253.4930580278" calcext:value-type="float">
            <text:p>40253,4930580278</text:p>
          </table:table-cell>
          <table:table-cell table:style-name="Gnumeric-default"/>
          <table:table-cell table:style-name="Gnumeric-default" office:value-type="float" office:value="89448465" calcext:value-type="float">
            <text:p>89448465</text:p>
          </table:table-cell>
          <table:table-cell table:style-name="Gnumeric-default" office:value-type="float" office:value="61469858" calcext:value-type="float">
            <text:p>61469858</text:p>
          </table:table-cell>
          <table:table-cell table:style-name="Gnumeric-default" office:value-type="float" office:value="62410165" calcext:value-type="float">
            <text:p>62410165</text:p>
          </table:table-cell>
          <table:table-cell table:style-name="Gnumeric-default" office:value-type="float" office:value="64445442" calcext:value-type="float">
            <text:p>64445442</text:p>
          </table:table-cell>
          <table:table-cell table:style-name="Gnumeric-default" table:formula="of:=LOG([.H57];10)" office:value-type="float" office:value="7.95157289216164" calcext:value-type="float">
            <text:p>7,9515728921616</text:p>
          </table:table-cell>
          <table:table-cell table:style-name="Gnumeric-default" table:formula="of:=LOG([.I57];10)" office:value-type="float" office:value="7.78866220986907" calcext:value-type="float">
            <text:p>7,7886622098691</text:p>
          </table:table-cell>
          <table:table-cell table:style-name="Gnumeric-default" table:formula="of:=LOG([.J57];10)" office:value-type="float" office:value="7.79525533077019" calcext:value-type="float">
            <text:p>7,7952553307702</text:p>
          </table:table-cell>
          <table:table-cell table:style-name="Gnumeric-default" table:formula="of:=LOG([.K57];10)" office:value-type="float" office:value="7.80919220665065" calcext:value-type="float">
            <text:p>7,8091922066507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54" calcext:value-type="float">
            <text:p>54</text:p>
          </table:table-cell>
          <table:table-cell table:style-name="Gnumeric-default" table:number-columns-repeated="2"/>
          <table:table-cell table:style-name="Gnumeric-default" office:value-type="float" office:value="114779519" calcext:value-type="float">
            <text:p>114779519</text:p>
          </table:table-cell>
          <table:table-cell table:style-name="Gnumeric-default" table:formula="of:=[.D58]/([.A58]*[.A58]*[.A58]*LOG([.A58];2))" office:value-type="float" office:value="126.66198288913" calcext:value-type="float">
            <text:p>126,66198288913</text:p>
          </table:table-cell>
          <table:table-cell table:style-name="ce2" table:formula="of:=[.D58]/([.A58]*[.A58])" office:value-type="float" office:value="39361.9749657064" calcext:value-type="float">
            <text:p>39361,9749657064</text:p>
          </table:table-cell>
          <table:table-cell table:style-name="Gnumeric-default"/>
          <table:table-cell table:style-name="Gnumeric-default" office:value-type="float" office:value="95230842" calcext:value-type="float">
            <text:p>95230842</text:p>
          </table:table-cell>
          <table:table-cell table:style-name="Gnumeric-default" office:value-type="float" office:value="72060991" calcext:value-type="float">
            <text:p>72060991</text:p>
          </table:table-cell>
          <table:table-cell table:style-name="Gnumeric-default" office:value-type="float" office:value="57847790" calcext:value-type="float">
            <text:p>57847790</text:p>
          </table:table-cell>
          <table:table-cell table:style-name="Gnumeric-default" office:value-type="float" office:value="64385212" calcext:value-type="float">
            <text:p>64385212</text:p>
          </table:table-cell>
          <table:table-cell table:style-name="Gnumeric-default" table:formula="of:=LOG([.H58];10)" office:value-type="float" office:value="7.97877762423705" calcext:value-type="float">
            <text:p>7,9787776242371</text:p>
          </table:table-cell>
          <table:table-cell table:style-name="Gnumeric-default" table:formula="of:=LOG([.I58];10)" office:value-type="float" office:value="7.85770023034931" calcext:value-type="float">
            <text:p>7,8577002303493</text:p>
          </table:table-cell>
          <table:table-cell table:style-name="Gnumeric-default" table:formula="of:=LOG([.J58];10)" office:value-type="float" office:value="7.7622867719457" calcext:value-type="float">
            <text:p>7,7622867719457</text:p>
          </table:table-cell>
          <table:table-cell table:style-name="Gnumeric-default" table:formula="of:=LOG([.K58];10)" office:value-type="float" office:value="7.8087861300262" calcext:value-type="float">
            <text:p>7,8087861300262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55" calcext:value-type="float">
            <text:p>55</text:p>
          </table:table-cell>
          <table:table-cell table:style-name="Gnumeric-default" table:number-columns-repeated="2"/>
          <table:table-cell table:style-name="Gnumeric-default" office:value-type="float" office:value="78157018" calcext:value-type="float">
            <text:p>78157018</text:p>
          </table:table-cell>
          <table:table-cell table:style-name="Gnumeric-default" table:formula="of:=[.D59]/([.A59]*[.A59]*[.A59]*LOG([.A59];2))" office:value-type="float" office:value="81.2549674504602" calcext:value-type="float">
            <text:p>81,2549674504602</text:p>
          </table:table-cell>
          <table:table-cell table:style-name="ce2" table:formula="of:=[.D59]/([.A59]*[.A59])" office:value-type="float" office:value="25837.0307438017" calcext:value-type="float">
            <text:p>25837,0307438017</text:p>
          </table:table-cell>
          <table:table-cell table:style-name="Gnumeric-default"/>
          <table:table-cell table:style-name="Gnumeric-default" office:value-type="float" office:value="81350098" calcext:value-type="float">
            <text:p>81350098</text:p>
          </table:table-cell>
          <table:table-cell table:style-name="Gnumeric-default" office:value-type="float" office:value="106140112" calcext:value-type="float">
            <text:p>106140112</text:p>
          </table:table-cell>
          <table:table-cell table:style-name="Gnumeric-default" office:value-type="float" office:value="59277882" calcext:value-type="float">
            <text:p>59277882</text:p>
          </table:table-cell>
          <table:table-cell table:style-name="Gnumeric-default" office:value-type="float" office:value="66830167" calcext:value-type="float">
            <text:p>66830167</text:p>
          </table:table-cell>
          <table:table-cell table:style-name="Gnumeric-default" table:formula="of:=LOG([.H59];10)" office:value-type="float" office:value="7.9103580804546" calcext:value-type="float">
            <text:p>7,9103580804546</text:p>
          </table:table-cell>
          <table:table-cell table:style-name="Gnumeric-default" table:formula="of:=LOG([.I59];10)" office:value-type="float" office:value="8.02587954156505" calcext:value-type="float">
            <text:p>8,0258795415651</text:p>
          </table:table-cell>
          <table:table-cell table:style-name="Gnumeric-default" table:formula="of:=LOG([.J59];10)" office:value-type="float" office:value="7.77289267789729" calcext:value-type="float">
            <text:p>7,7728926778973</text:p>
          </table:table-cell>
          <table:table-cell table:style-name="Gnumeric-default" table:formula="of:=LOG([.K59];10)" office:value-type="float" office:value="7.82497254637115" calcext:value-type="float">
            <text:p>7,8249725463712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56" calcext:value-type="float">
            <text:p>56</text:p>
          </table:table-cell>
          <table:table-cell table:style-name="Gnumeric-default" table:number-columns-repeated="2"/>
          <table:table-cell table:style-name="Gnumeric-default" office:value-type="float" office:value="131212432" calcext:value-type="float">
            <text:p>131212432</text:p>
          </table:table-cell>
          <table:table-cell table:style-name="Gnumeric-default" table:formula="of:=[.D60]/([.A60]*[.A60]*[.A60]*LOG([.A60];2))" office:value-type="float" office:value="128.656737697127" calcext:value-type="float">
            <text:p>128,656737697127</text:p>
          </table:table-cell>
          <table:table-cell table:style-name="ce2" table:formula="of:=[.D60]/([.A60]*[.A60])" office:value-type="float" office:value="41840.6989795918" calcext:value-type="float">
            <text:p>41840,6989795918</text:p>
          </table:table-cell>
          <table:table-cell table:style-name="Gnumeric-default"/>
          <table:table-cell table:style-name="Gnumeric-default" office:value-type="float" office:value="102790695" calcext:value-type="float">
            <text:p>102790695</text:p>
          </table:table-cell>
          <table:table-cell table:style-name="Gnumeric-default" office:value-type="float" office:value="45953876" calcext:value-type="float">
            <text:p>45953876</text:p>
          </table:table-cell>
          <table:table-cell table:style-name="Gnumeric-default" office:value-type="float" office:value="58315564" calcext:value-type="float">
            <text:p>58315564</text:p>
          </table:table-cell>
          <table:table-cell table:style-name="Gnumeric-default" office:value-type="float" office:value="10288874" calcext:value-type="float">
            <text:p>10288874</text:p>
          </table:table-cell>
          <table:table-cell table:style-name="Gnumeric-default" table:formula="of:=LOG([.H60];10)" office:value-type="float" office:value="8.01195380246999" calcext:value-type="float">
            <text:p>8,01195380247</text:p>
          </table:table-cell>
          <table:table-cell table:style-name="Gnumeric-default" table:formula="of:=LOG([.I60];10)" office:value-type="float" office:value="7.66232214802723" calcext:value-type="float">
            <text:p>7,6623221480272</text:p>
          </table:table-cell>
          <table:table-cell table:style-name="Gnumeric-default" table:formula="of:=LOG([.J60];10)" office:value-type="float" office:value="7.76578448026886" calcext:value-type="float">
            <text:p>7,7657844802689</text:p>
          </table:table-cell>
          <table:table-cell table:style-name="Gnumeric-default" table:formula="of:=LOG([.K60];10)" office:value-type="float" office:value="7.01236784878146" calcext:value-type="float">
            <text:p>7,0123678487815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57" calcext:value-type="float">
            <text:p>57</text:p>
          </table:table-cell>
          <table:table-cell table:style-name="Gnumeric-default" table:number-columns-repeated="2"/>
          <table:table-cell table:style-name="Gnumeric-default" office:value-type="float" office:value="169101978" calcext:value-type="float">
            <text:p>169101978</text:p>
          </table:table-cell>
          <table:table-cell table:style-name="Gnumeric-default" table:formula="of:=[.D61]/([.A61]*[.A61]*[.A61]*LOG([.A61];2))" office:value-type="float" office:value="156.545408133864" calcext:value-type="float">
            <text:p>156,545408133864</text:p>
          </table:table-cell>
          <table:table-cell table:style-name="ce2" table:formula="of:=[.D61]/([.A61]*[.A61])" office:value-type="float" office:value="52047.3924284395" calcext:value-type="float">
            <text:p>52047,3924284395</text:p>
          </table:table-cell>
          <table:table-cell table:style-name="Gnumeric-default"/>
          <table:table-cell table:style-name="Gnumeric-default" office:value-type="float" office:value="292699787" calcext:value-type="float">
            <text:p>292699787</text:p>
          </table:table-cell>
          <table:table-cell table:style-name="Gnumeric-default" office:value-type="float" office:value="93211345" calcext:value-type="float">
            <text:p>93211345</text:p>
          </table:table-cell>
          <table:table-cell table:style-name="Gnumeric-default" office:value-type="float" office:value="76888276" calcext:value-type="float">
            <text:p>76888276</text:p>
          </table:table-cell>
          <table:table-cell table:style-name="Gnumeric-default" office:value-type="float" office:value="45182688" calcext:value-type="float">
            <text:p>45182688</text:p>
          </table:table-cell>
          <table:table-cell table:style-name="Gnumeric-default" table:formula="of:=LOG([.H61];10)" office:value-type="float" office:value="8.4664224063943" calcext:value-type="float">
            <text:p>8,4664224063943</text:p>
          </table:table-cell>
          <table:table-cell table:style-name="Gnumeric-default" table:formula="of:=LOG([.I61];10)" office:value-type="float" office:value="7.96946877470421" calcext:value-type="float">
            <text:p>7,9694687747042</text:p>
          </table:table-cell>
          <table:table-cell table:style-name="Gnumeric-default" table:formula="of:=LOG([.J61];10)" office:value-type="float" office:value="7.88586012319964" calcext:value-type="float">
            <text:p>7,8858601231997</text:p>
          </table:table-cell>
          <table:table-cell table:style-name="Gnumeric-default" table:formula="of:=LOG([.K61];10)" office:value-type="float" office:value="7.65497206431878" calcext:value-type="float">
            <text:p>7,6549720643188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58" calcext:value-type="float">
            <text:p>58</text:p>
          </table:table-cell>
          <table:table-cell table:style-name="Gnumeric-default" table:number-columns-repeated="2"/>
          <table:table-cell table:style-name="Gnumeric-default" office:value-type="float" office:value="78446800" calcext:value-type="float">
            <text:p>78446800</text:p>
          </table:table-cell>
          <table:table-cell table:style-name="Gnumeric-default" table:formula="of:=[.D62]/([.A62]*[.A62]*[.A62]*LOG([.A62];2))" office:value-type="float" office:value="68.6346294760134" calcext:value-type="float">
            <text:p>68,6346294760134</text:p>
          </table:table-cell>
          <table:table-cell table:style-name="ce2" table:formula="of:=[.D62]/([.A62]*[.A62])" office:value-type="float" office:value="23319.5005945303" calcext:value-type="float">
            <text:p>23319,5005945303</text:p>
          </table:table-cell>
          <table:table-cell table:style-name="Gnumeric-default"/>
          <table:table-cell table:style-name="Gnumeric-default" office:value-type="float" office:value="66141248" calcext:value-type="float">
            <text:p>66141248</text:p>
          </table:table-cell>
          <table:table-cell table:style-name="Gnumeric-default" office:value-type="float" office:value="92751848" calcext:value-type="float">
            <text:p>92751848</text:p>
          </table:table-cell>
          <table:table-cell table:style-name="Gnumeric-default" office:value-type="float" office:value="65840602" calcext:value-type="float">
            <text:p>65840602</text:p>
          </table:table-cell>
          <table:table-cell table:style-name="Gnumeric-default" office:value-type="float" office:value="70243069" calcext:value-type="float">
            <text:p>70243069</text:p>
          </table:table-cell>
          <table:table-cell table:style-name="Gnumeric-default" table:formula="of:=LOG([.H62];10)" office:value-type="float" office:value="7.82047238523145" calcext:value-type="float">
            <text:p>7,8204723852315</text:p>
          </table:table-cell>
          <table:table-cell table:style-name="Gnumeric-default" table:formula="of:=LOG([.I62];10)" office:value-type="float" office:value="7.96732257131358" calcext:value-type="float">
            <text:p>7,9673225713136</text:p>
          </table:table-cell>
          <table:table-cell table:style-name="Gnumeric-default" table:formula="of:=LOG([.J62];10)" office:value-type="float" office:value="7.81849379310462" calcext:value-type="float">
            <text:p>7,8184937931046</text:p>
          </table:table-cell>
          <table:table-cell table:style-name="Gnumeric-default" table:formula="of:=LOG([.K62];10)" office:value-type="float" office:value="7.84660347813506" calcext:value-type="float">
            <text:p>7,8466034781351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59" calcext:value-type="float">
            <text:p>59</text:p>
          </table:table-cell>
          <table:table-cell table:style-name="Gnumeric-default" table:number-columns-repeated="2"/>
          <table:table-cell table:style-name="Gnumeric-default" office:value-type="float" office:value="17113947" calcext:value-type="float">
            <text:p>17113947</text:p>
          </table:table-cell>
          <table:table-cell table:style-name="Gnumeric-default" table:formula="of:=[.D63]/([.A63]*[.A63]*[.A63]*LOG([.A63];2))" office:value-type="float" office:value="14.1651654335574" calcext:value-type="float">
            <text:p>14,1651654335574</text:p>
          </table:table-cell>
          <table:table-cell table:style-name="ce2" table:formula="of:=[.D63]/([.A63]*[.A63])" office:value-type="float" office:value="4916.38810686584" calcext:value-type="float">
            <text:p>4916,38810686584</text:p>
          </table:table-cell>
          <table:table-cell table:style-name="Gnumeric-default"/>
          <table:table-cell table:style-name="Gnumeric-default" office:value-type="float" office:value="17540446" calcext:value-type="float">
            <text:p>17540446</text:p>
          </table:table-cell>
          <table:table-cell table:style-name="Gnumeric-default" office:value-type="float" office:value="133051349" calcext:value-type="float">
            <text:p>133051349</text:p>
          </table:table-cell>
          <table:table-cell table:style-name="Gnumeric-default" office:value-type="float" office:value="117224198" calcext:value-type="float">
            <text:p>117224198</text:p>
          </table:table-cell>
          <table:table-cell table:style-name="Gnumeric-default" office:value-type="float" office:value="23439408" calcext:value-type="float">
            <text:p>23439408</text:p>
          </table:table-cell>
          <table:table-cell table:style-name="Gnumeric-default" table:formula="of:=LOG([.H63];10)" office:value-type="float" office:value="7.24404063195342" calcext:value-type="float">
            <text:p>7,2440406319534</text:p>
          </table:table-cell>
          <table:table-cell table:style-name="Gnumeric-default" table:formula="of:=LOG([.I63];10)" office:value-type="float" office:value="8.12401928219659" calcext:value-type="float">
            <text:p>8,1240192821966</text:p>
          </table:table-cell>
          <table:table-cell table:style-name="Gnumeric-default" table:formula="of:=LOG([.J63];10)" office:value-type="float" office:value="8.0690172701559" calcext:value-type="float">
            <text:p>8,0690172701559</text:p>
          </table:table-cell>
          <table:table-cell table:style-name="Gnumeric-default" table:formula="of:=LOG([.K63];10)" office:value-type="float" office:value="7.36994663867796" calcext:value-type="float">
            <text:p>7,369946638678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60" calcext:value-type="float">
            <text:p>60</text:p>
          </table:table-cell>
          <table:table-cell table:style-name="Gnumeric-default" table:number-columns-repeated="2"/>
          <table:table-cell table:style-name="Gnumeric-default" office:value-type="float" office:value="82467618" calcext:value-type="float">
            <text:p>82467618</text:p>
          </table:table-cell>
          <table:table-cell table:style-name="Gnumeric-default" table:formula="of:=[.D64]/([.A64]*[.A64]*[.A64]*LOG([.A64];2))" office:value-type="float" office:value="64.6354493278787" calcext:value-type="float">
            <text:p>64,6354493278787</text:p>
          </table:table-cell>
          <table:table-cell table:style-name="ce2" table:formula="of:=[.D64]/([.A64]*[.A64])" office:value-type="float" office:value="22907.6716666667" calcext:value-type="float">
            <text:p>22907,6716666667</text:p>
          </table:table-cell>
          <table:table-cell table:style-name="Gnumeric-default"/>
          <table:table-cell table:style-name="Gnumeric-default" office:value-type="float" office:value="90232490" calcext:value-type="float">
            <text:p>90232490</text:p>
          </table:table-cell>
          <table:table-cell table:style-name="Gnumeric-default" office:value-type="float" office:value="16790570" calcext:value-type="float">
            <text:p>16790570</text:p>
          </table:table-cell>
          <table:table-cell table:style-name="Gnumeric-default" office:value-type="float" office:value="103949266" calcext:value-type="float">
            <text:p>103949266</text:p>
          </table:table-cell>
          <table:table-cell table:style-name="Gnumeric-default" office:value-type="float" office:value="76868017" calcext:value-type="float">
            <text:p>76868017</text:p>
          </table:table-cell>
          <table:table-cell table:style-name="Gnumeric-default" table:formula="of:=LOG([.H64];10)" office:value-type="float" office:value="7.955362942055" calcext:value-type="float">
            <text:p>7,955362942055</text:p>
          </table:table-cell>
          <table:table-cell table:style-name="Gnumeric-default" table:formula="of:=LOG([.I64];10)" office:value-type="float" office:value="7.22506543965519" calcext:value-type="float">
            <text:p>7,2250654396552</text:p>
          </table:table-cell>
          <table:table-cell table:style-name="Gnumeric-default" table:formula="of:=LOG([.J64];10)" office:value-type="float" office:value="8.01682142706551" calcext:value-type="float">
            <text:p>8,0168214270655</text:p>
          </table:table-cell>
          <table:table-cell table:style-name="Gnumeric-default" table:formula="of:=LOG([.K64];10)" office:value-type="float" office:value="7.88574567751696" calcext:value-type="float">
            <text:p>7,885745677517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61" calcext:value-type="float">
            <text:p>61</text:p>
          </table:table-cell>
          <table:table-cell table:style-name="Gnumeric-default" table:number-columns-repeated="2"/>
          <table:table-cell table:style-name="Gnumeric-default" office:value-type="float" office:value="153308927" calcext:value-type="float">
            <text:p>153308927</text:p>
          </table:table-cell>
          <table:table-cell table:style-name="Gnumeric-default" table:formula="of:=[.D65]/([.A65]*[.A65]*[.A65]*LOG([.A65];2))" office:value-type="float" office:value="113.88571395065" calcext:value-type="float">
            <text:p>113,88571395065</text:p>
          </table:table-cell>
          <table:table-cell table:style-name="ce2" table:formula="of:=[.D65]/([.A65]*[.A65])" office:value-type="float" office:value="41201.0016124698" calcext:value-type="float">
            <text:p>41201,0016124698</text:p>
          </table:table-cell>
          <table:table-cell table:style-name="Gnumeric-default"/>
          <table:table-cell table:style-name="Gnumeric-default" office:value-type="float" office:value="185181329" calcext:value-type="float">
            <text:p>185181329</text:p>
          </table:table-cell>
          <table:table-cell table:style-name="Gnumeric-default" office:value-type="float" office:value="119409065" calcext:value-type="float">
            <text:p>119409065</text:p>
          </table:table-cell>
          <table:table-cell table:style-name="Gnumeric-default" office:value-type="float" office:value="67418590" calcext:value-type="float">
            <text:p>67418590</text:p>
          </table:table-cell>
          <table:table-cell table:style-name="Gnumeric-default" office:value-type="float" office:value="42011921" calcext:value-type="float">
            <text:p>42011921</text:p>
          </table:table-cell>
          <table:table-cell table:style-name="Gnumeric-default" table:formula="of:=LOG([.H65];10)" office:value-type="float" office:value="8.26759719659516" calcext:value-type="float">
            <text:p>8,2675971965952</text:p>
          </table:table-cell>
          <table:table-cell table:style-name="Gnumeric-default" table:formula="of:=LOG([.I65];10)" office:value-type="float" office:value="8.07703729773171" calcext:value-type="float">
            <text:p>8,0770372977317</text:p>
          </table:table-cell>
          <table:table-cell table:style-name="Gnumeric-default" table:formula="of:=LOG([.J65];10)" office:value-type="float" office:value="7.82877966539612" calcext:value-type="float">
            <text:p>7,8287796653961</text:p>
          </table:table-cell>
          <table:table-cell table:style-name="Gnumeric-default" table:formula="of:=LOG([.K65];10)" office:value-type="float" office:value="7.62337254015798" calcext:value-type="float">
            <text:p>7,623372540158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62" calcext:value-type="float">
            <text:p>62</text:p>
          </table:table-cell>
          <table:table-cell table:style-name="Gnumeric-default" table:number-columns-repeated="2"/>
          <table:table-cell table:style-name="Gnumeric-default" office:value-type="float" office:value="148384108" calcext:value-type="float">
            <text:p>148384108</text:p>
          </table:table-cell>
          <table:table-cell table:style-name="Gnumeric-default" table:formula="of:=[.D66]/([.A66]*[.A66]*[.A66]*LOG([.A66];2))" office:value-type="float" office:value="104.565681561671" calcext:value-type="float">
            <text:p>104,565681561671</text:p>
          </table:table-cell>
          <table:table-cell table:style-name="ce2" table:formula="of:=[.D66]/([.A66]*[.A66])" office:value-type="float" office:value="38601.4849115505" calcext:value-type="float">
            <text:p>38601,4849115505</text:p>
          </table:table-cell>
          <table:table-cell table:style-name="Gnumeric-default"/>
          <table:table-cell table:style-name="Gnumeric-default" office:value-type="float" office:value="152701034" calcext:value-type="float">
            <text:p>152701034</text:p>
          </table:table-cell>
          <table:table-cell table:style-name="Gnumeric-default" office:value-type="float" office:value="127982938" calcext:value-type="float">
            <text:p>127982938</text:p>
          </table:table-cell>
          <table:table-cell table:style-name="Gnumeric-default" office:value-type="float" office:value="119934760" calcext:value-type="float">
            <text:p>119934760</text:p>
          </table:table-cell>
          <table:table-cell table:style-name="Gnumeric-default" office:value-type="float" office:value="81613800" calcext:value-type="float">
            <text:p>81613800</text:p>
          </table:table-cell>
          <table:table-cell table:style-name="Gnumeric-default" table:formula="of:=LOG([.H66];10)" office:value-type="float" office:value="8.18384197784865" calcext:value-type="float">
            <text:p>8,1838419778487</text:p>
          </table:table-cell>
          <table:table-cell table:style-name="Gnumeric-default" table:formula="of:=LOG([.I66];10)" office:value-type="float" office:value="8.10715207569197" calcext:value-type="float">
            <text:p>8,107152075692</text:p>
          </table:table-cell>
          <table:table-cell table:style-name="Gnumeric-default" table:formula="of:=LOG([.J66];10)" office:value-type="float" office:value="8.07894507040807" calcext:value-type="float">
            <text:p>8,0789450704081</text:p>
          </table:table-cell>
          <table:table-cell table:style-name="Gnumeric-default" table:formula="of:=LOG([.K66];10)" office:value-type="float" office:value="7.91176359940489" calcext:value-type="float">
            <text:p>7,9117635994049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63" calcext:value-type="float">
            <text:p>63</text:p>
          </table:table-cell>
          <table:table-cell table:style-name="Gnumeric-default" table:number-columns-repeated="2"/>
          <table:table-cell table:style-name="Gnumeric-default" office:value-type="float" office:value="73839675" calcext:value-type="float">
            <text:p>73839675</text:p>
          </table:table-cell>
          <table:table-cell table:style-name="Gnumeric-default" table:formula="of:=[.D67]/([.A67]*[.A67]*[.A67]*LOG([.A67];2))" office:value-type="float" office:value="49.4042753193805" calcext:value-type="float">
            <text:p>49,4042753193805</text:p>
          </table:table-cell>
          <table:table-cell table:style-name="ce2" table:formula="of:=[.D67]/([.A67]*[.A67])" office:value-type="float" office:value="18604.1005291005" calcext:value-type="float">
            <text:p>18604,1005291005</text:p>
          </table:table-cell>
          <table:table-cell table:style-name="Gnumeric-default"/>
          <table:table-cell table:style-name="Gnumeric-default" office:value-type="float" office:value="81079714" calcext:value-type="float">
            <text:p>81079714</text:p>
          </table:table-cell>
          <table:table-cell table:style-name="Gnumeric-default" office:value-type="float" office:value="140019214" calcext:value-type="float">
            <text:p>140019214</text:p>
          </table:table-cell>
          <table:table-cell table:style-name="Gnumeric-default" office:value-type="float" office:value="104868000" calcext:value-type="float">
            <text:p>104868000</text:p>
          </table:table-cell>
          <table:table-cell table:style-name="Gnumeric-default" office:value-type="float" office:value="94916042" calcext:value-type="float">
            <text:p>94916042</text:p>
          </table:table-cell>
          <table:table-cell table:style-name="Gnumeric-default" table:formula="of:=LOG([.H67];10)" office:value-type="float" office:value="7.90891220809644" calcext:value-type="float">
            <text:p>7,9089122080964</text:p>
          </table:table-cell>
          <table:table-cell table:style-name="Gnumeric-default" table:formula="of:=LOG([.I67];10)" office:value-type="float" office:value="8.14618763540405" calcext:value-type="float">
            <text:p>8,1461876354041</text:p>
          </table:table-cell>
          <table:table-cell table:style-name="Gnumeric-default" table:formula="of:=LOG([.J67];10)" office:value-type="float" office:value="8.02064298539495" calcext:value-type="float">
            <text:p>8,020642985395</text:p>
          </table:table-cell>
          <table:table-cell table:style-name="Gnumeric-default" table:formula="of:=LOG([.K67];10)" office:value-type="float" office:value="7.97733961983819" calcext:value-type="float">
            <text:p>7,9773396198382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64" calcext:value-type="float">
            <text:p>64</text:p>
          </table:table-cell>
          <table:table-cell table:style-name="Gnumeric-default" table:number-columns-repeated="2"/>
          <table:table-cell table:style-name="Gnumeric-default" office:value-type="float" office:value="114031251" calcext:value-type="float">
            <text:p>114031251</text:p>
          </table:table-cell>
          <table:table-cell table:style-name="Gnumeric-default" table:formula="of:=[.D68]/([.A68]*[.A68]*[.A68]*LOG([.A68];2))" office:value-type="float" office:value="72.499116897583" calcext:value-type="float">
            <text:p>72,499116897583</text:p>
          </table:table-cell>
          <table:table-cell table:style-name="ce2" table:formula="of:=[.D68]/([.A68]*[.A68])" office:value-type="float" office:value="27839.6608886719" calcext:value-type="float">
            <text:p>27839,6608886719</text:p>
          </table:table-cell>
          <table:table-cell table:style-name="Gnumeric-default"/>
          <table:table-cell table:style-name="Gnumeric-default" office:value-type="float" office:value="125910659" calcext:value-type="float">
            <text:p>125910659</text:p>
          </table:table-cell>
          <table:table-cell table:style-name="Gnumeric-default" office:value-type="float" office:value="138901510" calcext:value-type="float">
            <text:p>138901510</text:p>
          </table:table-cell>
          <table:table-cell table:style-name="Gnumeric-default" office:value-type="float" office:value="117651415" calcext:value-type="float">
            <text:p>117651415</text:p>
          </table:table-cell>
          <table:table-cell table:style-name="Gnumeric-default" office:value-type="float" office:value="61306390" calcext:value-type="float">
            <text:p>61306390</text:p>
          </table:table-cell>
          <table:table-cell table:style-name="Gnumeric-default" table:formula="of:=LOG([.H68];10)" office:value-type="float" office:value="8.10006249697789" calcext:value-type="float">
            <text:p>8,1000624969779</text:p>
          </table:table-cell>
          <table:table-cell table:style-name="Gnumeric-default" table:formula="of:=LOG([.I68];10)" office:value-type="float" office:value="8.14270696698386" calcext:value-type="float">
            <text:p>8,1427069669839</text:p>
          </table:table-cell>
          <table:table-cell table:style-name="Gnumeric-default" table:formula="of:=LOG([.J68];10)" office:value-type="float" office:value="8.07059715482693" calcext:value-type="float">
            <text:p>8,0705971548269</text:p>
          </table:table-cell>
          <table:table-cell table:style-name="Gnumeric-default" table:formula="of:=LOG([.K68];10)" office:value-type="float" office:value="7.78750574363925" calcext:value-type="float">
            <text:p>7,7875057436393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65" calcext:value-type="float">
            <text:p>65</text:p>
          </table:table-cell>
          <table:table-cell table:style-name="Gnumeric-default" table:number-columns-repeated="2"/>
          <table:table-cell table:style-name="Gnumeric-default" office:value-type="float" office:value="117639765" calcext:value-type="float">
            <text:p>117639765</text:p>
          </table:table-cell>
          <table:table-cell table:style-name="Gnumeric-default" table:formula="of:=[.D69]/([.A69]*[.A69]*[.A69]*LOG([.A69];2))" office:value-type="float" office:value="71.1290162208323" calcext:value-type="float">
            <text:p>71,1290162208323</text:p>
          </table:table-cell>
          <table:table-cell table:style-name="ce2" table:formula="of:=[.D69]/([.A69]*[.A69])" office:value-type="float" office:value="27843.7313609467" calcext:value-type="float">
            <text:p>27843,7313609467</text:p>
          </table:table-cell>
          <table:table-cell table:style-name="Gnumeric-default"/>
          <table:table-cell table:style-name="Gnumeric-default" office:value-type="float" office:value="131640834" calcext:value-type="float">
            <text:p>131640834</text:p>
          </table:table-cell>
          <table:table-cell table:style-name="Gnumeric-default" office:value-type="float" office:value="124435859" calcext:value-type="float">
            <text:p>124435859</text:p>
          </table:table-cell>
          <table:table-cell table:style-name="Gnumeric-default" office:value-type="float" office:value="67620822" calcext:value-type="float">
            <text:p>67620822</text:p>
          </table:table-cell>
          <table:table-cell table:style-name="Gnumeric-default" office:value-type="float" office:value="100748452" calcext:value-type="float">
            <text:p>100748452</text:p>
          </table:table-cell>
          <table:table-cell table:style-name="Gnumeric-default" table:formula="of:=LOG([.H69];10)" office:value-type="float" office:value="8.11939062506909" calcext:value-type="float">
            <text:p>8,1193906250691</text:p>
          </table:table-cell>
          <table:table-cell table:style-name="Gnumeric-default" table:formula="of:=LOG([.I69];10)" office:value-type="float" office:value="8.09494555014341" calcext:value-type="float">
            <text:p>8,0949455501434</text:p>
          </table:table-cell>
          <table:table-cell table:style-name="Gnumeric-default" table:formula="of:=LOG([.J69];10)" office:value-type="float" office:value="7.83008044575383" calcext:value-type="float">
            <text:p>7,8300804457538</text:p>
          </table:table-cell>
          <table:table-cell table:style-name="Gnumeric-default" table:formula="of:=LOG([.K69];10)" office:value-type="float" office:value="8.00323838192955" calcext:value-type="float">
            <text:p>8,0032383819296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66" calcext:value-type="float">
            <text:p>66</text:p>
          </table:table-cell>
          <table:table-cell table:style-name="Gnumeric-default" table:number-columns-repeated="2"/>
          <table:table-cell table:style-name="Gnumeric-default" office:value-type="float" office:value="174742333" calcext:value-type="float">
            <text:p>174742333</text:p>
          </table:table-cell>
          <table:table-cell table:style-name="Gnumeric-default" table:formula="of:=[.D70]/([.A70]*[.A70]*[.A70]*LOG([.A70];2))" office:value-type="float" office:value="100.557287229369" calcext:value-type="float">
            <text:p>100,557287229369</text:p>
          </table:table-cell>
          <table:table-cell table:style-name="ce2" table:formula="of:=[.D70]/([.A70]*[.A70])" office:value-type="float" office:value="40115.3197887971" calcext:value-type="float">
            <text:p>40115,3197887971</text:p>
          </table:table-cell>
          <table:table-cell table:style-name="Gnumeric-default"/>
          <table:table-cell table:style-name="Gnumeric-default" office:value-type="float" office:value="166224745" calcext:value-type="float">
            <text:p>166224745</text:p>
          </table:table-cell>
          <table:table-cell table:style-name="Gnumeric-default" office:value-type="float" office:value="134439538" calcext:value-type="float">
            <text:p>134439538</text:p>
          </table:table-cell>
          <table:table-cell table:style-name="Gnumeric-default" office:value-type="float" office:value="130212617" calcext:value-type="float">
            <text:p>130212617</text:p>
          </table:table-cell>
          <table:table-cell table:style-name="Gnumeric-default" office:value-type="float" office:value="78442271" calcext:value-type="float">
            <text:p>78442271</text:p>
          </table:table-cell>
          <table:table-cell table:style-name="Gnumeric-default" table:formula="of:=LOG([.H70];10)" office:value-type="float" office:value="8.22069567538683" calcext:value-type="float">
            <text:p>8,2206956753868</text:p>
          </table:table-cell>
          <table:table-cell table:style-name="Gnumeric-default" table:formula="of:=LOG([.I70];10)" office:value-type="float" office:value="8.12852701135177" calcext:value-type="float">
            <text:p>8,1285270113518</text:p>
          </table:table-cell>
          <table:table-cell table:style-name="Gnumeric-default" table:formula="of:=LOG([.J70];10)" office:value-type="float" office:value="8.11465306739654" calcext:value-type="float">
            <text:p>8,1146530673965</text:p>
          </table:table-cell>
          <table:table-cell table:style-name="Gnumeric-default" table:formula="of:=LOG([.K70];10)" office:value-type="float" office:value="7.89455015853592" calcext:value-type="float">
            <text:p>7,8945501585359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67" calcext:value-type="float">
            <text:p>67</text:p>
          </table:table-cell>
          <table:table-cell table:style-name="Gnumeric-default" table:number-columns-repeated="2"/>
          <table:table-cell table:style-name="Gnumeric-default" office:value-type="float" office:value="130914837" calcext:value-type="float">
            <text:p>130914837</text:p>
          </table:table-cell>
          <table:table-cell table:style-name="Gnumeric-default" table:formula="of:=[.D71]/([.A71]*[.A71]*[.A71]*LOG([.A71];2))" office:value-type="float" office:value="71.7555784358182" calcext:value-type="float">
            <text:p>71,7555784358182</text:p>
          </table:table-cell>
          <table:table-cell table:style-name="ce2" table:formula="of:=[.D71]/([.A71]*[.A71])" office:value-type="float" office:value="29163.4744932056" calcext:value-type="float">
            <text:p>29163,4744932056</text:p>
          </table:table-cell>
          <table:table-cell table:style-name="Gnumeric-default"/>
          <table:table-cell table:style-name="Gnumeric-default" office:value-type="float" office:value="143191773" calcext:value-type="float">
            <text:p>143191773</text:p>
          </table:table-cell>
          <table:table-cell table:style-name="Gnumeric-default" office:value-type="float" office:value="103300418" calcext:value-type="float">
            <text:p>103300418</text:p>
          </table:table-cell>
          <table:table-cell table:style-name="Gnumeric-default" office:value-type="float" office:value="96882622" calcext:value-type="float">
            <text:p>96882622</text:p>
          </table:table-cell>
          <table:table-cell table:style-name="Gnumeric-default" office:value-type="float" office:value="78881680" calcext:value-type="float">
            <text:p>78881680</text:p>
          </table:table-cell>
          <table:table-cell table:style-name="Gnumeric-default" table:formula="of:=LOG([.H71];10)" office:value-type="float" office:value="8.15591806655185" calcext:value-type="float">
            <text:p>8,1559180665519</text:p>
          </table:table-cell>
          <table:table-cell table:style-name="Gnumeric-default" table:formula="of:=LOG([.I71];10)" office:value-type="float" office:value="8.01410207887418" calcext:value-type="float">
            <text:p>8,0141020788742</text:p>
          </table:table-cell>
          <table:table-cell table:style-name="Gnumeric-default" table:formula="of:=LOG([.J71];10)" office:value-type="float" office:value="7.98624588389968" calcext:value-type="float">
            <text:p>7,9862458838997</text:p>
          </table:table-cell>
          <table:table-cell table:style-name="Gnumeric-default" table:formula="of:=LOG([.K71];10)" office:value-type="float" office:value="7.89697615151429" calcext:value-type="float">
            <text:p>7,8969761515143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68" calcext:value-type="float">
            <text:p>68</text:p>
          </table:table-cell>
          <table:table-cell table:style-name="Gnumeric-default" table:number-columns-repeated="2"/>
          <table:table-cell table:style-name="Gnumeric-default" office:value-type="float" office:value="120247342" calcext:value-type="float">
            <text:p>120247342</text:p>
          </table:table-cell>
          <table:table-cell table:style-name="Gnumeric-default" table:formula="of:=[.D72]/([.A72]*[.A72]*[.A72]*LOG([.A72];2))" office:value-type="float" office:value="62.8220962650994" calcext:value-type="float">
            <text:p>62,8220962650994</text:p>
          </table:table-cell>
          <table:table-cell table:style-name="ce2" table:formula="of:=[.D72]/([.A72]*[.A72])" office:value-type="float" office:value="26005.0480103806" calcext:value-type="float">
            <text:p>26005,0480103806</text:p>
          </table:table-cell>
          <table:table-cell table:style-name="Gnumeric-default"/>
          <table:table-cell table:style-name="Gnumeric-default" office:value-type="float" office:value="139049610" calcext:value-type="float">
            <text:p>139049610</text:p>
          </table:table-cell>
          <table:table-cell table:style-name="Gnumeric-default" office:value-type="float" office:value="258936461" calcext:value-type="float">
            <text:p>258936461</text:p>
          </table:table-cell>
          <table:table-cell table:style-name="Gnumeric-default" office:value-type="float" office:value="128717092" calcext:value-type="float">
            <text:p>128717092</text:p>
          </table:table-cell>
          <table:table-cell table:style-name="Gnumeric-default" office:value-type="float" office:value="77217121" calcext:value-type="float">
            <text:p>77217121</text:p>
          </table:table-cell>
          <table:table-cell table:style-name="Gnumeric-default" table:formula="of:=LOG([.H72];10)" office:value-type="float" office:value="8.14316977511255" calcext:value-type="float">
            <text:p>8,1431697751126</text:p>
          </table:table-cell>
          <table:table-cell table:style-name="Gnumeric-default" table:formula="of:=LOG([.I72];10)" office:value-type="float" office:value="8.41319320800999" calcext:value-type="float">
            <text:p>8,41319320801</text:p>
          </table:table-cell>
          <table:table-cell table:style-name="Gnumeric-default" table:formula="of:=LOG([.J72];10)" office:value-type="float" office:value="8.10963621954172" calcext:value-type="float">
            <text:p>8,1096362195417</text:p>
          </table:table-cell>
          <table:table-cell table:style-name="Gnumeric-default" table:formula="of:=LOG([.K72];10)" office:value-type="float" office:value="7.88771360514711" calcext:value-type="float">
            <text:p>7,8877136051471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69" calcext:value-type="float">
            <text:p>69</text:p>
          </table:table-cell>
          <table:table-cell table:style-name="Gnumeric-default" table:number-columns-repeated="2"/>
          <table:table-cell table:style-name="Gnumeric-default" office:value-type="float" office:value="121341279" calcext:value-type="float">
            <text:p>121341279</text:p>
          </table:table-cell>
          <table:table-cell table:style-name="Gnumeric-default" table:formula="of:=[.D73]/([.A73]*[.A73]*[.A73]*LOG([.A73];2))" office:value-type="float" office:value="60.4679129377149" calcext:value-type="float">
            <text:p>60,4679129377149</text:p>
          </table:table-cell>
          <table:table-cell table:style-name="ce2" table:formula="of:=[.D73]/([.A73]*[.A73])" office:value-type="float" office:value="25486.5110270951" calcext:value-type="float">
            <text:p>25486,5110270951</text:p>
          </table:table-cell>
          <table:table-cell table:style-name="Gnumeric-default"/>
          <table:table-cell table:style-name="Gnumeric-default" office:value-type="float" office:value="126986745" calcext:value-type="float">
            <text:p>126986745</text:p>
          </table:table-cell>
          <table:table-cell table:style-name="Gnumeric-default" office:value-type="float" office:value="125178039" calcext:value-type="float">
            <text:p>125178039</text:p>
          </table:table-cell>
          <table:table-cell table:style-name="Gnumeric-default" office:value-type="float" office:value="150616027" calcext:value-type="float">
            <text:p>150616027</text:p>
          </table:table-cell>
          <table:table-cell table:style-name="Gnumeric-default" office:value-type="float" office:value="101235761" calcext:value-type="float">
            <text:p>101235761</text:p>
          </table:table-cell>
          <table:table-cell table:style-name="Gnumeric-default" table:formula="of:=LOG([.H73];10)" office:value-type="float" office:value="8.10375839124111" calcext:value-type="float">
            <text:p>8,1037583912411</text:p>
          </table:table-cell>
          <table:table-cell table:style-name="Gnumeric-default" table:formula="of:=LOG([.I73];10)" office:value-type="float" office:value="8.09752814374907" calcext:value-type="float">
            <text:p>8,0975281437491</text:p>
          </table:table-cell>
          <table:table-cell table:style-name="Gnumeric-default" table:formula="of:=LOG([.J73];10)" office:value-type="float" office:value="8.17787118745113" calcext:value-type="float">
            <text:p>8,1778711874511</text:p>
          </table:table-cell>
          <table:table-cell table:style-name="Gnumeric-default" table:formula="of:=LOG([.K73];10)" office:value-type="float" office:value="8.00533395184723" calcext:value-type="float">
            <text:p>8,0053339518472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70" calcext:value-type="float">
            <text:p>70</text:p>
          </table:table-cell>
          <table:table-cell table:style-name="Gnumeric-default" table:number-columns-repeated="2"/>
          <table:table-cell table:style-name="Gnumeric-default" office:value-type="float" office:value="226576931" calcext:value-type="float">
            <text:p>226576931</text:p>
          </table:table-cell>
          <table:table-cell table:style-name="Gnumeric-default" table:formula="of:=[.D74]/([.A74]*[.A74]*[.A74]*LOG([.A74];2))" office:value-type="float" office:value="107.773477098533" calcext:value-type="float">
            <text:p>107,773477098533</text:p>
          </table:table-cell>
          <table:table-cell table:style-name="ce2" table:formula="of:=[.D74]/([.A74]*[.A74])" office:value-type="float" office:value="46240.19" calcext:value-type="float">
            <text:p>46240,19</text:p>
          </table:table-cell>
          <table:table-cell table:style-name="Gnumeric-default"/>
          <table:table-cell table:style-name="Gnumeric-default" office:value-type="float" office:value="235115853" calcext:value-type="float">
            <text:p>235115853</text:p>
          </table:table-cell>
          <table:table-cell table:style-name="Gnumeric-default" office:value-type="float" office:value="92348985" calcext:value-type="float">
            <text:p>92348985</text:p>
          </table:table-cell>
          <table:table-cell table:style-name="Gnumeric-default" office:value-type="float" office:value="42451571" calcext:value-type="float">
            <text:p>42451571</text:p>
          </table:table-cell>
          <table:table-cell table:style-name="Gnumeric-default" office:value-type="float" office:value="78790940" calcext:value-type="float">
            <text:p>78790940</text:p>
          </table:table-cell>
          <table:table-cell table:style-name="Gnumeric-default" table:formula="of:=LOG([.H74];10)" office:value-type="float" office:value="8.37128191299693" calcext:value-type="float">
            <text:p>8,3712819129969</text:p>
          </table:table-cell>
          <table:table-cell table:style-name="Gnumeric-default" table:formula="of:=LOG([.I74];10)" office:value-type="float" office:value="7.96543212650802" calcext:value-type="float">
            <text:p>7,965432126508</text:p>
          </table:table-cell>
          <table:table-cell table:style-name="Gnumeric-default" table:formula="of:=LOG([.J74];10)" office:value-type="float" office:value="7.62789376675916" calcext:value-type="float">
            <text:p>7,6278937667592</text:p>
          </table:table-cell>
          <table:table-cell table:style-name="Gnumeric-default" table:formula="of:=LOG([.K74];10)" office:value-type="float" office:value="7.89647628177611" calcext:value-type="float">
            <text:p>7,8964762817761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71" calcext:value-type="float">
            <text:p>71</text:p>
          </table:table-cell>
          <table:table-cell table:style-name="Gnumeric-default" table:number-columns-repeated="2"/>
          <table:table-cell table:style-name="Gnumeric-default" office:value-type="float" office:value="153396296" calcext:value-type="float">
            <text:p>153396296</text:p>
          </table:table-cell>
          <table:table-cell table:style-name="Gnumeric-default" table:formula="of:=[.D75]/([.A75]*[.A75]*[.A75]*LOG([.A75];2))" office:value-type="float" office:value="69.6919424138404" calcext:value-type="float">
            <text:p>69,6919424138404</text:p>
          </table:table-cell>
          <table:table-cell table:style-name="ce2" table:formula="of:=[.D75]/([.A75]*[.A75])" office:value-type="float" office:value="30429.7353699663" calcext:value-type="float">
            <text:p>30429,7353699663</text:p>
          </table:table-cell>
          <table:table-cell table:style-name="Gnumeric-default"/>
          <table:table-cell table:style-name="Gnumeric-default" office:value-type="float" office:value="163786991" calcext:value-type="float">
            <text:p>163786991</text:p>
          </table:table-cell>
          <table:table-cell table:style-name="Gnumeric-default" office:value-type="float" office:value="159501887" calcext:value-type="float">
            <text:p>159501887</text:p>
          </table:table-cell>
          <table:table-cell table:style-name="Gnumeric-default" office:value-type="float" office:value="146997019" calcext:value-type="float">
            <text:p>146997019</text:p>
          </table:table-cell>
          <table:table-cell table:style-name="Gnumeric-default" office:value-type="float" office:value="117439889" calcext:value-type="float">
            <text:p>117439889</text:p>
          </table:table-cell>
          <table:table-cell table:style-name="Gnumeric-default" table:formula="of:=LOG([.H75];10)" office:value-type="float" office:value="8.2142794043763" calcext:value-type="float">
            <text:p>8,2142794043763</text:p>
          </table:table-cell>
          <table:table-cell table:style-name="Gnumeric-default" table:formula="of:=LOG([.I75];10)" office:value-type="float" office:value="8.20276582537965" calcext:value-type="float">
            <text:p>8,2027658253797</text:p>
          </table:table-cell>
          <table:table-cell table:style-name="Gnumeric-default" table:formula="of:=LOG([.J75];10)" office:value-type="float" office:value="8.16730852763948" calcext:value-type="float">
            <text:p>8,1673085276395</text:p>
          </table:table-cell>
          <table:table-cell table:style-name="Gnumeric-default" table:formula="of:=LOG([.K75];10)" office:value-type="float" office:value="8.06981563209251" calcext:value-type="float">
            <text:p>8,0698156320925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72" calcext:value-type="float">
            <text:p>72</text:p>
          </table:table-cell>
          <table:table-cell table:style-name="Gnumeric-default" table:number-columns-repeated="2"/>
          <table:table-cell table:style-name="Gnumeric-default" office:value-type="float" office:value="170009924" calcext:value-type="float">
            <text:p>170009924</text:p>
          </table:table-cell>
          <table:table-cell table:style-name="Gnumeric-default" table:formula="of:=[.D76]/([.A76]*[.A76]*[.A76]*LOG([.A76];2))" office:value-type="float" office:value="73.8238854441521" calcext:value-type="float">
            <text:p>73,8238854441521</text:p>
          </table:table-cell>
          <table:table-cell table:style-name="ce2" table:formula="of:=[.D76]/([.A76]*[.A76])" office:value-type="float" office:value="32795.1242283951" calcext:value-type="float">
            <text:p>32795,1242283951</text:p>
          </table:table-cell>
          <table:table-cell table:style-name="Gnumeric-default"/>
          <table:table-cell table:style-name="Gnumeric-default" office:value-type="float" office:value="154666265" calcext:value-type="float">
            <text:p>154666265</text:p>
          </table:table-cell>
          <table:table-cell table:style-name="Gnumeric-default" office:value-type="float" office:value="188661428" calcext:value-type="float">
            <text:p>188661428</text:p>
          </table:table-cell>
          <table:table-cell table:style-name="Gnumeric-default" office:value-type="float" office:value="82576253" calcext:value-type="float">
            <text:p>82576253</text:p>
          </table:table-cell>
          <table:table-cell table:style-name="Gnumeric-default" office:value-type="float" office:value="60283410" calcext:value-type="float">
            <text:p>60283410</text:p>
          </table:table-cell>
          <table:table-cell table:style-name="Gnumeric-default" table:formula="of:=LOG([.H76];10)" office:value-type="float" office:value="8.18939559797847" calcext:value-type="float">
            <text:p>8,1893955979785</text:p>
          </table:table-cell>
          <table:table-cell table:style-name="Gnumeric-default" table:formula="of:=LOG([.I76];10)" office:value-type="float" office:value="8.27568311733992" calcext:value-type="float">
            <text:p>8,2756831173399</text:p>
          </table:table-cell>
          <table:table-cell table:style-name="Gnumeric-default" table:formula="of:=LOG([.J76];10)" office:value-type="float" office:value="7.91685517233447" calcext:value-type="float">
            <text:p>7,9168551723345</text:p>
          </table:table-cell>
          <table:table-cell table:style-name="Gnumeric-default" table:formula="of:=LOG([.K76];10)" office:value-type="float" office:value="7.78019781070127" calcext:value-type="float">
            <text:p>7,7801978107013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73" calcext:value-type="float">
            <text:p>73</text:p>
          </table:table-cell>
          <table:table-cell table:style-name="Gnumeric-default" table:number-columns-repeated="2"/>
          <table:table-cell table:style-name="Gnumeric-default" office:value-type="float" office:value="148238926" calcext:value-type="float">
            <text:p>148238926</text:p>
          </table:table-cell>
          <table:table-cell table:style-name="Gnumeric-default" table:formula="of:=[.D77]/([.A77]*[.A77]*[.A77]*LOG([.A77];2))" office:value-type="float" office:value="61.5623712670083" calcext:value-type="float">
            <text:p>61,5623712670083</text:p>
          </table:table-cell>
          <table:table-cell table:style-name="ce2" table:formula="of:=[.D77]/([.A77]*[.A77])" office:value-type="float" office:value="27817.4002627135" calcext:value-type="float">
            <text:p>27817,4002627135</text:p>
          </table:table-cell>
          <table:table-cell table:style-name="Gnumeric-default"/>
          <table:table-cell table:style-name="Gnumeric-default" office:value-type="float" office:value="153146591" calcext:value-type="float">
            <text:p>153146591</text:p>
          </table:table-cell>
          <table:table-cell table:style-name="Gnumeric-default" office:value-type="float" office:value="134091667" calcext:value-type="float">
            <text:p>134091667</text:p>
          </table:table-cell>
          <table:table-cell table:style-name="Gnumeric-default" office:value-type="float" office:value="124944679" calcext:value-type="float">
            <text:p>124944679</text:p>
          </table:table-cell>
          <table:table-cell table:style-name="Gnumeric-default" office:value-type="float" office:value="93360091" calcext:value-type="float">
            <text:p>93360091</text:p>
          </table:table-cell>
          <table:table-cell table:style-name="Gnumeric-default" table:formula="of:=LOG([.H77];10)" office:value-type="float" office:value="8.18510733397729" calcext:value-type="float">
            <text:p>8,1851073339773</text:p>
          </table:table-cell>
          <table:table-cell table:style-name="Gnumeric-default" table:formula="of:=LOG([.I77];10)" office:value-type="float" office:value="8.12740178986976" calcext:value-type="float">
            <text:p>8,1274017898698</text:p>
          </table:table-cell>
          <table:table-cell table:style-name="Gnumeric-default" table:formula="of:=LOG([.J77];10)" office:value-type="float" office:value="8.09671776562338" calcext:value-type="float">
            <text:p>8,0967177656234</text:p>
          </table:table-cell>
          <table:table-cell table:style-name="Gnumeric-default" table:formula="of:=LOG([.K77];10)" office:value-type="float" office:value="7.97016126635328" calcext:value-type="float">
            <text:p>7,9701612663533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74" calcext:value-type="float">
            <text:p>74</text:p>
          </table:table-cell>
          <table:table-cell table:style-name="Gnumeric-default" table:number-columns-repeated="2"/>
          <table:table-cell table:style-name="Gnumeric-default" office:value-type="float" office:value="319873981" calcext:value-type="float">
            <text:p>319873981</text:p>
          </table:table-cell>
          <table:table-cell table:style-name="Gnumeric-default" table:formula="of:=[.D78]/([.A78]*[.A78]*[.A78]*LOG([.A78];2))" office:value-type="float" office:value="127.124830367822" calcext:value-type="float">
            <text:p>127,124830367822</text:p>
          </table:table-cell>
          <table:table-cell table:style-name="ce2" table:formula="of:=[.D78]/([.A78]*[.A78])" office:value-type="float" office:value="58413.8022279036" calcext:value-type="float">
            <text:p>58413,8022279036</text:p>
          </table:table-cell>
          <table:table-cell table:style-name="Gnumeric-default"/>
          <table:table-cell table:style-name="Gnumeric-default" office:value-type="float" office:value="277534297" calcext:value-type="float">
            <text:p>277534297</text:p>
          </table:table-cell>
          <table:table-cell table:style-name="Gnumeric-default" office:value-type="float" office:value="229316181" calcext:value-type="float">
            <text:p>229316181</text:p>
          </table:table-cell>
          <table:table-cell table:style-name="Gnumeric-default" office:value-type="float" office:value="95215445" calcext:value-type="float">
            <text:p>95215445</text:p>
          </table:table-cell>
          <table:table-cell table:style-name="Gnumeric-default" office:value-type="float" office:value="166531118" calcext:value-type="float">
            <text:p>166531118</text:p>
          </table:table-cell>
          <table:table-cell table:style-name="Gnumeric-default" table:formula="of:=LOG([.H78];10)" office:value-type="float" office:value="8.44331665980992" calcext:value-type="float">
            <text:p>8,4433166598099</text:p>
          </table:table-cell>
          <table:table-cell table:style-name="Gnumeric-default" table:formula="of:=LOG([.I78];10)" office:value-type="float" office:value="8.36043470048256" calcext:value-type="float">
            <text:p>8,3604347004826</text:p>
          </table:table-cell>
          <table:table-cell table:style-name="Gnumeric-default" table:formula="of:=LOG([.J78];10)" office:value-type="float" office:value="7.97870740147495" calcext:value-type="float">
            <text:p>7,978707401475</text:p>
          </table:table-cell>
          <table:table-cell table:style-name="Gnumeric-default" table:formula="of:=LOG([.K78];10)" office:value-type="float" office:value="8.22149539767994" calcext:value-type="float">
            <text:p>8,22149539768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75" calcext:value-type="float">
            <text:p>75</text:p>
          </table:table-cell>
          <table:table-cell table:style-name="Gnumeric-default" table:number-columns-repeated="2"/>
          <table:table-cell table:style-name="Gnumeric-default" office:value-type="float" office:value="169909835" calcext:value-type="float">
            <text:p>169909835</text:p>
          </table:table-cell>
          <table:table-cell table:style-name="Gnumeric-default" table:formula="of:=[.D79]/([.A79]*[.A79]*[.A79]*LOG([.A79];2))" office:value-type="float" office:value="64.6590081572041" calcext:value-type="float">
            <text:p>64,6590081572041</text:p>
          </table:table-cell>
          <table:table-cell table:style-name="ce2" table:formula="of:=[.D79]/([.A79]*[.A79])" office:value-type="float" office:value="30206.1928888889" calcext:value-type="float">
            <text:p>30206,1928888889</text:p>
          </table:table-cell>
          <table:table-cell table:style-name="Gnumeric-default"/>
          <table:table-cell table:style-name="Gnumeric-default" office:value-type="float" office:value="157463381" calcext:value-type="float">
            <text:p>157463381</text:p>
          </table:table-cell>
          <table:table-cell table:style-name="Gnumeric-default" office:value-type="float" office:value="253221275" calcext:value-type="float">
            <text:p>253221275</text:p>
          </table:table-cell>
          <table:table-cell table:style-name="Gnumeric-default" office:value-type="float" office:value="165950373" calcext:value-type="float">
            <text:p>165950373</text:p>
          </table:table-cell>
          <table:table-cell table:style-name="Gnumeric-default" office:value-type="float" office:value="143775607" calcext:value-type="float">
            <text:p>143775607</text:p>
          </table:table-cell>
          <table:table-cell table:style-name="Gnumeric-default" table:formula="of:=LOG([.H79];10)" office:value-type="float" office:value="8.19717957222908" calcext:value-type="float">
            <text:p>8,1971795722291</text:p>
          </table:table-cell>
          <table:table-cell table:style-name="Gnumeric-default" table:formula="of:=LOG([.I79];10)" office:value-type="float" office:value="8.40350019118318" calcext:value-type="float">
            <text:p>8,4035001911832</text:p>
          </table:table-cell>
          <table:table-cell table:style-name="Gnumeric-default" table:formula="of:=LOG([.J79];10)" office:value-type="float" office:value="8.21997823289201" calcext:value-type="float">
            <text:p>8,219978232892</text:p>
          </table:table-cell>
          <table:table-cell table:style-name="Gnumeric-default" table:formula="of:=LOG([.K79];10)" office:value-type="float" office:value="8.15768520980267" calcext:value-type="float">
            <text:p>8,1576852098027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76" calcext:value-type="float">
            <text:p>76</text:p>
          </table:table-cell>
          <table:table-cell table:style-name="Gnumeric-default" table:number-columns-repeated="2"/>
          <table:table-cell table:style-name="Gnumeric-default" office:value-type="float" office:value="126653031" calcext:value-type="float">
            <text:p>126653031</text:p>
          </table:table-cell>
          <table:table-cell table:style-name="Gnumeric-default" table:formula="of:=[.D80]/([.A80]*[.A80]*[.A80]*LOG([.A80];2))" office:value-type="float" office:value="46.1783943736973" calcext:value-type="float">
            <text:p>46,1783943736973</text:p>
          </table:table-cell>
          <table:table-cell table:style-name="ce2" table:formula="of:=[.D80]/([.A80]*[.A80])" office:value-type="float" office:value="21927.4638157895" calcext:value-type="float">
            <text:p>21927,4638157895</text:p>
          </table:table-cell>
          <table:table-cell table:style-name="Gnumeric-default"/>
          <table:table-cell table:style-name="Gnumeric-default" office:value-type="float" office:value="127493041" calcext:value-type="float">
            <text:p>127493041</text:p>
          </table:table-cell>
          <table:table-cell table:style-name="Gnumeric-default" office:value-type="float" office:value="191317588" calcext:value-type="float">
            <text:p>191317588</text:p>
          </table:table-cell>
          <table:table-cell table:style-name="Gnumeric-default" office:value-type="float" office:value="146974536" calcext:value-type="float">
            <text:p>146974536</text:p>
          </table:table-cell>
          <table:table-cell table:style-name="Gnumeric-default" office:value-type="float" office:value="122497489" calcext:value-type="float">
            <text:p>122497489</text:p>
          </table:table-cell>
          <table:table-cell table:style-name="Gnumeric-default" table:formula="of:=LOG([.H80];10)" office:value-type="float" office:value="8.10548648015993" calcext:value-type="float">
            <text:p>8,1054864801599</text:p>
          </table:table-cell>
          <table:table-cell table:style-name="Gnumeric-default" table:formula="of:=LOG([.I80];10)" office:value-type="float" office:value="8.28175489694959" calcext:value-type="float">
            <text:p>8,2817548969496</text:p>
          </table:table-cell>
          <table:table-cell table:style-name="Gnumeric-default" table:formula="of:=LOG([.J80];10)" office:value-type="float" office:value="8.1672420977915" calcext:value-type="float">
            <text:p>8,1672420977915</text:p>
          </table:table-cell>
          <table:table-cell table:style-name="Gnumeric-default" table:formula="of:=LOG([.K80];10)" office:value-type="float" office:value="8.08812718645875" calcext:value-type="float">
            <text:p>8,0881271864588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77" calcext:value-type="float">
            <text:p>77</text:p>
          </table:table-cell>
          <table:table-cell table:style-name="Gnumeric-default" table:number-columns-repeated="2"/>
          <table:table-cell table:style-name="Gnumeric-default" office:value-type="float" office:value="250761064" calcext:value-type="float">
            <text:p>250761064</text:p>
          </table:table-cell>
          <table:table-cell table:style-name="Gnumeric-default" table:formula="of:=[.D81]/([.A81]*[.A81]*[.A81]*LOG([.A81];2))" office:value-type="float" office:value="87.6482050090135" calcext:value-type="float">
            <text:p>87,6482050090135</text:p>
          </table:table-cell>
          <table:table-cell table:style-name="ce2" table:formula="of:=[.D81]/([.A81]*[.A81])" office:value-type="float" office:value="42293.9895429246" calcext:value-type="float">
            <text:p>42293,9895429246</text:p>
          </table:table-cell>
          <table:table-cell table:style-name="Gnumeric-default"/>
          <table:table-cell table:style-name="Gnumeric-default" office:value-type="float" office:value="240756728" calcext:value-type="float">
            <text:p>240756728</text:p>
          </table:table-cell>
          <table:table-cell table:style-name="Gnumeric-default" office:value-type="float" office:value="176807665" calcext:value-type="float">
            <text:p>176807665</text:p>
          </table:table-cell>
          <table:table-cell table:style-name="Gnumeric-default" office:value-type="float" office:value="155833269" calcext:value-type="float">
            <text:p>155833269</text:p>
          </table:table-cell>
          <table:table-cell table:style-name="Gnumeric-default" office:value-type="float" office:value="86616633" calcext:value-type="float">
            <text:p>86616633</text:p>
          </table:table-cell>
          <table:table-cell table:style-name="Gnumeric-default" table:formula="of:=LOG([.H81];10)" office:value-type="float" office:value="8.38157843242148" calcext:value-type="float">
            <text:p>8,3815784324215</text:p>
          </table:table-cell>
          <table:table-cell table:style-name="Gnumeric-default" table:formula="of:=LOG([.I81];10)" office:value-type="float" office:value="8.24750108870333" calcext:value-type="float">
            <text:p>8,2475010887033</text:p>
          </table:table-cell>
          <table:table-cell table:style-name="Gnumeric-default" table:formula="of:=LOG([.J81];10)" office:value-type="float" office:value="8.19266018119721" calcext:value-type="float">
            <text:p>8,1926601811972</text:p>
          </table:table-cell>
          <table:table-cell table:style-name="Gnumeric-default" table:formula="of:=LOG([.K81];10)" office:value-type="float" office:value="7.93760129763509" calcext:value-type="float">
            <text:p>7,9376012976351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78" calcext:value-type="float">
            <text:p>78</text:p>
          </table:table-cell>
          <table:table-cell table:style-name="Gnumeric-default" table:number-columns-repeated="2"/>
          <table:table-cell table:style-name="Gnumeric-default" office:value-type="float" office:value="184027436" calcext:value-type="float">
            <text:p>184027436</text:p>
          </table:table-cell>
          <table:table-cell table:style-name="Gnumeric-default" table:formula="of:=[.D82]/([.A82]*[.A82]*[.A82]*LOG([.A82];2))" office:value-type="float" office:value="61.6972337759462" calcext:value-type="float">
            <text:p>61,6972337759462</text:p>
          </table:table-cell>
          <table:table-cell table:style-name="ce2" table:formula="of:=[.D82]/([.A82]*[.A82])" office:value-type="float" office:value="30247.7705456936" calcext:value-type="float">
            <text:p>30247,7705456936</text:p>
          </table:table-cell>
          <table:table-cell table:style-name="Gnumeric-default"/>
          <table:table-cell table:style-name="Gnumeric-default" office:value-type="float" office:value="186337069" calcext:value-type="float">
            <text:p>186337069</text:p>
          </table:table-cell>
          <table:table-cell table:style-name="Gnumeric-default" office:value-type="float" office:value="147531610" calcext:value-type="float">
            <text:p>147531610</text:p>
          </table:table-cell>
          <table:table-cell table:style-name="Gnumeric-default" office:value-type="float" office:value="137873094" calcext:value-type="float">
            <text:p>137873094</text:p>
          </table:table-cell>
          <table:table-cell table:style-name="Gnumeric-default" office:value-type="float" office:value="130636669" calcext:value-type="float">
            <text:p>130636669</text:p>
          </table:table-cell>
          <table:table-cell table:style-name="Gnumeric-default" table:formula="of:=LOG([.H82];10)" office:value-type="float" office:value="8.27029925994578" calcext:value-type="float">
            <text:p>8,2702992599458</text:p>
          </table:table-cell>
          <table:table-cell table:style-name="Gnumeric-default" table:formula="of:=LOG([.I82];10)" office:value-type="float" office:value="8.16888508185851" calcext:value-type="float">
            <text:p>8,1688850818585</text:p>
          </table:table-cell>
          <table:table-cell table:style-name="Gnumeric-default" table:formula="of:=LOG([.J82];10)" office:value-type="float" office:value="8.13947952166943" calcext:value-type="float">
            <text:p>8,1394795216694</text:p>
          </table:table-cell>
          <table:table-cell table:style-name="Gnumeric-default" table:formula="of:=LOG([.K82];10)" office:value-type="float" office:value="8.11606509814194" calcext:value-type="float">
            <text:p>8,116065098142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79" calcext:value-type="float">
            <text:p>79</text:p>
          </table:table-cell>
          <table:table-cell table:style-name="Gnumeric-default" table:number-columns-repeated="2"/>
          <table:table-cell table:style-name="Gnumeric-default" office:value-type="float" office:value="292998628" calcext:value-type="float">
            <text:p>292998628</text:p>
          </table:table-cell>
          <table:table-cell table:style-name="Gnumeric-default" table:formula="of:=[.D83]/([.A83]*[.A83]*[.A83]*LOG([.A83];2))" office:value-type="float" office:value="94.2721069025087" calcext:value-type="float">
            <text:p>94,2721069025087</text:p>
          </table:table-cell>
          <table:table-cell table:style-name="ce2" table:formula="of:=[.D83]/([.A83]*[.A83])" office:value-type="float" office:value="46947.3847139881" calcext:value-type="float">
            <text:p>46947,3847139881</text:p>
          </table:table-cell>
          <table:table-cell table:style-name="Gnumeric-default"/>
          <table:table-cell table:style-name="Gnumeric-default" office:value-type="float" office:value="289482553" calcext:value-type="float">
            <text:p>289482553</text:p>
          </table:table-cell>
          <table:table-cell table:style-name="Gnumeric-default" office:value-type="float" office:value="170903018" calcext:value-type="float">
            <text:p>170903018</text:p>
          </table:table-cell>
          <table:table-cell table:style-name="Gnumeric-default" office:value-type="float" office:value="175765863" calcext:value-type="float">
            <text:p>175765863</text:p>
          </table:table-cell>
          <table:table-cell table:style-name="Gnumeric-default" office:value-type="float" office:value="116315214" calcext:value-type="float">
            <text:p>116315214</text:p>
          </table:table-cell>
          <table:table-cell table:style-name="Gnumeric-default" table:formula="of:=LOG([.H83];10)" office:value-type="float" office:value="8.461622394094" calcext:value-type="float">
            <text:p>8,461622394094</text:p>
          </table:table-cell>
          <table:table-cell table:style-name="Gnumeric-default" table:formula="of:=LOG([.I83];10)" office:value-type="float" office:value="8.23274973205469" calcext:value-type="float">
            <text:p>8,2327497320547</text:p>
          </table:table-cell>
          <table:table-cell table:style-name="Gnumeric-default" table:formula="of:=LOG([.J83];10)" office:value-type="float" office:value="8.24493453086101" calcext:value-type="float">
            <text:p>8,244934530861</text:p>
          </table:table-cell>
          <table:table-cell table:style-name="Gnumeric-default" table:formula="of:=LOG([.K83];10)" office:value-type="float" office:value="8.0656365240501" calcext:value-type="float">
            <text:p>8,0656365240501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80" calcext:value-type="float">
            <text:p>80</text:p>
          </table:table-cell>
          <table:table-cell table:style-name="Gnumeric-default" table:number-columns-repeated="2"/>
          <table:table-cell table:style-name="Gnumeric-default" office:value-type="float" office:value="389646105" calcext:value-type="float">
            <text:p>389646105</text:p>
          </table:table-cell>
          <table:table-cell table:style-name="Gnumeric-default" table:formula="of:=[.D84]/([.A84]*[.A84]*[.A84]*LOG([.A84];2))" office:value-type="float" office:value="120.379026367538" calcext:value-type="float">
            <text:p>120,379026367538</text:p>
          </table:table-cell>
          <table:table-cell table:style-name="ce2" table:formula="of:=[.D84]/([.A84]*[.A84])" office:value-type="float" office:value="60882.20390625" calcext:value-type="float">
            <text:p>60882,20390625</text:p>
          </table:table-cell>
          <table:table-cell table:style-name="Gnumeric-default"/>
          <table:table-cell table:style-name="Gnumeric-default" office:value-type="float" office:value="440278821" calcext:value-type="float">
            <text:p>440278821</text:p>
          </table:table-cell>
          <table:table-cell table:style-name="Gnumeric-default" office:value-type="float" office:value="251941403" calcext:value-type="float">
            <text:p>251941403</text:p>
          </table:table-cell>
          <table:table-cell table:style-name="Gnumeric-default" office:value-type="float" office:value="161164079" calcext:value-type="float">
            <text:p>161164079</text:p>
          </table:table-cell>
          <table:table-cell table:style-name="Gnumeric-default" office:value-type="float" office:value="182725271" calcext:value-type="float">
            <text:p>182725271</text:p>
          </table:table-cell>
          <table:table-cell table:style-name="Gnumeric-default" table:formula="of:=LOG([.H84];10)" office:value-type="float" office:value="8.64372779483028" calcext:value-type="float">
            <text:p>8,6437277948303</text:p>
          </table:table-cell>
          <table:table-cell table:style-name="Gnumeric-default" table:formula="of:=LOG([.I84];10)" office:value-type="float" office:value="8.40129954350797" calcext:value-type="float">
            <text:p>8,401299543508</text:p>
          </table:table-cell>
          <table:table-cell table:style-name="Gnumeric-default" table:formula="of:=LOG([.J84];10)" office:value-type="float" office:value="8.20726825067944" calcext:value-type="float">
            <text:p>8,2072682506795</text:p>
          </table:table-cell>
          <table:table-cell table:style-name="Gnumeric-default" table:formula="of:=LOG([.K84];10)" office:value-type="float" office:value="8.26179861465899" calcext:value-type="float">
            <text:p>8,261798614659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81" calcext:value-type="float">
            <text:p>81</text:p>
          </table:table-cell>
          <table:table-cell table:style-name="Gnumeric-default" table:number-columns-repeated="2"/>
          <table:table-cell table:style-name="Gnumeric-default" office:value-type="float" office:value="288902458" calcext:value-type="float">
            <text:p>288902458</text:p>
          </table:table-cell>
          <table:table-cell table:style-name="Gnumeric-default" table:formula="of:=[.D85]/([.A85]*[.A85]*[.A85]*LOG([.A85];2))" office:value-type="float" office:value="85.7466570287804" calcext:value-type="float">
            <text:p>85,7466570287804</text:p>
          </table:table-cell>
          <table:table-cell table:style-name="ce2" table:formula="of:=[.D85]/([.A85]*[.A85])" office:value-type="float" office:value="44033.2964487121" calcext:value-type="float">
            <text:p>44033,2964487121</text:p>
          </table:table-cell>
          <table:table-cell table:style-name="Gnumeric-default"/>
          <table:table-cell table:style-name="Gnumeric-default" office:value-type="float" office:value="329453311" calcext:value-type="float">
            <text:p>329453311</text:p>
          </table:table-cell>
          <table:table-cell table:style-name="Gnumeric-default" office:value-type="float" office:value="242437836" calcext:value-type="float">
            <text:p>242437836</text:p>
          </table:table-cell>
          <table:table-cell table:style-name="Gnumeric-default" office:value-type="float" office:value="233196424" calcext:value-type="float">
            <text:p>233196424</text:p>
          </table:table-cell>
          <table:table-cell table:style-name="Gnumeric-default" office:value-type="float" office:value="205675276" calcext:value-type="float">
            <text:p>205675276</text:p>
          </table:table-cell>
          <table:table-cell table:style-name="Gnumeric-default" table:formula="of:=LOG([.H85];10)" office:value-type="float" office:value="8.51779387655742" calcext:value-type="float">
            <text:p>8,5177938765574</text:p>
          </table:table-cell>
          <table:table-cell table:style-name="Gnumeric-default" table:formula="of:=LOG([.I85];10)" office:value-type="float" office:value="8.38460039884295" calcext:value-type="float">
            <text:p>8,384600398843</text:p>
          </table:table-cell>
          <table:table-cell table:style-name="Gnumeric-default" table:formula="of:=LOG([.J85];10)" office:value-type="float" office:value="8.36772188635724" calcext:value-type="float">
            <text:p>8,3677218863572</text:p>
          </table:table-cell>
          <table:table-cell table:style-name="Gnumeric-default" table:formula="of:=LOG([.K85];10)" office:value-type="float" office:value="8.31318208876757" calcext:value-type="float">
            <text:p>8,3131820887676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82" calcext:value-type="float">
            <text:p>82</text:p>
          </table:table-cell>
          <table:table-cell table:style-name="Gnumeric-default" table:number-columns-repeated="2"/>
          <table:table-cell table:style-name="Gnumeric-default" office:value-type="float" office:value="256041285" calcext:value-type="float">
            <text:p>256041285</text:p>
          </table:table-cell>
          <table:table-cell table:style-name="Gnumeric-default" table:formula="of:=[.D86]/([.A86]*[.A86]*[.A86]*LOG([.A86];2))" office:value-type="float" office:value="73.0429861239695" calcext:value-type="float">
            <text:p>73,0429861239695</text:p>
          </table:table-cell>
          <table:table-cell table:style-name="ce2" table:formula="of:=[.D86]/([.A86]*[.A86])" office:value-type="float" office:value="38078.7157941701" calcext:value-type="float">
            <text:p>38078,7157941701</text:p>
          </table:table-cell>
          <table:table-cell table:style-name="Gnumeric-default"/>
          <table:table-cell table:style-name="Gnumeric-default" office:value-type="float" office:value="227866629" calcext:value-type="float">
            <text:p>227866629</text:p>
          </table:table-cell>
          <table:table-cell table:style-name="Gnumeric-default" office:value-type="float" office:value="221285221" calcext:value-type="float">
            <text:p>221285221</text:p>
          </table:table-cell>
          <table:table-cell table:style-name="Gnumeric-default" office:value-type="float" office:value="192218173" calcext:value-type="float">
            <text:p>192218173</text:p>
          </table:table-cell>
          <table:table-cell table:style-name="Gnumeric-default" office:value-type="float" office:value="110829877" calcext:value-type="float">
            <text:p>110829877</text:p>
          </table:table-cell>
          <table:table-cell table:style-name="Gnumeric-default" table:formula="of:=LOG([.H86];10)" office:value-type="float" office:value="8.35768072753957" calcext:value-type="float">
            <text:p>8,3576807275396</text:p>
          </table:table-cell>
          <table:table-cell table:style-name="Gnumeric-default" table:formula="of:=LOG([.I86];10)" office:value-type="float" office:value="8.34495240962325" calcext:value-type="float">
            <text:p>8,3449524096233</text:p>
          </table:table-cell>
          <table:table-cell table:style-name="Gnumeric-default" table:formula="of:=LOG([.J86];10)" office:value-type="float" office:value="8.28379444504178" calcext:value-type="float">
            <text:p>8,2837944450418</text:p>
          </table:table-cell>
          <table:table-cell table:style-name="Gnumeric-default" table:formula="of:=LOG([.K86];10)" office:value-type="float" office:value="8.04465685125119" calcext:value-type="float">
            <text:p>8,0446568512512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83" calcext:value-type="float">
            <text:p>83</text:p>
          </table:table-cell>
          <table:table-cell table:style-name="Gnumeric-default" table:number-columns-repeated="2"/>
          <table:table-cell table:style-name="Gnumeric-default" office:value-type="float" office:value="271609867" calcext:value-type="float">
            <text:p>271609867</text:p>
          </table:table-cell>
          <table:table-cell table:style-name="Gnumeric-default" table:formula="of:=[.D87]/([.A87]*[.A87]*[.A87]*LOG([.A87];2))" office:value-type="float" office:value="74.5123722766637" calcext:value-type="float">
            <text:p>74,5123722766637</text:p>
          </table:table-cell>
          <table:table-cell table:style-name="ce2" table:formula="of:=[.D87]/([.A87]*[.A87])" office:value-type="float" office:value="39426.6028451154" calcext:value-type="float">
            <text:p>39426,6028451154</text:p>
          </table:table-cell>
          <table:table-cell table:style-name="Gnumeric-default"/>
          <table:table-cell table:style-name="Gnumeric-default" office:value-type="float" office:value="373590000" calcext:value-type="float">
            <text:p>373590000</text:p>
          </table:table-cell>
          <table:table-cell table:style-name="Gnumeric-default" office:value-type="float" office:value="243904844" calcext:value-type="float">
            <text:p>243904844</text:p>
          </table:table-cell>
          <table:table-cell table:style-name="Gnumeric-default" office:value-type="float" office:value="111076045" calcext:value-type="float">
            <text:p>111076045</text:p>
          </table:table-cell>
          <table:table-cell table:style-name="Gnumeric-default" office:value-type="float" office:value="136607348" calcext:value-type="float">
            <text:p>136607348</text:p>
          </table:table-cell>
          <table:table-cell table:style-name="Gnumeric-default" table:formula="of:=LOG([.H87];10)" office:value-type="float" office:value="8.57239524281784" calcext:value-type="float">
            <text:p>8,5723952428179</text:p>
          </table:table-cell>
          <table:table-cell table:style-name="Gnumeric-default" table:formula="of:=LOG([.I87];10)" office:value-type="float" office:value="8.38722042557646" calcext:value-type="float">
            <text:p>8,3872204255765</text:p>
          </table:table-cell>
          <table:table-cell table:style-name="Gnumeric-default" table:formula="of:=LOG([.J87];10)" office:value-type="float" office:value="8.0456204077612" calcext:value-type="float">
            <text:p>8,0456204077612</text:p>
          </table:table-cell>
          <table:table-cell table:style-name="Gnumeric-default" table:formula="of:=LOG([.K87];10)" office:value-type="float" office:value="8.13547406032667" calcext:value-type="float">
            <text:p>8,1354740603267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84" calcext:value-type="float">
            <text:p>84</text:p>
          </table:table-cell>
          <table:table-cell table:style-name="Gnumeric-default" table:number-columns-repeated="2"/>
          <table:table-cell table:style-name="Gnumeric-default" office:value-type="float" office:value="284384922" calcext:value-type="float">
            <text:p>284384922</text:p>
          </table:table-cell>
          <table:table-cell table:style-name="Gnumeric-default" table:formula="of:=[.D88]/([.A88]*[.A88]*[.A88]*LOG([.A88];2))" office:value-type="float" office:value="75.0603138084314" calcext:value-type="float">
            <text:p>75,0603138084314</text:p>
          </table:table-cell>
          <table:table-cell table:style-name="ce2" table:formula="of:=[.D88]/([.A88]*[.A88])" office:value-type="float" office:value="40303.9855442177" calcext:value-type="float">
            <text:p>40303,9855442177</text:p>
          </table:table-cell>
          <table:table-cell table:style-name="Gnumeric-default"/>
          <table:table-cell table:style-name="Gnumeric-default" office:value-type="float" office:value="267429357" calcext:value-type="float">
            <text:p>267429357</text:p>
          </table:table-cell>
          <table:table-cell table:style-name="Gnumeric-default" office:value-type="float" office:value="185721682" calcext:value-type="float">
            <text:p>185721682</text:p>
          </table:table-cell>
          <table:table-cell table:style-name="Gnumeric-default" office:value-type="float" office:value="183963515" calcext:value-type="float">
            <text:p>183963515</text:p>
          </table:table-cell>
          <table:table-cell table:style-name="Gnumeric-default" office:value-type="float" office:value="155936328" calcext:value-type="float">
            <text:p>155936328</text:p>
          </table:table-cell>
          <table:table-cell table:style-name="Gnumeric-default" table:formula="of:=LOG([.H88];10)" office:value-type="float" office:value="8.427209080126" calcext:value-type="float">
            <text:p>8,427209080126</text:p>
          </table:table-cell>
          <table:table-cell table:style-name="Gnumeric-default" table:formula="of:=LOG([.I88];10)" office:value-type="float" office:value="8.26886260822702" calcext:value-type="float">
            <text:p>8,268862608227</text:p>
          </table:table-cell>
          <table:table-cell table:style-name="Gnumeric-default" table:formula="of:=LOG([.J88];10)" office:value-type="float" office:value="8.26473169906747" calcext:value-type="float">
            <text:p>8,2647316990675</text:p>
          </table:table-cell>
          <table:table-cell table:style-name="Gnumeric-default" table:formula="of:=LOG([.K88];10)" office:value-type="float" office:value="8.192947303207" calcext:value-type="float">
            <text:p>8,192947303207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85" calcext:value-type="float">
            <text:p>85</text:p>
          </table:table-cell>
          <table:table-cell table:style-name="Gnumeric-default" table:number-columns-repeated="2"/>
          <table:table-cell table:style-name="Gnumeric-default" office:value-type="float" office:value="267679185" calcext:value-type="float">
            <text:p>267679185</text:p>
          </table:table-cell>
          <table:table-cell table:style-name="Gnumeric-default" table:formula="of:=[.D89]/([.A89]*[.A89]*[.A89]*LOG([.A89];2))" office:value-type="float" office:value="68.005034037014" calcext:value-type="float">
            <text:p>68,005034037014</text:p>
          </table:table-cell>
          <table:table-cell table:style-name="ce2" table:formula="of:=[.D89]/([.A89]*[.A89])" office:value-type="float" office:value="37049.0221453287" calcext:value-type="float">
            <text:p>37049,0221453287</text:p>
          </table:table-cell>
          <table:table-cell table:style-name="Gnumeric-default"/>
          <table:table-cell table:style-name="Gnumeric-default" office:value-type="float" office:value="318321074" calcext:value-type="float">
            <text:p>318321074</text:p>
          </table:table-cell>
          <table:table-cell table:style-name="Gnumeric-default" office:value-type="float" office:value="322083880" calcext:value-type="float">
            <text:p>322083880</text:p>
          </table:table-cell>
          <table:table-cell table:style-name="Gnumeric-default" office:value-type="float" office:value="212051332" calcext:value-type="float">
            <text:p>212051332</text:p>
          </table:table-cell>
          <table:table-cell table:style-name="Gnumeric-default" office:value-type="float" office:value="188913967" calcext:value-type="float">
            <text:p>188913967</text:p>
          </table:table-cell>
          <table:table-cell table:style-name="Gnumeric-default" table:formula="of:=LOG([.H89];10)" office:value-type="float" office:value="8.50286539142951" calcext:value-type="float">
            <text:p>8,5028653914295</text:p>
          </table:table-cell>
          <table:table-cell table:style-name="Gnumeric-default" table:formula="of:=LOG([.I89];10)" office:value-type="float" office:value="8.50796898932687" calcext:value-type="float">
            <text:p>8,5079689893269</text:p>
          </table:table-cell>
          <table:table-cell table:style-name="Gnumeric-default" table:formula="of:=LOG([.J89];10)" office:value-type="float" office:value="8.32644100482418" calcext:value-type="float">
            <text:p>8,3264410048242</text:p>
          </table:table-cell>
          <table:table-cell table:style-name="Gnumeric-default" table:formula="of:=LOG([.K89];10)" office:value-type="float" office:value="8.27626406785721" calcext:value-type="float">
            <text:p>8,2762640678572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86" calcext:value-type="float">
            <text:p>86</text:p>
          </table:table-cell>
          <table:table-cell table:style-name="Gnumeric-default" table:number-columns-repeated="2"/>
          <table:table-cell table:style-name="Gnumeric-default" office:value-type="float" office:value="331918623" calcext:value-type="float">
            <text:p>331918623</text:p>
          </table:table-cell>
          <table:table-cell table:style-name="Gnumeric-default" table:formula="of:=[.D90]/([.A90]*[.A90]*[.A90]*LOG([.A90];2))" office:value-type="float" office:value="81.2040429733071" calcext:value-type="float">
            <text:p>81,2040429733071</text:p>
          </table:table-cell>
          <table:table-cell table:style-name="ce2" table:formula="of:=[.D90]/([.A90]*[.A90])" office:value-type="float" office:value="44878.1264196863" calcext:value-type="float">
            <text:p>44878,1264196863</text:p>
          </table:table-cell>
          <table:table-cell table:style-name="Gnumeric-default"/>
          <table:table-cell table:style-name="Gnumeric-default" office:value-type="float" office:value="345159558" calcext:value-type="float">
            <text:p>345159558</text:p>
          </table:table-cell>
          <table:table-cell table:style-name="Gnumeric-default" office:value-type="float" office:value="707284727" calcext:value-type="float">
            <text:p>707284727</text:p>
          </table:table-cell>
          <table:table-cell table:style-name="Gnumeric-default" office:value-type="float" office:value="187788092" calcext:value-type="float">
            <text:p>187788092</text:p>
          </table:table-cell>
          <table:table-cell table:style-name="Gnumeric-default" office:value-type="float" office:value="278973806" calcext:value-type="float">
            <text:p>278973806</text:p>
          </table:table-cell>
          <table:table-cell table:style-name="Gnumeric-default" table:formula="of:=LOG([.H90];10)" office:value-type="float" office:value="8.53801990417423" calcext:value-type="float">
            <text:p>8,5380199041742</text:p>
          </table:table-cell>
          <table:table-cell table:style-name="Gnumeric-default" table:formula="of:=LOG([.I90];10)" office:value-type="float" office:value="8.84959428009399" calcext:value-type="float">
            <text:p>8,849594280094</text:p>
          </table:table-cell>
          <table:table-cell table:style-name="Gnumeric-default" table:formula="of:=LOG([.J90];10)" office:value-type="float" office:value="8.27366804936429" calcext:value-type="float">
            <text:p>8,2736680493643</text:p>
          </table:table-cell>
          <table:table-cell table:style-name="Gnumeric-default" table:formula="of:=LOG([.K90];10)" office:value-type="float" office:value="8.4455634274897" calcext:value-type="float">
            <text:p>8,4455634274897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87" calcext:value-type="float">
            <text:p>87</text:p>
          </table:table-cell>
          <table:table-cell table:style-name="Gnumeric-default" table:number-columns-repeated="2"/>
          <table:table-cell table:style-name="Gnumeric-default" office:value-type="float" office:value="273910512" calcext:value-type="float">
            <text:p>273910512</text:p>
          </table:table-cell>
          <table:table-cell table:style-name="Gnumeric-default" table:formula="of:=[.D91]/([.A91]*[.A91]*[.A91]*LOG([.A91];2))" office:value-type="float" office:value="64.560460461315" calcext:value-type="float">
            <text:p>64,560460461315</text:p>
          </table:table-cell>
          <table:table-cell table:style-name="ce2" table:formula="of:=[.D91]/([.A91]*[.A91])" office:value-type="float" office:value="36188.4676971859" calcext:value-type="float">
            <text:p>36188,4676971859</text:p>
          </table:table-cell>
          <table:table-cell table:style-name="Gnumeric-default"/>
          <table:table-cell table:style-name="Gnumeric-default" office:value-type="float" office:value="259832155" calcext:value-type="float">
            <text:p>259832155</text:p>
          </table:table-cell>
          <table:table-cell table:style-name="Gnumeric-default" office:value-type="float" office:value="292191726" calcext:value-type="float">
            <text:p>292191726</text:p>
          </table:table-cell>
          <table:table-cell table:style-name="Gnumeric-default" office:value-type="float" office:value="222531890" calcext:value-type="float">
            <text:p>222531890</text:p>
          </table:table-cell>
          <table:table-cell table:style-name="Gnumeric-default" office:value-type="float" office:value="157483536" calcext:value-type="float">
            <text:p>157483536</text:p>
          </table:table-cell>
          <table:table-cell table:style-name="Gnumeric-default" table:formula="of:=LOG([.H91];10)" office:value-type="float" office:value="8.41469289529336" calcext:value-type="float">
            <text:p>8,4146928952934</text:p>
          </table:table-cell>
          <table:table-cell table:style-name="Gnumeric-default" table:formula="of:=LOG([.I91];10)" office:value-type="float" office:value="8.4656679138453" calcext:value-type="float">
            <text:p>8,4656679138453</text:p>
          </table:table-cell>
          <table:table-cell table:style-name="Gnumeric-default" table:formula="of:=LOG([.J91];10)" office:value-type="float" office:value="8.34739225647927" calcext:value-type="float">
            <text:p>8,3473922564793</text:p>
          </table:table-cell>
          <table:table-cell table:style-name="Gnumeric-default" table:formula="of:=LOG([.K91];10)" office:value-type="float" office:value="8.1972351575028" calcext:value-type="float">
            <text:p>8,1972351575028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88" calcext:value-type="float">
            <text:p>88</text:p>
          </table:table-cell>
          <table:table-cell table:style-name="Gnumeric-default" table:number-columns-repeated="2"/>
          <table:table-cell table:style-name="Gnumeric-default" office:value-type="float" office:value="258005043" calcext:value-type="float">
            <text:p>258005043</text:p>
          </table:table-cell>
          <table:table-cell table:style-name="Gnumeric-default" table:formula="of:=[.D92]/([.A92]*[.A92]*[.A92]*LOG([.A92];2))" office:value-type="float" office:value="58.6119099019099" calcext:value-type="float">
            <text:p>58,6119099019099</text:p>
          </table:table-cell>
          <table:table-cell table:style-name="ce2" table:formula="of:=[.D92]/([.A92]*[.A92])" office:value-type="float" office:value="33316.7669163223" calcext:value-type="float">
            <text:p>33316,7669163223</text:p>
          </table:table-cell>
          <table:table-cell table:style-name="Gnumeric-default"/>
          <table:table-cell table:style-name="Gnumeric-default" office:value-type="float" office:value="263252153" calcext:value-type="float">
            <text:p>263252153</text:p>
          </table:table-cell>
          <table:table-cell table:style-name="Gnumeric-default" office:value-type="float" office:value="395459946" calcext:value-type="float">
            <text:p>395459946</text:p>
          </table:table-cell>
          <table:table-cell table:style-name="Gnumeric-default" office:value-type="float" office:value="208760322" calcext:value-type="float">
            <text:p>208760322</text:p>
          </table:table-cell>
          <table:table-cell table:style-name="Gnumeric-default" office:value-type="float" office:value="307742597" calcext:value-type="float">
            <text:p>307742597</text:p>
          </table:table-cell>
          <table:table-cell table:style-name="Gnumeric-default" table:formula="of:=LOG([.H92];10)" office:value-type="float" office:value="8.42037193173671" calcext:value-type="float">
            <text:p>8,4203719317367</text:p>
          </table:table-cell>
          <table:table-cell table:style-name="Gnumeric-default" table:formula="of:=LOG([.I92];10)" office:value-type="float" office:value="8.59710250272097" calcext:value-type="float">
            <text:p>8,597102502721</text:p>
          </table:table-cell>
          <table:table-cell table:style-name="Gnumeric-default" table:formula="of:=LOG([.J92];10)" office:value-type="float" office:value="8.31964795805656" calcext:value-type="float">
            <text:p>8,3196479580566</text:p>
          </table:table-cell>
          <table:table-cell table:style-name="Gnumeric-default" table:formula="of:=LOG([.K92];10)" office:value-type="float" office:value="8.48818761441986" calcext:value-type="float">
            <text:p>8,4881876144199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89" calcext:value-type="float">
            <text:p>89</text:p>
          </table:table-cell>
          <table:table-cell table:style-name="Gnumeric-default" table:number-columns-repeated="2"/>
          <table:table-cell table:style-name="Gnumeric-default" office:value-type="float" office:value="235951844" calcext:value-type="float">
            <text:p>235951844</text:p>
          </table:table-cell>
          <table:table-cell table:style-name="Gnumeric-default" table:formula="of:=[.D93]/([.A93]*[.A93]*[.A93]*LOG([.A93];2))" office:value-type="float" office:value="51.6849847912634" calcext:value-type="float">
            <text:p>51,6849847912634</text:p>
          </table:table-cell>
          <table:table-cell table:style-name="ce2" table:formula="of:=[.D93]/([.A93]*[.A93])" office:value-type="float" office:value="29788.1383663679" calcext:value-type="float">
            <text:p>29788,1383663679</text:p>
          </table:table-cell>
          <table:table-cell table:style-name="Gnumeric-default"/>
          <table:table-cell table:style-name="Gnumeric-default" office:value-type="float" office:value="223176508" calcext:value-type="float">
            <text:p>223176508</text:p>
          </table:table-cell>
          <table:table-cell table:style-name="Gnumeric-default" office:value-type="float" office:value="217695542" calcext:value-type="float">
            <text:p>217695542</text:p>
          </table:table-cell>
          <table:table-cell table:style-name="Gnumeric-default" office:value-type="float" office:value="295835177" calcext:value-type="float">
            <text:p>295835177</text:p>
          </table:table-cell>
          <table:table-cell table:style-name="Gnumeric-default" office:value-type="float" office:value="173091599" calcext:value-type="float">
            <text:p>173091599</text:p>
          </table:table-cell>
          <table:table-cell table:style-name="Gnumeric-default" table:formula="of:=LOG([.H93];10)" office:value-type="float" office:value="8.3486484779765" calcext:value-type="float">
            <text:p>8,3486484779765</text:p>
          </table:table-cell>
          <table:table-cell table:style-name="Gnumeric-default" table:formula="of:=LOG([.I93];10)" office:value-type="float" office:value="8.33784953558853" calcext:value-type="float">
            <text:p>8,3378495355885</text:p>
          </table:table-cell>
          <table:table-cell table:style-name="Gnumeric-default" table:formula="of:=LOG([.J93];10)" office:value-type="float" office:value="8.47104981357118" calcext:value-type="float">
            <text:p>8,4710498135712</text:p>
          </table:table-cell>
          <table:table-cell table:style-name="Gnumeric-default" table:formula="of:=LOG([.K93];10)" office:value-type="float" office:value="8.23827598990612" calcext:value-type="float">
            <text:p>8,2382759899061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90" calcext:value-type="float">
            <text:p>90</text:p>
          </table:table-cell>
          <table:table-cell table:style-name="Gnumeric-default" table:number-columns-repeated="2"/>
          <table:table-cell table:style-name="Gnumeric-default" office:value-type="float" office:value="359979197" calcext:value-type="float">
            <text:p>359979197</text:p>
          </table:table-cell>
          <table:table-cell table:style-name="Gnumeric-default" table:formula="of:=[.D94]/([.A94]*[.A94]*[.A94]*LOG([.A94];2))" office:value-type="float" office:value="76.0643558650214" calcext:value-type="float">
            <text:p>76,0643558650214</text:p>
          </table:table-cell>
          <table:table-cell table:style-name="ce2" table:formula="of:=[.D94]/([.A94]*[.A94])" office:value-type="float" office:value="44441.8761728395" calcext:value-type="float">
            <text:p>44441,8761728395</text:p>
          </table:table-cell>
          <table:table-cell table:style-name="Gnumeric-default"/>
          <table:table-cell table:style-name="Gnumeric-default" office:value-type="float" office:value="400383307" calcext:value-type="float">
            <text:p>400383307</text:p>
          </table:table-cell>
          <table:table-cell table:style-name="Gnumeric-default" office:value-type="float" office:value="330403936" calcext:value-type="float">
            <text:p>330403936</text:p>
          </table:table-cell>
          <table:table-cell table:style-name="Gnumeric-default" office:value-type="float" office:value="188620128" calcext:value-type="float">
            <text:p>188620128</text:p>
          </table:table-cell>
          <table:table-cell table:style-name="Gnumeric-default" office:value-type="float" office:value="311181641" calcext:value-type="float">
            <text:p>311181641</text:p>
          </table:table-cell>
          <table:table-cell table:style-name="Gnumeric-default" table:formula="of:=LOG([.H94];10)" office:value-type="float" office:value="8.60247596234146" calcext:value-type="float">
            <text:p>8,6024759623415</text:p>
          </table:table-cell>
          <table:table-cell table:style-name="Gnumeric-default" table:formula="of:=LOG([.I94];10)" office:value-type="float" office:value="8.51904521229513" calcext:value-type="float">
            <text:p>8,5190452122951</text:p>
          </table:table-cell>
          <table:table-cell table:style-name="Gnumeric-default" table:formula="of:=LOG([.J94];10)" office:value-type="float" office:value="8.27558803523538" calcext:value-type="float">
            <text:p>8,2755880352354</text:p>
          </table:table-cell>
          <table:table-cell table:style-name="Gnumeric-default" table:formula="of:=LOG([.K94];10)" office:value-type="float" office:value="8.49301396669943" calcext:value-type="float">
            <text:p>8,4930139666994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91" calcext:value-type="float">
            <text:p>91</text:p>
          </table:table-cell>
          <table:table-cell table:style-name="Gnumeric-default" table:number-columns-repeated="2"/>
          <table:table-cell table:style-name="Gnumeric-default" office:value-type="float" office:value="278622499" calcext:value-type="float">
            <text:p>278622499</text:p>
          </table:table-cell>
          <table:table-cell table:style-name="Gnumeric-default" table:formula="of:=[.D95]/([.A95]*[.A95]*[.A95]*LOG([.A95];2))" office:value-type="float" office:value="56.8143662098672" calcext:value-type="float">
            <text:p>56,8143662098672</text:p>
          </table:table-cell>
          <table:table-cell table:style-name="ce2" table:formula="of:=[.D95]/([.A95]*[.A95])" office:value-type="float" office:value="33645.9967395242" calcext:value-type="float">
            <text:p>33645,9967395242</text:p>
          </table:table-cell>
          <table:table-cell table:style-name="Gnumeric-default"/>
          <table:table-cell table:style-name="Gnumeric-default" office:value-type="float" office:value="297880490" calcext:value-type="float">
            <text:p>297880490</text:p>
          </table:table-cell>
          <table:table-cell table:style-name="Gnumeric-default" office:value-type="float" office:value="218741416" calcext:value-type="float">
            <text:p>218741416</text:p>
          </table:table-cell>
          <table:table-cell table:style-name="Gnumeric-default" office:value-type="float" office:value="249730336" calcext:value-type="float">
            <text:p>249730336</text:p>
          </table:table-cell>
          <table:table-cell table:style-name="Gnumeric-default" office:value-type="float" office:value="229975852" calcext:value-type="float">
            <text:p>229975852</text:p>
          </table:table-cell>
          <table:table-cell table:style-name="Gnumeric-default" table:formula="of:=LOG([.H95];10)" office:value-type="float" office:value="8.4740420595668" calcext:value-type="float">
            <text:p>8,4740420595668</text:p>
          </table:table-cell>
          <table:table-cell table:style-name="Gnumeric-default" table:formula="of:=LOG([.I95];10)" office:value-type="float" office:value="8.33993101914816" calcext:value-type="float">
            <text:p>8,3399310191482</text:p>
          </table:table-cell>
          <table:table-cell table:style-name="Gnumeric-default" table:formula="of:=LOG([.J95];10)" office:value-type="float" office:value="8.39747130149099" calcext:value-type="float">
            <text:p>8,397471301491</text:p>
          </table:table-cell>
          <table:table-cell table:style-name="Gnumeric-default" table:formula="of:=LOG([.K95];10)" office:value-type="float" office:value="8.36168223647965" calcext:value-type="float">
            <text:p>8,3616822364797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92" calcext:value-type="float">
            <text:p>92</text:p>
          </table:table-cell>
          <table:table-cell table:style-name="Gnumeric-default" table:number-columns-repeated="2"/>
          <table:table-cell table:style-name="Gnumeric-default" office:value-type="float" office:value="366624751" calcext:value-type="float">
            <text:p>366624751</text:p>
          </table:table-cell>
          <table:table-cell table:style-name="Gnumeric-default" table:formula="of:=[.D96]/([.A96]*[.A96]*[.A96]*LOG([.A96];2))" office:value-type="float" office:value="72.1727922260988" calcext:value-type="float">
            <text:p>72,1727922260988</text:p>
          </table:table-cell>
          <table:table-cell table:style-name="ce2" table:formula="of:=[.D96]/([.A96]*[.A96])" office:value-type="float" office:value="43315.7787098299" calcext:value-type="float">
            <text:p>43315,7787098299</text:p>
          </table:table-cell>
          <table:table-cell table:style-name="Gnumeric-default"/>
          <table:table-cell table:style-name="Gnumeric-default" office:value-type="float" office:value="360670110" calcext:value-type="float">
            <text:p>360670110</text:p>
          </table:table-cell>
          <table:table-cell table:style-name="Gnumeric-default" office:value-type="float" office:value="349326569" calcext:value-type="float">
            <text:p>349326569</text:p>
          </table:table-cell>
          <table:table-cell table:style-name="Gnumeric-default" office:value-type="float" office:value="218519786" calcext:value-type="float">
            <text:p>218519786</text:p>
          </table:table-cell>
          <table:table-cell table:style-name="Gnumeric-default" office:value-type="float" office:value="174994901" calcext:value-type="float">
            <text:p>174994901</text:p>
          </table:table-cell>
          <table:table-cell table:style-name="Gnumeric-default" table:formula="of:=LOG([.H96];10)" office:value-type="float" office:value="8.55711015229912" calcext:value-type="float">
            <text:p>8,5571101522991</text:p>
          </table:table-cell>
          <table:table-cell table:style-name="Gnumeric-default" table:formula="of:=LOG([.I96];10)" office:value-type="float" office:value="8.54323161836388" calcext:value-type="float">
            <text:p>8,5432316183639</text:p>
          </table:table-cell>
          <table:table-cell table:style-name="Gnumeric-default" table:formula="of:=LOG([.J96];10)" office:value-type="float" office:value="8.33949076653106" calcext:value-type="float">
            <text:p>8,3394907665311</text:p>
          </table:table-cell>
          <table:table-cell table:style-name="Gnumeric-default" table:formula="of:=LOG([.K96];10)" office:value-type="float" office:value="8.24302539440158" calcext:value-type="float">
            <text:p>8,2430253944016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93" calcext:value-type="float">
            <text:p>93</text:p>
          </table:table-cell>
          <table:table-cell table:style-name="Gnumeric-default" table:number-columns-repeated="2"/>
          <table:table-cell table:style-name="Gnumeric-default" office:value-type="float" office:value="338472908" calcext:value-type="float">
            <text:p>338472908</text:p>
          </table:table-cell>
          <table:table-cell table:style-name="Gnumeric-default" table:formula="of:=[.D97]/([.A97]*[.A97]*[.A97]*LOG([.A97];2))" office:value-type="float" office:value="64.3506861753881" calcext:value-type="float">
            <text:p>64,3506861753881</text:p>
          </table:table-cell>
          <table:table-cell table:style-name="ce2" table:formula="of:=[.D97]/([.A97]*[.A97])" office:value-type="float" office:value="39134.3401549312" calcext:value-type="float">
            <text:p>39134,3401549312</text:p>
          </table:table-cell>
          <table:table-cell table:style-name="Gnumeric-default"/>
          <table:table-cell table:style-name="Gnumeric-default" office:value-type="float" office:value="342807285" calcext:value-type="float">
            <text:p>342807285</text:p>
          </table:table-cell>
          <table:table-cell table:style-name="Gnumeric-default" office:value-type="float" office:value="303886366" calcext:value-type="float">
            <text:p>303886366</text:p>
          </table:table-cell>
          <table:table-cell table:style-name="Gnumeric-default" office:value-type="float" office:value="254865017" calcext:value-type="float">
            <text:p>254865017</text:p>
          </table:table-cell>
          <table:table-cell table:style-name="Gnumeric-default" office:value-type="float" office:value="331237336" calcext:value-type="float">
            <text:p>331237336</text:p>
          </table:table-cell>
          <table:table-cell table:style-name="Gnumeric-default" table:formula="of:=LOG([.H97];10)" office:value-type="float" office:value="8.53505004254428" calcext:value-type="float">
            <text:p>8,5350500425443</text:p>
          </table:table-cell>
          <table:table-cell table:style-name="Gnumeric-default" table:formula="of:=LOG([.I97];10)" office:value-type="float" office:value="8.48271121569761" calcext:value-type="float">
            <text:p>8,4827112156976</text:p>
          </table:table-cell>
          <table:table-cell table:style-name="Gnumeric-default" table:formula="of:=LOG([.J97];10)" office:value-type="float" office:value="8.40631022791136" calcext:value-type="float">
            <text:p>8,4063102279114</text:p>
          </table:table-cell>
          <table:table-cell table:style-name="Gnumeric-default" table:formula="of:=LOG([.K97];10)" office:value-type="float" office:value="8.52013928313972" calcext:value-type="float">
            <text:p>8,5201392831397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94" calcext:value-type="float">
            <text:p>94</text:p>
          </table:table-cell>
          <table:table-cell table:style-name="Gnumeric-default" table:number-columns-repeated="2"/>
          <table:table-cell table:style-name="Gnumeric-default" office:value-type="float" office:value="416322199" calcext:value-type="float">
            <text:p>416322199</text:p>
          </table:table-cell>
          <table:table-cell table:style-name="Gnumeric-default" table:formula="of:=[.D98]/([.A98]*[.A98]*[.A98]*LOG([.A98];2))" office:value-type="float" office:value="76.4716662237956" calcext:value-type="float">
            <text:p>76,4716662237956</text:p>
          </table:table-cell>
          <table:table-cell table:style-name="ce2" table:formula="of:=[.D98]/([.A98]*[.A98])" office:value-type="float" office:value="47116.5911045722" calcext:value-type="float">
            <text:p>47116,5911045722</text:p>
          </table:table-cell>
          <table:table-cell table:style-name="Gnumeric-default"/>
          <table:table-cell table:style-name="Gnumeric-default" office:value-type="float" office:value="402677453" calcext:value-type="float">
            <text:p>402677453</text:p>
          </table:table-cell>
          <table:table-cell table:style-name="Gnumeric-default" office:value-type="float" office:value="740880492" calcext:value-type="float">
            <text:p>740880492</text:p>
          </table:table-cell>
          <table:table-cell table:style-name="Gnumeric-default" office:value-type="float" office:value="214334842" calcext:value-type="float">
            <text:p>214334842</text:p>
          </table:table-cell>
          <table:table-cell table:style-name="Gnumeric-default" office:value-type="float" office:value="212059857" calcext:value-type="float">
            <text:p>212059857</text:p>
          </table:table-cell>
          <table:table-cell table:style-name="Gnumeric-default" table:formula="of:=LOG([.H98];10)" office:value-type="float" office:value="8.60495731296522" calcext:value-type="float">
            <text:p>8,6049573129652</text:p>
          </table:table-cell>
          <table:table-cell table:style-name="Gnumeric-default" table:formula="of:=LOG([.I98];10)" office:value-type="float" office:value="8.86974815959778" calcext:value-type="float">
            <text:p>8,8697481595978</text:p>
          </table:table-cell>
          <table:table-cell table:style-name="Gnumeric-default" table:formula="of:=LOG([.J98];10)" office:value-type="float" office:value="8.33109277514065" calcext:value-type="float">
            <text:p>8,3310927751407</text:p>
          </table:table-cell>
          <table:table-cell table:style-name="Gnumeric-default" table:formula="of:=LOG([.K98];10)" office:value-type="float" office:value="8.32645846421009" calcext:value-type="float">
            <text:p>8,3264584642101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95" calcext:value-type="float">
            <text:p>95</text:p>
          </table:table-cell>
          <table:table-cell table:style-name="Gnumeric-default" table:number-columns-repeated="2"/>
          <table:table-cell table:style-name="Gnumeric-default" office:value-type="float" office:value="581353594" calcext:value-type="float">
            <text:p>581353594</text:p>
          </table:table-cell>
          <table:table-cell table:style-name="Gnumeric-default" table:formula="of:=[.D99]/([.A99]*[.A99]*[.A99]*LOG([.A99];2))" office:value-type="float" office:value="103.208085266925" calcext:value-type="float">
            <text:p>103,208085266925</text:p>
          </table:table-cell>
          <table:table-cell table:style-name="ce2" table:formula="of:=[.D99]/([.A99]*[.A99])" office:value-type="float" office:value="64415.9106925208" calcext:value-type="float">
            <text:p>64415,9106925208</text:p>
          </table:table-cell>
          <table:table-cell table:style-name="Gnumeric-default"/>
          <table:table-cell table:style-name="Gnumeric-default" office:value-type="float" office:value="429604250" calcext:value-type="float">
            <text:p>429604250</text:p>
          </table:table-cell>
          <table:table-cell table:style-name="Gnumeric-default" office:value-type="float" office:value="511413019" calcext:value-type="float">
            <text:p>511413019</text:p>
          </table:table-cell>
          <table:table-cell table:style-name="Gnumeric-default" office:value-type="float" office:value="237876372" calcext:value-type="float">
            <text:p>237876372</text:p>
          </table:table-cell>
          <table:table-cell table:style-name="Gnumeric-default" office:value-type="float" office:value="211908885" calcext:value-type="float">
            <text:p>211908885</text:p>
          </table:table-cell>
          <table:table-cell table:style-name="Gnumeric-default" table:formula="of:=LOG([.H99];10)" office:value-type="float" office:value="8.6330685691124" calcext:value-type="float">
            <text:p>8,6330685691124</text:p>
          </table:table-cell>
          <table:table-cell table:style-name="Gnumeric-default" table:formula="of:=LOG([.I99];10)" office:value-type="float" office:value="8.70877177963066" calcext:value-type="float">
            <text:p>8,7087717796307</text:p>
          </table:table-cell>
          <table:table-cell table:style-name="Gnumeric-default" table:formula="of:=LOG([.J99];10)" office:value-type="float" office:value="8.3763513061834" calcext:value-type="float">
            <text:p>8,3763513061834</text:p>
          </table:table-cell>
          <table:table-cell table:style-name="Gnumeric-default" table:formula="of:=LOG([.K99];10)" office:value-type="float" office:value="8.32614916636429" calcext:value-type="float">
            <text:p>8,3261491663643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96" calcext:value-type="float">
            <text:p>96</text:p>
          </table:table-cell>
          <table:table-cell table:style-name="Gnumeric-default" table:number-columns-repeated="2"/>
          <table:table-cell table:style-name="Gnumeric-default" office:value-type="float" office:value="404477676" calcext:value-type="float">
            <text:p>404477676</text:p>
          </table:table-cell>
          <table:table-cell table:style-name="Gnumeric-default" table:formula="of:=[.D100]/([.A100]*[.A100]*[.A100]*LOG([.A100];2))" office:value-type="float" office:value="69.4268644815484" calcext:value-type="float">
            <text:p>69,4268644815484</text:p>
          </table:table-cell>
          <table:table-cell table:style-name="ce2" table:formula="of:=[.D100]/([.A100]*[.A100])" office:value-type="float" office:value="43888.63671875" calcext:value-type="float">
            <text:p>43888,63671875</text:p>
          </table:table-cell>
          <table:table-cell table:style-name="Gnumeric-default"/>
          <table:table-cell table:style-name="Gnumeric-default" office:value-type="float" office:value="422707354" calcext:value-type="float">
            <text:p>422707354</text:p>
          </table:table-cell>
          <table:table-cell table:style-name="Gnumeric-default" office:value-type="float" office:value="301723958" calcext:value-type="float">
            <text:p>301723958</text:p>
          </table:table-cell>
          <table:table-cell table:style-name="Gnumeric-default" office:value-type="float" office:value="215352780" calcext:value-type="float">
            <text:p>215352780</text:p>
          </table:table-cell>
          <table:table-cell table:style-name="Gnumeric-default" office:value-type="float" office:value="189831990" calcext:value-type="float">
            <text:p>189831990</text:p>
          </table:table-cell>
          <table:table-cell table:style-name="Gnumeric-default" table:formula="of:=LOG([.H100];10)" office:value-type="float" office:value="8.6260398034804" calcext:value-type="float">
            <text:p>8,6260398034804</text:p>
          </table:table-cell>
          <table:table-cell table:style-name="Gnumeric-default" table:formula="of:=LOG([.I100];10)" office:value-type="float" office:value="8.47960979613487" calcext:value-type="float">
            <text:p>8,4796097961349</text:p>
          </table:table-cell>
          <table:table-cell table:style-name="Gnumeric-default" table:formula="of:=LOG([.J100];10)" office:value-type="float" office:value="8.33315048246438" calcext:value-type="float">
            <text:p>8,3331504824644</text:p>
          </table:table-cell>
          <table:table-cell table:style-name="Gnumeric-default" table:formula="of:=LOG([.K100];10)" office:value-type="float" office:value="8.27836940045058" calcext:value-type="float">
            <text:p>8,2783694004506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97" calcext:value-type="float">
            <text:p>97</text:p>
          </table:table-cell>
          <table:table-cell table:style-name="Gnumeric-default" table:number-columns-repeated="2"/>
          <table:table-cell table:style-name="Gnumeric-default" office:value-type="float" office:value="412672805" calcext:value-type="float">
            <text:p>412672805</text:p>
          </table:table-cell>
          <table:table-cell table:style-name="Gnumeric-default" table:formula="of:=[.D101]/([.A101]*[.A101]*[.A101]*LOG([.A101];2))" office:value-type="float" office:value="68.5097601117796" calcext:value-type="float">
            <text:p>68,5097601117796</text:p>
          </table:table-cell>
          <table:table-cell table:style-name="ce2" table:formula="of:=[.D101]/([.A101]*[.A101])" office:value-type="float" office:value="43859.3692209587" calcext:value-type="float">
            <text:p>43859,3692209587</text:p>
          </table:table-cell>
          <table:table-cell table:style-name="Gnumeric-default"/>
          <table:table-cell table:style-name="Gnumeric-default" office:value-type="float" office:value="428064083" calcext:value-type="float">
            <text:p>428064083</text:p>
          </table:table-cell>
          <table:table-cell table:style-name="Gnumeric-default" office:value-type="float" office:value="225049474" calcext:value-type="float">
            <text:p>225049474</text:p>
          </table:table-cell>
          <table:table-cell table:style-name="Gnumeric-default" office:value-type="float" office:value="192050427" calcext:value-type="float">
            <text:p>192050427</text:p>
          </table:table-cell>
          <table:table-cell table:style-name="Gnumeric-default" office:value-type="float" office:value="140127763" calcext:value-type="float">
            <text:p>140127763</text:p>
          </table:table-cell>
          <table:table-cell table:style-name="Gnumeric-default" table:formula="of:=LOG([.H101];10)" office:value-type="float" office:value="8.63150878959723" calcext:value-type="float">
            <text:p>8,6315087895972</text:p>
          </table:table-cell>
          <table:table-cell table:style-name="Gnumeric-default" table:formula="of:=LOG([.I101];10)" office:value-type="float" office:value="8.35227800221489" calcext:value-type="float">
            <text:p>8,3522780022149</text:p>
          </table:table-cell>
          <table:table-cell table:style-name="Gnumeric-default" table:formula="of:=LOG([.J101];10)" office:value-type="float" office:value="8.2834152771015" calcext:value-type="float">
            <text:p>8,2834152771015</text:p>
          </table:table-cell>
          <table:table-cell table:style-name="Gnumeric-default" table:formula="of:=LOG([.K101];10)" office:value-type="float" office:value="8.14652418898446" calcext:value-type="float">
            <text:p>8,1465241889845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98" calcext:value-type="float">
            <text:p>98</text:p>
          </table:table-cell>
          <table:table-cell table:style-name="Gnumeric-default" table:number-columns-repeated="2"/>
          <table:table-cell table:style-name="Gnumeric-default" office:value-type="float" office:value="407472239" calcext:value-type="float">
            <text:p>407472239</text:p>
          </table:table-cell>
          <table:table-cell table:style-name="Gnumeric-default" table:formula="of:=[.D102]/([.A102]*[.A102]*[.A102]*LOG([.A102];2))" office:value-type="float" office:value="65.4499019246982" calcext:value-type="float">
            <text:p>65,4499019246982</text:p>
          </table:table-cell>
          <table:table-cell table:style-name="ce2" table:formula="of:=[.D102]/([.A102]*[.A102])" office:value-type="float" office:value="42427.3468346522" calcext:value-type="float">
            <text:p>42427,3468346522</text:p>
          </table:table-cell>
          <table:table-cell table:style-name="Gnumeric-default"/>
          <table:table-cell table:style-name="Gnumeric-default" office:value-type="float" office:value="441717883" calcext:value-type="float">
            <text:p>441717883</text:p>
          </table:table-cell>
          <table:table-cell table:style-name="Gnumeric-default" office:value-type="float" office:value="429410995" calcext:value-type="float">
            <text:p>429410995</text:p>
          </table:table-cell>
          <table:table-cell table:style-name="Gnumeric-default" office:value-type="float" office:value="149572154" calcext:value-type="float">
            <text:p>149572154</text:p>
          </table:table-cell>
          <table:table-cell table:style-name="Gnumeric-default" office:value-type="float" office:value="209886316" calcext:value-type="float">
            <text:p>209886316</text:p>
          </table:table-cell>
          <table:table-cell table:style-name="Gnumeric-default" table:formula="of:=LOG([.H102];10)" office:value-type="float" office:value="8.64514498207706" calcext:value-type="float">
            <text:p>8,6451449820771</text:p>
          </table:table-cell>
          <table:table-cell table:style-name="Gnumeric-default" table:formula="of:=LOG([.I102];10)" office:value-type="float" office:value="8.6328731602835" calcext:value-type="float">
            <text:p>8,6328731602835</text:p>
          </table:table-cell>
          <table:table-cell table:style-name="Gnumeric-default" table:formula="of:=LOG([.J102];10)" office:value-type="float" office:value="8.17485074800845" calcext:value-type="float">
            <text:p>8,1748507480085</text:p>
          </table:table-cell>
          <table:table-cell table:style-name="Gnumeric-default" table:formula="of:=LOG([.K102];10)" office:value-type="float" office:value="8.32198412472144" calcext:value-type="float">
            <text:p>8,3219841247214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99" calcext:value-type="float">
            <text:p>99</text:p>
          </table:table-cell>
          <table:table-cell table:style-name="Gnumeric-default" table:number-columns-repeated="2"/>
          <table:table-cell table:style-name="Gnumeric-default" office:value-type="float" office:value="375527506" calcext:value-type="float">
            <text:p>375527506</text:p>
          </table:table-cell>
          <table:table-cell table:style-name="Gnumeric-default" table:formula="of:=[.D103]/([.A103]*[.A103]*[.A103]*LOG([.A103];2))" office:value-type="float" office:value="58.3800936149363" calcext:value-type="float">
            <text:p>58,3800936149363</text:p>
          </table:table-cell>
          <table:table-cell table:style-name="ce2" table:formula="of:=[.D103]/([.A103]*[.A103])" office:value-type="float" office:value="38315.2235486175" calcext:value-type="float">
            <text:p>38315,2235486175</text:p>
          </table:table-cell>
          <table:table-cell table:style-name="Gnumeric-default"/>
          <table:table-cell table:style-name="Gnumeric-default" office:value-type="float" office:value="434931543" calcext:value-type="float">
            <text:p>434931543</text:p>
          </table:table-cell>
          <table:table-cell table:style-name="Gnumeric-default" office:value-type="float" office:value="119915223" calcext:value-type="float">
            <text:p>119915223</text:p>
          </table:table-cell>
          <table:table-cell table:style-name="Gnumeric-default" office:value-type="float" office:value="373360460" calcext:value-type="float">
            <text:p>373360460</text:p>
          </table:table-cell>
          <table:table-cell table:style-name="Gnumeric-default" office:value-type="float" office:value="290861039" calcext:value-type="float">
            <text:p>290861039</text:p>
          </table:table-cell>
          <table:table-cell table:style-name="Gnumeric-default" table:formula="of:=LOG([.H103];10)" office:value-type="float" office:value="8.63842090560527" calcext:value-type="float">
            <text:p>8,6384209056053</text:p>
          </table:table-cell>
          <table:table-cell table:style-name="Gnumeric-default" table:formula="of:=LOG([.I103];10)" office:value-type="float" office:value="8.07887431942276" calcext:value-type="float">
            <text:p>8,0788743194228</text:p>
          </table:table-cell>
          <table:table-cell table:style-name="Gnumeric-default" table:formula="of:=LOG([.J103];10)" office:value-type="float" office:value="8.57212832295139" calcext:value-type="float">
            <text:p>8,5721283229514</text:p>
          </table:table-cell>
          <table:table-cell table:style-name="Gnumeric-default" table:formula="of:=LOG([.K103];10)" office:value-type="float" office:value="8.46368555115246" calcext:value-type="float">
            <text:p>8,4636855511525</text:p>
          </table:table-cell>
          <table:table-cell table:style-name="Gnumeric-default" table:number-columns-repeated="241"/>
        </table:table-row>
        <table:table-row table:style-name="ro1">
          <table:table-cell table:style-name="Gnumeric-default" office:value-type="float" office:value="100" calcext:value-type="float">
            <text:p>100</text:p>
          </table:table-cell>
          <table:table-cell table:style-name="Gnumeric-default" table:number-columns-repeated="2"/>
          <table:table-cell table:style-name="Gnumeric-default" office:value-type="float" office:value="609013681" calcext:value-type="float">
            <text:p>609013681</text:p>
          </table:table-cell>
          <table:table-cell table:style-name="Gnumeric-default" table:formula="of:=[.D104]/([.A104]*[.A104]*[.A104]*LOG([.A104];2))" office:value-type="float" office:value="91.6656928753676" calcext:value-type="float">
            <text:p>91,6656928753676</text:p>
          </table:table-cell>
          <table:table-cell table:style-name="ce2" table:formula="of:=[.D104]/([.A104]*[.A104])" office:value-type="float" office:value="60901.3681" calcext:value-type="float">
            <text:p>60901,3681</text:p>
          </table:table-cell>
          <table:table-cell table:style-name="Gnumeric-default"/>
          <table:table-cell table:style-name="Gnumeric-default" office:value-type="float" office:value="668155584" calcext:value-type="float">
            <text:p>668155584</text:p>
          </table:table-cell>
          <table:table-cell table:style-name="Gnumeric-default" office:value-type="float" office:value="288397595" calcext:value-type="float">
            <text:p>288397595</text:p>
          </table:table-cell>
          <table:table-cell table:style-name="Gnumeric-default" office:value-type="float" office:value="375558606" calcext:value-type="float">
            <text:p>375558606</text:p>
          </table:table-cell>
          <table:table-cell table:style-name="Gnumeric-default" office:value-type="float" office:value="257466374" calcext:value-type="float">
            <text:p>257466374</text:p>
          </table:table-cell>
          <table:table-cell table:style-name="Gnumeric-default" table:formula="of:=LOG([.H104];10)" office:value-type="float" office:value="8.82487760230355" calcext:value-type="float">
            <text:p>8,8248776023036</text:p>
          </table:table-cell>
          <table:table-cell table:style-name="Gnumeric-default" table:formula="of:=LOG([.I104];10)" office:value-type="float" office:value="8.45999163440182" calcext:value-type="float">
            <text:p>8,4599916344018</text:p>
          </table:table-cell>
          <table:table-cell table:style-name="Gnumeric-default" table:formula="of:=LOG([.J104];10)" office:value-type="float" office:value="8.57467771837451" calcext:value-type="float">
            <text:p>8,5746777183745</text:p>
          </table:table-cell>
          <table:table-cell table:style-name="Gnumeric-default" table:formula="of:=LOG([.K104];10)" office:value-type="float" office:value="8.41072051671761" calcext:value-type="float">
            <text:p>8,4107205167176</text:p>
          </table:table-cell>
          <table:table-cell table:style-name="Gnumeric-default" table:number-columns-repeated="241"/>
        </table:table-row>
        <table:table-row table:style-name="ro1">
          <table:table-cell table:number-columns-repeated="3"/>
          <table:table-cell table:style-name="ce1"/>
          <table:table-cell table:number-columns-repeated="252"/>
        </table:table-row>
        <table:table-row table:style-name="ro2" table:number-rows-repeated="65430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'mediciones_grasp.xls'.$A$1" table:expression="#REF!"/>
          <table:named-expression table:name="Sheet_Title" table:base-cell-address="$'mediciones_grasp.xls'.$A$1" table:expression="&quot;mediciones_grasp.xls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style:print="annotations charts drawings objects"/>
      <style:header-style>
        <style:header-footer-properties fo:min-height="1.693cm" fo:margin-left="0cm" fo:margin-right="0cm" fo:margin-bottom="0cm" fo:border="none" fo:padding="0cm" style:shadow="none"/>
      </style:header-style>
      <style:footer-style>
        <style:header-footer-properties fo:min-height="1.693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/00/0000</text:date>, <text:time style:data-style-name="N2" text:time-value="17:55:26.430442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ediciones_5f_grasp.xls" style:display-name="mediciones_grasp.xls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3T18:43:41.517260363</dc:date>
    <meta:creation-date>2014-07-23T20:46:07Z</meta:creation-date>
    <meta:generator>LibreOffice/4.2.4.2$Linux_X86_64 LibreOffice_project/420m0$Build-2</meta:generator>
    <meta:editing-duration>PT9M18S</meta:editing-duration>
    <meta:editing-cycles>3</meta:editing-cycles>
    <dc:title>Tables</dc:title>
    <meta:document-statistic meta:table-count="1" meta:cell-count="1200" meta:object-count="0"/>
  </office:meta>
</office:document-meta>
</file>